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style:protect="position size"/>
    </style:style>
    <style:style style:name="gr3" style:family="graphic" style:parent-style-name="standard">
      <style:graphic-properties svg:stroke-color="#000000" draw:fill="solid" draw:fill-color="#cccccc" draw:textarea-vertical-align="middle"/>
    </style:style>
    <style:style style:name="gr4" style:family="graphic" style:parent-style-name="standard">
      <style:graphic-properties svg:stroke-color="#000000" draw:fill="solid" draw:fill-color="#cccccc" draw:textarea-vertical-align="middle" style:protect="position size"/>
    </style:style>
    <style:style style:name="pr1" style:family="presentation" style:parent-style-name="Base_25_20Template1-subtitle">
      <style:graphic-properties draw:fill-color="#ffffff" draw:auto-grow-height="false" fo:min-height="13.86cm" style:protect="position size"/>
    </style:style>
    <style:style style:name="pr2" style:family="presentation" style:parent-style-name="Base_25_20Template1-notes">
      <style:graphic-properties draw:fill-color="#ffffff" fo:min-height="13.36cm"/>
    </style:style>
    <style:style style:name="pr3" style:family="presentation" style:parent-style-name="Base_25_20Template1-title">
      <style:graphic-properties draw:auto-grow-height="false" fo:min-height="3.506cm" style:protect="position size"/>
    </style:style>
    <style:style style:name="pr4" style:family="presentation" style:parent-style-name="Base_25_20Template1-outline1" style:list-style-name="L2">
      <style:graphic-properties draw:auto-grow-height="false" fo:min-height="13.859cm" style:protect="position size"/>
    </style:style>
    <style:style style:name="pr5" style:family="presentation" style:parent-style-name="Base_25_20Template1-notes">
      <style:graphic-properties draw:fill-color="#ffffff" draw:auto-grow-height="false" fo:min-height="13.36cm" style:protect="position size"/>
    </style:style>
    <style:style style:name="pr6" style:family="presentation" style:parent-style-name="Base_25_20Template1-outline1" style:list-style-name="L2">
      <style:graphic-properties draw:auto-grow-height="false" fo:min-height="13.859cm" style:protect="position size"/>
    </style:style>
    <style:style style:name="pr7" style:family="presentation" style:parent-style-name="Base_25_20Template1-outline1" style:list-style-name="L2">
      <style:graphic-properties draw:auto-grow-height="false" fo:min-height="13.859cm" style:protect="position size"/>
    </style:style>
    <style:style style:name="pr8" style:family="presentation" style:parent-style-name="Base_25_20Template1-outline1" style:list-style-name="L2">
      <style:graphic-properties draw:auto-grow-height="false" fo:min-height="13.859cm" style:protect="position size"/>
    </style:style>
    <style:style style:name="pr9" style:family="presentation" style:parent-style-name="Base_25_20Template1-outline1" style:list-style-name="L2">
      <style:graphic-properties draw:auto-grow-height="false" fo:min-height="13.859cm" style:protect="position size"/>
    </style:style>
    <style:style style:name="pr10" style:family="presentation" style:parent-style-name="Base_25_20Template1-outline1" style:list-style-name="L2">
      <style:graphic-properties draw:auto-grow-height="false" fo:min-height="13.859cm" style:protect="position size"/>
    </style:style>
    <style:style style:name="pr11" style:family="presentation" style:parent-style-name="Base_25_20Template1-outline1" style:list-style-name="L2">
      <style:graphic-properties draw:auto-grow-height="false" fo:min-height="13.859cm" style:protect="position size"/>
    </style:style>
    <style:style style:name="pr12" style:family="presentation" style:parent-style-name="Base_25_20Template1-outline1" style:list-style-name="L2">
      <style:graphic-properties draw:auto-grow-height="false" fo:min-height="13.859cm" style:protect="position size"/>
    </style:style>
    <style:style style:name="pr13" style:family="presentation" style:parent-style-name="Base_25_20Template1-outline1" style:list-style-name="L2">
      <style:graphic-properties draw:auto-grow-height="false" fo:min-height="13.859cm" style:protect="position size"/>
    </style:style>
    <style:style style:name="pr14" style:family="presentation" style:parent-style-name="Base_25_20Template1-outline1" style:list-style-name="L2">
      <style:graphic-properties draw:auto-grow-height="false" fo:min-height="13.859cm" style:protect="position size"/>
    </style:style>
    <style:style style:name="pr15" style:family="presentation" style:parent-style-name="Base_25_20Template1-outline1" style:list-style-name="L2">
      <style:graphic-properties draw:auto-grow-height="false" fo:min-height="13.859cm" style:protect="position size"/>
    </style:style>
    <style:style style:name="pr16" style:family="presentation" style:parent-style-name="Base_25_20Template1-outline1" style:list-style-name="L2">
      <style:graphic-properties draw:auto-grow-height="false" fo:min-height="13.859cm" style:protect="position size"/>
    </style:style>
    <style:style style:name="pr17" style:family="presentation" style:parent-style-name="Base_25_20Template1-outline1" style:list-style-name="L2">
      <style:graphic-properties draw:auto-grow-height="false" fo:min-height="13.859cm" style:protect="position size"/>
    </style:style>
    <style:style style:name="pr18" style:family="presentation" style:parent-style-name="Base_25_20Template1-outline1" style:list-style-name="L2">
      <style:graphic-properties draw:auto-grow-height="false" fo:min-height="13.859cm" style:protect="position size"/>
    </style:style>
    <style:style style:name="pr19" style:family="presentation" style:parent-style-name="Base_25_20Template1-outline1" style:list-style-name="L2">
      <style:graphic-properties draw:auto-grow-height="false" fo:min-height="13.859cm" style:protect="position size"/>
    </style:style>
    <style:style style:name="pr20" style:family="presentation" style:parent-style-name="Base_25_20Template1-outline1" style:list-style-name="L2">
      <style:graphic-properties draw:auto-grow-height="false" fo:min-height="13.859cm" style:protect="position size"/>
    </style:style>
    <style:style style:name="pr21" style:family="presentation" style:parent-style-name="Base_25_20Template1-outline1" style:list-style-name="L2">
      <style:graphic-properties draw:auto-grow-height="false" fo:min-height="13.859cm" style:protect="position size"/>
    </style:style>
    <style:style style:name="pr22" style:family="presentation" style:parent-style-name="Base_25_20Template1-outline1" style:list-style-name="L2">
      <style:graphic-properties draw:auto-grow-height="false" fo:min-height="13.859cm" style:protect="position size"/>
    </style:style>
    <style:style style:name="pr23" style:family="presentation" style:parent-style-name="Base_25_20Template1-outline1" style:list-style-name="L2">
      <style:graphic-properties draw:auto-grow-height="false" fo:min-height="13.859cm" style:protect="position size"/>
    </style:style>
    <style:style style:name="pr24" style:family="presentation" style:parent-style-name="Base_25_20Template1-outline1" style:list-style-name="L2">
      <style:graphic-properties draw:auto-grow-height="false" fo:min-height="13.859cm" style:protect="position size"/>
    </style:style>
    <style:style style:name="pr25" style:family="presentation" style:parent-style-name="Base_25_20Template1-outline1" style:list-style-name="L2">
      <style:graphic-properties draw:auto-grow-height="false" fo:min-height="13.859cm" style:protect="position size"/>
    </style:style>
    <style:style style:name="pr26" style:family="presentation" style:parent-style-name="Base_25_20Template1-outline1" style:list-style-name="L2">
      <style:graphic-properties draw:auto-grow-height="false" fo:min-height="13.859cm" style:protect="position size"/>
    </style:style>
    <style:style style:name="pr27" style:family="presentation" style:parent-style-name="Base_25_20Template1-outline1" style:list-style-name="L2">
      <style:graphic-properties draw:auto-grow-height="false" fo:min-height="13.859cm" style:protect="position size"/>
    </style:style>
    <style:style style:name="pr28" style:family="presentation" style:parent-style-name="Base_25_20Template1-outline1" style:list-style-name="L2">
      <style:graphic-properties draw:auto-grow-height="false" fo:min-height="13.859cm" style:protect="position size"/>
    </style:style>
    <style:style style:name="pr29" style:family="presentation" style:parent-style-name="Base_25_20Template1-outline1" style:list-style-name="L2">
      <style:graphic-properties draw:auto-grow-height="false" fo:min-height="13.859cm" style:protect="position size"/>
    </style:style>
    <style:style style:name="pr30" style:family="presentation" style:parent-style-name="Base_25_20Template1-outline1" style:list-style-name="L2">
      <style:graphic-properties draw:auto-grow-height="false" fo:min-height="13.859cm" style:protect="position size"/>
    </style:style>
    <style:style style:name="pr31" style:family="presentation" style:parent-style-name="Base_25_20Template1-outline1" style:list-style-name="L2">
      <style:graphic-properties draw:auto-grow-height="false" fo:min-height="13.859cm" style:protect="position size"/>
    </style:style>
    <style:style style:name="pr32" style:family="presentation" style:parent-style-name="Base_25_20Template1-outline1" style:list-style-name="L2">
      <style:graphic-properties draw:auto-grow-height="false" fo:min-height="13.859cm" style:protect="position size"/>
    </style:style>
    <style:style style:name="pr33" style:family="presentation" style:parent-style-name="Base_25_20Template1-outline1" style:list-style-name="L2">
      <style:graphic-properties draw:auto-grow-height="false" fo:min-height="13.859cm" style:protect="position size"/>
    </style:style>
    <style:style style:name="pr34" style:family="presentation" style:parent-style-name="Base_25_20Template1-outline1" style:list-style-name="L2">
      <style:graphic-properties draw:auto-grow-height="false" fo:min-height="13.859cm" style:protect="position size"/>
    </style:style>
    <style:style style:name="pr35" style:family="presentation" style:parent-style-name="Base_25_20Template1-outline1" style:list-style-name="L2">
      <style:graphic-properties draw:auto-grow-height="false" fo:min-height="13.859cm" style:protect="position size"/>
    </style:style>
    <style:style style:name="pr36" style:family="presentation" style:parent-style-name="Base_25_20Template1-outline1" style:list-style-name="L2">
      <style:graphic-properties draw:auto-grow-height="false" fo:min-height="13.859cm" style:protect="position size"/>
    </style:style>
    <style:style style:name="pr37" style:family="presentation" style:parent-style-name="Base_25_20Template1-outline1" style:list-style-name="L2">
      <style:graphic-properties draw:auto-grow-height="false" fo:min-height="13.859cm" style:protect="position size"/>
    </style:style>
    <style:style style:name="pr38" style:family="presentation" style:parent-style-name="Base_25_20Template1-outline1" style:list-style-name="L2">
      <style:graphic-properties draw:auto-grow-height="false" fo:min-height="13.859cm" style:protect="position size"/>
    </style:style>
    <style:style style:name="pr39" style:family="presentation" style:parent-style-name="Base_25_20Template1-outline1" style:list-style-name="L2">
      <style:graphic-properties draw:auto-grow-height="false" fo:min-height="13.859cm" style:protect="position size"/>
    </style:style>
    <style:style style:name="P1" style:family="paragraph">
      <style:text-properties fo:font-family="Verdana" style:font-family-generic="swiss" style:font-pitch="variable" fo:font-size="44pt" style:font-size-asian="44pt" style:font-size-complex="44pt"/>
    </style:style>
    <style:style style:name="P2" style:family="paragraph">
      <style:text-properties fo:font-family="Verdana" style:font-family-generic="swiss" style:font-pitch="variable"/>
    </style:style>
    <style:style style:name="P3" style:family="paragraph">
      <style:paragraph-properties>
        <style:tab-stops/>
      </style:paragraph-properties>
    </style:style>
    <style:style style:name="P4" style:family="paragraph">
      <style:paragraph-properties>
        <style:tab-stops/>
      </style:paragraph-properties>
      <style:text-properties fo:font-family="Verdana" style:font-family-generic="swiss" style:font-pitch="variable"/>
    </style:style>
    <style:style style:name="P5" style:family="paragraph">
      <style:text-properties fo:font-size="20pt"/>
    </style:style>
    <style:style style:name="P6" style:family="paragraph">
      <style:paragraph-properties>
        <style:tab-stops/>
      </style:paragraph-properties>
      <style:text-properties fo:font-family="Verdana" style:font-family-generic="swiss" style:font-pitch="variable" fo:font-size="24pt" style:font-size-asian="24pt" style:font-size-complex="24pt"/>
    </style:style>
    <style:style style:name="P7" style:family="paragraph">
      <style:paragraph-properties fo:text-align="start"/>
      <style:text-properties fo:color="#000000" fo:font-family="'Courier New'" style:font-family-generic="modern" style:font-pitch="variable" fo:font-size="20pt" style:font-family-asian="Monaco" style:font-family-generic-asian="modern" style:font-pitch-asian="fixed" style:font-size-asian="20pt" style:font-family-complex="Monaco" style:font-family-generic-complex="modern" style:font-pitch-complex="fixed" style:font-size-complex="20pt"/>
    </style:style>
    <style:style style:name="P8" style:family="paragraph">
      <style:paragraph-properties fo:margin-top="0cm" fo:margin-bottom="5.74cm">
        <style:tab-stops/>
      </style:paragraph-properties>
    </style:style>
    <style:style style:name="P9" style:family="paragraph">
      <style:paragraph-properties fo:margin-top="0cm" fo:margin-bottom="5.74cm">
        <style:tab-stops/>
      </style:paragraph-properties>
      <style:text-properties fo:font-family="Verdana" style:font-family-generic="swiss" style:font-pitch="variable" fo:font-size="24pt" style:font-size-asian="24pt" style:font-size-complex="24pt"/>
    </style:style>
    <style:style style:name="P10" style:family="paragraph">
      <style:paragraph-properties fo:margin-top="0cm" fo:margin-bottom="0cm">
        <style:tab-stops/>
      </style:paragraph-properties>
    </style:style>
    <style:style style:name="P11" style:family="paragraph">
      <style:paragraph-properties fo:text-align="start"/>
    </style:style>
    <style:style style:name="P12" style:family="paragraph">
      <style:paragraph-properties fo:text-align="start"/>
      <style:text-properties fo:font-family="'Courier New'" style:font-family-generic="modern" style:font-pitch="variable" fo:font-size="10pt" style:font-size-asian="10pt" style:font-size-complex="10pt"/>
    </style:style>
    <style:style style:name="P13" style:family="paragraph">
      <style:paragraph-properties fo:margin-top="0cm" fo:margin-bottom="5.74cm">
        <style:tab-stops/>
      </style:paragraph-properties>
      <style:text-properties fo:font-family="Verdana" style:font-family-generic="swiss" style:font-pitch="variable"/>
    </style:style>
    <style:style style:name="P14" style:family="paragraph">
      <style:paragraph-properties fo:margin-top="0cm" fo:margin-bottom="0cm">
        <style:tab-stops/>
      </style:paragraph-properties>
      <style:text-properties fo:font-family="Verdana" style:font-family-generic="swiss" style:font-pitch="variable" fo:font-size="24pt" style:font-size-asian="24pt" style:font-size-complex="24pt"/>
    </style:style>
    <style:style style:name="P15" style:family="paragraph">
      <style:paragraph-properties fo:text-align="start"/>
      <style:text-properties fo:color="#000000" fo:font-family="'Courier New'" style:font-family-generic="modern" style:font-pitch="variable" fo:font-size="10pt" style:font-size-asian="10pt" style:font-size-complex="10pt"/>
    </style:style>
    <style:style style:name="P16" style:family="paragraph">
      <style:paragraph-properties fo:margin-top="0cm" fo:margin-bottom="4.013cm">
        <style:tab-stops/>
      </style:paragraph-properties>
    </style:style>
    <style:style style:name="P17" style:family="paragraph">
      <style:paragraph-properties fo:text-align="start"/>
      <style:text-properties fo:font-family="'Courier New'" style:font-family-generic="modern" style:font-pitch="variable" fo:font-size="10pt" style:font-family-asian="Monaco" style:font-family-generic-asian="modern" style:font-pitch-asian="fixed" style:font-size-asian="10pt" style:font-family-complex="Monaco" style:font-family-generic-complex="modern" style:font-pitch-complex="fixed" style:font-size-complex="10pt"/>
    </style:style>
    <style:style style:name="P18" style:family="paragraph">
      <style:paragraph-properties fo:margin-top="0cm" fo:margin-bottom="2.083cm">
        <style:tab-stops/>
      </style:paragraph-properties>
      <style:text-properties fo:font-family="Verdana" style:font-family-generic="swiss" style:font-pitch="variable" fo:font-size="24pt" style:font-size-asian="24pt" style:font-size-complex="24pt"/>
    </style:style>
    <style:style style:name="P19" style:family="paragraph">
      <style:paragraph-properties fo:margin-top="0cm" fo:margin-bottom="0.102cm">
        <style:tab-stops/>
      </style:paragraph-properties>
    </style:style>
    <style:style style:name="P20" style:family="paragraph">
      <style:paragraph-properties fo:margin-top="0cm" fo:margin-bottom="0.102cm">
        <style:tab-stops/>
      </style:paragraph-properties>
      <style:text-properties fo:font-family="Verdana" style:font-family-generic="swiss" style:font-pitch="variable" fo:font-size="24pt" style:font-size-asian="24pt" style:font-size-complex="24pt"/>
    </style:style>
    <style:style style:name="P21" style:family="paragraph">
      <style:paragraph-properties fo:text-align="start"/>
      <style:text-properties fo:font-family="'Courier New'" style:font-family-generic="modern" style:font-pitch="variable" fo:font-size="20pt" style:text-underline-style="none" style:font-family-asian="Monaco" style:font-family-generic-asian="modern" style:font-pitch-asian="fixed" style:font-size-asian="20pt" style:font-family-complex="Monaco" style:font-family-generic-complex="modern" style:font-pitch-complex="fixed" style:font-size-complex="20pt"/>
    </style:style>
    <style:style style:name="P22" style:family="paragraph">
      <style:paragraph-properties fo:margin-top="0cm" fo:margin-bottom="6.807cm">
        <style:tab-stops/>
      </style:paragraph-properties>
    </style:style>
    <style:style style:name="P23" style:family="paragraph">
      <style:paragraph-properties fo:margin-top="0cm" fo:margin-bottom="5.334cm">
        <style:tab-stops/>
      </style:paragraph-properties>
      <style:text-properties fo:font-family="Verdana" style:font-family-generic="swiss" style:font-pitch="variable" fo:font-size="24pt" style:font-size-asian="24pt" style:font-size-complex="24pt"/>
    </style:style>
    <style:style style:name="P24" style:family="paragraph">
      <style:paragraph-properties fo:text-align="start"/>
      <style:text-properties fo:color="#000000" fo:font-family="'Courier New'" style:font-family-generic="modern" style:font-pitch="variable" fo:font-size="10pt"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P25" style:family="paragraph">
      <style:paragraph-properties fo:margin-top="0cm" fo:margin-bottom="1.27cm"/>
    </style:style>
    <style:style style:name="P26"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7" style:family="paragraph">
      <style:paragraph-properties fo:text-align="center">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Menlo-Regular" fo:font-size="16pt" style:font-family-asian="Menlo-Regular" style:font-size-asian="16pt" style:font-family-complex="Menlo-Regular" style:font-size-complex="16pt"/>
    </style:style>
    <style:style style:name="P28" style:family="paragraph">
      <style:paragraph-properties fo:text-align="start"/>
      <style:text-properties fo:font-family="'Courier New'" style:font-family-generic="modern" style:font-pitch="variable" fo:font-size="20pt" style:font-size-asian="20pt" style:font-size-complex="20pt"/>
    </style:style>
    <style:style style:name="P29" style:family="paragraph">
      <style:paragraph-properties fo:margin-top="0cm" fo:margin-bottom="2.235cm">
        <style:tab-stops/>
      </style:paragraph-properties>
    </style:style>
    <style:style style:name="P30" style:family="paragraph">
      <style:paragraph-properties fo:margin-top="0cm" fo:margin-bottom="2.235cm">
        <style:tab-stops/>
      </style:paragraph-properties>
      <style:text-properties fo:font-family="Verdana" style:font-family-generic="swiss" style:font-pitch="variable" fo:font-size="24pt" style:font-size-asian="24pt" style:font-size-complex="24pt"/>
    </style:style>
    <style:style style:name="P31" style:family="paragraph">
      <style:paragraph-properties fo:margin-top="0cm" fo:margin-bottom="3.988cm">
        <style:tab-stops/>
      </style:paragraph-properties>
    </style:style>
    <style:style style:name="P32" style:family="paragraph">
      <style:paragraph-properties fo:margin-top="0cm" fo:margin-bottom="1.753cm">
        <style:tab-stops/>
      </style:paragraph-properties>
    </style:style>
    <style:style style:name="P33" style:family="paragraph">
      <style:paragraph-properties fo:margin-top="0cm" fo:margin-bottom="3.988cm">
        <style:tab-stops/>
      </style:paragraph-properties>
      <style:text-properties fo:font-family="Verdana" style:font-family-generic="swiss" style:font-pitch="variable" fo:font-size="24pt" style:font-size-asian="24pt" style:font-size-complex="24pt"/>
    </style:style>
    <style:style style:name="P34" style:family="paragraph">
      <style:paragraph-properties fo:text-align="start"/>
      <style:text-properties fo:font-family="'Courier New'" style:font-family-generic="modern" style:font-pitch="variable" fo:font-size="14pt" style:font-size-asian="14pt" style:font-size-complex="14pt"/>
    </style:style>
    <style:style style:name="T1" style:family="text">
      <style:text-properties fo:font-family="Verdana" style:font-family-generic="swiss" style:font-pitch="variable" fo:font-size="44pt" style:font-size-asian="44pt" style:font-size-complex="44pt"/>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13.6000003814697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14pt"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0" style:family="text">
      <style:text-properties fo:color="#000000" fo:font-family="'Courier New'" style:font-family-generic="modern" style:font-pitch="variable" fo:font-size="20pt" style:font-family-asian="Monaco" style:font-family-generic-asian="modern" style:font-pitch-asian="fixed" style:font-size-asian="20pt" style:font-family-complex="Monaco" style:font-family-generic-complex="modern" style:font-pitch-complex="fixed" style:font-size-complex="20pt"/>
    </style:style>
    <style:style style:name="T11" style:family="text">
      <style:text-properties fo:color="#0000ff" fo:font-family="'Courier New'" style:font-family-generic="modern" style:font-pitch="variable" fo:font-size="20pt" style:font-family-asian="Monaco" style:font-family-generic-asian="modern" style:font-pitch-asian="fixed" style:font-size-asian="20pt" style:font-family-complex="Monaco" style:font-family-generic-complex="modern" style:font-pitch-complex="fixed" style:font-size-complex="20pt"/>
    </style:style>
    <style:style style:name="T12"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1pt" style:font-style-complex="normal" style:font-weight-complex="normal" style:text-emphasize="none" style:font-relief="none" style:text-overline-style="none" style:text-overline-color="font-color"/>
    </style:style>
    <style:style style:name="T14" style:family="text">
      <style:text-properties fo:font-family="'Courier New'" style:font-family-generic="modern" style:font-pitch="variable" fo:font-size="10pt" style:font-size-asian="10pt" style:font-size-complex="10pt"/>
    </style:style>
    <style:style style:name="T15" style:family="text">
      <style:text-properties fo:color="#0000ff" fo:font-family="'Courier New'" style:font-family-generic="modern" style:font-pitch="variable" fo:font-size="10pt" style:font-size-asian="10pt" style:font-size-complex="10pt"/>
    </style:style>
    <style:style style:name="T16"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Arial" style:font-family-generic-asian="swiss" style:font-pitch-asian="variable" style:font-size-asian="22pt" style:font-style-asian="normal" style:font-weight-asian="normal" style:font-family-complex="Arial" style:font-family-generic-complex="swiss" style:font-pitch-complex="variable" style:font-size-complex="13pt" style:font-style-complex="normal" style:font-weight-complex="normal" style:text-emphasize="none" style:font-relief="none" style:text-overline-style="none" style:text-overline-color="font-color"/>
    </style:style>
    <style:style style:name="T17" style:family="text">
      <style:text-properties fo:color="#000000" fo:font-family="'Courier New'" style:font-family-generic="modern" style:font-pitch="variable" fo:font-size="10pt" style:font-size-asian="10pt" style:font-size-complex="10pt"/>
    </style:style>
    <style:style style:name="T18" style:family="text">
      <style:text-properties fo:font-family="'Courier New'" style:font-family-generic="modern" style:font-pitch="variable" fo:font-size="10pt" style:font-family-asian="Monaco" style:font-family-generic-asian="modern" style:font-pitch-asian="fixed" style:font-size-asian="10pt" style:font-family-complex="Monaco" style:font-family-generic-complex="modern" style:font-pitch-complex="fixed" style:font-size-complex="10pt"/>
    </style:style>
    <style:style style:name="T19" style:family="text">
      <style:text-properties style:text-outline="false" style:text-line-through-style="none" fo:font-family="'Courier New'" style:font-family-generic="modern" style:font-pitch="variable" fo:font-size="20pt" fo:font-style="normal" fo:text-shadow="none" style:text-underline-style="none" fo:font-weight="normal" style:letter-kerning="true"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variable" fo:font-size="20pt" fo:font-style="normal" fo:text-shadow="none" style:text-underline-style="none" fo:font-weight="normal" style:letter-kerning="true"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Courier New'" style:font-family-generic="modern" style:font-pitch="variable" fo:font-size="20pt" fo:font-style="normal" fo:text-shadow="none" style:text-underline-style="none" fo:font-weight="normal" style:letter-kerning="true"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22" style:family="text">
      <style:text-properties fo:color="#000000" fo:font-family="'Courier New'" style:font-family-generic="modern" style:font-pitch="variable" fo:font-size="10pt"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23" style:family="text">
      <style:text-properties fo:color="#0000ff" fo:font-family="'Courier New'" style:font-family-generic="modern" style:font-pitch="variable" fo:font-size="10pt"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24" style:family="text">
      <style:text-properties fo:color="#000000" fo:font-family="'Courier New'" style:font-family-generic="modern" style:font-pitch="variable" fo:font-size="10pt" fo:font-style="italic" fo:font-weight="normal" style:font-family-asian="Monaco" style:font-family-generic-asian="modern" style:font-pitch-asian="fixed" style:font-size-asian="10pt" style:font-style-asian="italic" style:font-weight-asian="normal" style:font-family-complex="Monaco" style:font-family-generic-complex="modern" style:font-pitch-complex="fixed" style:font-size-complex="10pt" style:font-style-complex="italic" style:font-weight-complex="normal"/>
    </style:style>
    <style:style style:name="T25" style:family="text">
      <style:text-properties fo:color="#000000" style:text-outline="false" style:text-line-through-style="none" fo:font-family="'Courier New'" style:font-family-generic="modern" style:font-pitch="variable" fo:font-size="16pt" fo:font-style="normal" fo:text-shadow="none" style:text-underline-style="none" fo:font-weight="normal" style:letter-kerning="true" style:font-family-asian="Menlo-Regular" style:font-size-asian="16pt" style:font-style-asian="normal" style:font-weight-asian="normal" style:font-family-complex="Menlo-Regular" style:font-size-complex="16pt" style:font-style-complex="normal" style:font-weight-complex="normal" style:text-emphasize="none" style:font-relief="none" style:text-overline-style="none" style:text-overline-color="font-color"/>
    </style:style>
    <style:style style:name="T26" style:family="text">
      <style:text-properties fo:font-family="'Courier New'" style:font-family-generic="modern" style:font-pitch="variable" fo:font-size="20pt" style:font-size-asian="20pt" style:font-size-complex="20pt"/>
    </style:style>
    <style:style style:name="T27" style:family="text">
      <style:text-properties fo:font-family="'Courier New'" style:font-family-generic="modern" style:font-pitch="variable" fo:font-size="14pt" style:font-size-asian="14pt" style:font-size-complex="14pt"/>
    </style:style>
    <style:style style:name="T28" style:family="text">
      <style:text-properties fo:color="#000000" style:text-outline="false" style:text-line-through-style="none" fo:font-family="'Courier New'" style:font-family-generic="modern" style:font-pitch="variable" fo:font-size="14pt"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ase_25_20Template1" presentation:presentation-page-layout-name="AL1T1">
        <office:forms form:automatic-focus="false" form:apply-design-mode="false"/>
        <draw:frame presentation:style-name="pr1" draw:text-style-name="P1" draw:layer="layout" svg:width="25.4cm" svg:height="14.605cm" svg:x="1.27cm" svg:y="5.081cm">
          <draw:text-box>
            <text:p><text:span text:style-name="T1">Spring Boot</text:span></text:p>
          </draw:text-box>
        </draw:frame>
        <presentation:notes draw:style-name="dp2">
          <draw:page-thumbnail draw:style-name="gr1" draw:layer="layout" svg:width="18.542cm" svg:height="11.136cm" svg:x="1.27cm" svg:y="2.257cm" draw:page-number="1" presentation:class="page"/>
          <draw:frame presentation:style-name="pr2" draw:layer="layout" svg:width="18.542cm" svg:height="13.36cm" svg:x="1.27cm" svg:y="13.97cm" presentation:class="notes" presentation:placeholder="true">
            <draw:text-box/>
          </draw:frame>
        </presentation:notes>
      </draw:page>
      <draw:page draw:name="page2"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Introduction</text:span><text:span text:style-name="T2"><text:line-break/></text:span><text:span text:style-name="T2"/></text:p>
          </draw:text-box>
        </draw:frame>
        <draw:frame presentation:style-name="pr4" draw:text-style-name="P4" draw:layer="layout" svg:width="25.4cm" svg:height="14.605cm" svg:x="1.27cm" svg:y="5.08cm" presentation:class="outline" presentation:user-transformed="true">
          <draw:text-box>
            <text:list text:style-name="L2">
              <text:list-item>
                <text:p xml:id="id1" text:id="id1" text:style-name="P3"><text:span text:style-name="T3">Spring Boot is a project designed to allow developers to get started with Spring as quickly as possible</text:span></text:p>
              </text:list-item>
              <text:list-item>
                <text:p xml:id="id2" text:id="id2" text:style-name="P3"><text:span text:style-name="T3">The idea behind Spring Boot is to take common, non-functional requirements you need for a real application and make them as easy as possible to achieve</text:span></text:p>
              </text:list-item>
              <text:list-item>
                <text:p xml:id="id4" text:id="id4" text:style-name="P3"><text:span text:style-name="T3">Spring Boot strives to get away, as much as possible, from configuration by relying on an opinionated runtime</text:span></text:p>
              </text:list-item>
              <text:list-item>
                <text:p xml:id="id6" text:id="id6" text:style-name="P3"><text:span text:style-name="T3">Spring Boots focuses on a number of different Spring projects, rather than any single project, presenting a unified approach toward accessing the entire Spring portfolio</text:span></text:p>
              </text:list-item>
            </text:list>
          </draw:text-box>
        </draw:frame>
        <anim:par presentation:node-type="timing-root">
          <anim:seq presentation:node-type="main-sequence">
            <anim:par smil:begin="0s">
              <anim:par smil:begin="0s">
                <anim:par xml:id="id3" anim:id="id3"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xml:id="id5" anim:id="id5" smil:begin="0s" smil:fill="hold" presentation:node-type="on-click" presentation:preset-class="entrance" presentation:preset-id="ooo-entrance-appear">
                  <anim:set smil:begin="0s" smil:dur="0.001s" smil:fill="hold" smil:targetElement="id2" anim:sub-item="text" smil:attributeName="visibility" smil:to="visible"/>
                </anim:par>
                <anim:animateColor smil:begin="0s" smil:dur="0.001s" smil:fill="hold" presentation:master-element="id3" smil:targetElement="id1" smil:attributeName="dim" smil:to="#808080" anim:color-interpolation="rgb" anim:color-interpolation-direction="clockwise"/>
              </anim:par>
            </anim:par>
            <anim:par smil:begin="next">
              <anim:par smil:begin="0s">
                <anim:par xml:id="id7" anim:id="id7" smil:begin="0s" smil:fill="hold" presentation:node-type="on-click" presentation:preset-class="entrance" presentation:preset-id="ooo-entrance-appear">
                  <anim:set smil:begin="0s" smil:dur="0.001s" smil:fill="hold" smil:targetElement="id4" anim:sub-item="text" smil:attributeName="visibility" smil:to="visible"/>
                </anim:par>
                <anim:animateColor smil:begin="0s" smil:dur="0.001s" smil:fill="hold" presentation:master-element="id5" smil:targetElement="id2"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animateColor smil:begin="0s" smil:dur="0.001s" smil:fill="hold" presentation:master-element="id7" smil:targetElement="id4" smil:attributeName="dim" smil:to="#808080" anim:color-interpolation="rgb" anim:color-interpolation-direction="clockwise"/>
              </anim:par>
            </anim:par>
          </anim:seq>
        </anim:par>
        <presentation:notes draw:style-name="dp2">
          <draw:page-thumbnail draw:style-name="gr2" draw:layer="layout" svg:width="18.415cm" svg:height="11.43cm" svg:x="1.27cm" svg:y="1.27cm" draw:page-number="2" presentation:class="page"/>
          <draw:frame presentation:style-name="pr5" draw:text-style-name="P5" draw:layer="layout" svg:width="18.415cm" svg:height="13.97cm" svg:x="1.271cm" svg:y="13.97cm">
            <draw:text-box>
              <text:p/>
            </draw:text-box>
          </draw:frame>
          <draw:frame presentation:style-name="pr5" draw:text-style-name="P5" draw:layer="layout" svg:width="18.415cm" svg:height="13.97cm" svg:x="1.271cm" svg:y="13.97cm">
            <draw:text-box>
              <text:p/>
            </draw:text-box>
          </draw:frame>
        </presentation:notes>
      </draw:page>
      <draw:page draw:name="page3" draw:style-name="dp1" draw:master-page-name="Base_25_20Template1" presentation:presentation-page-layout-name="AL1T1">
        <office:forms form:automatic-focus="false" form:apply-design-mode="false"/>
        <draw:frame presentation:style-name="pr3" draw:text-style-name="P2" draw:layer="layout" svg:width="25.4cm" svg:height="2.54cm" svg:x="1.27cm" svg:y="1.272cm" presentation:class="title" presentation:user-transformed="true">
          <draw:text-box>
            <text:p><text:span text:style-name="T2">Spring Boot Features</text:span><text:span text:style-name="T2"><text:line-break/></text:span><text:span text:style-name="T2"/></text:p>
          </draw:text-box>
        </draw:frame>
        <draw:frame presentation:style-name="pr6" draw:text-style-name="P6" draw:layer="layout" svg:width="25.4cm" svg:height="14.605cm" svg:x="1.27cm" svg:y="5.082cm" presentation:class="outline" presentation:user-transformed="true">
          <draw:text-box>
            <text:list text:style-name="L2">
              <text:list-item>
                <text:p xml:id="id8" text:id="id8" text:style-name="P3"><text:span text:style-name="T4">The idea behind a Spring Boot application is that it's a self-contained unit (uber jar) that includes all application dependencies </text:span></text:p>
              </text:list-item>
              <text:list-item>
                <text:p xml:id="id9" text:id="id9" text:style-name="P3"><text:span text:style-name="T4">Spring Boot includes features to support for the full application lifecycle, from development to production including things like</text:span></text:p>
                <text:list>
                  <text:list-item>
                    <text:p xml:id="id11" text:id="id11"><text:span text:style-name="T5">Actuator endpoints</text:span></text:p>
                    <text:list>
                      <text:list-item>
                        <text:p xml:id="id13" text:id="id13"><text:span text:style-name="T6">For checking the health of your applications, verifying the configuration environment properties</text:span></text:p>
                      </text:list-item>
                    </text:list>
                  </text:list-item>
                  <text:list-item>
                    <text:p xml:id="id15" text:id="id15"><text:span text:style-name="T5">Built-in, extensible security</text:span></text:p>
                  </text:list-item>
                  <text:list-item>
                    <text:p xml:id="id17" text:id="id17"><text:span text:style-name="T5">Simplifying the use of Spring profiles and properties to drive different configurations for different environments</text:span></text:p>
                    <text:list>
                      <text:list-item>
                        <text:p xml:id="id19" text:id="id19"><text:span text:style-name="T6">There is a wide range of options for binding property values</text:span></text:p>
                      </text:list-item>
                      <text:list-item>
                        <text:p xml:id="id21" text:id="id21"><text:span text:style-name="T6">There is a wise range of options to make the uber jar artifacts portable across a number of different runtimes</text:span></text:p>
                        <text:list>
                          <text:list-item>
                            <text:p xml:id="id23" text:id="id23"><text:span text:style-name="T7">Running locally you can pass in properties via command line arguments</text:span></text:p>
                          </text:list-item>
                          <text:list-item>
                            <text:p xml:id="id25" text:id="id25"><text:span text:style-name="T7">Running in the cloud you can pass in properties via system properties or environment variables when you're pushing to a cloud</text:span></text:p>
                          </text:list-item>
                          <text:list-item>
                            <text:p xml:id="id27" text:id="id27"><text:span text:style-name="T7">You can bake properties into the application with properties files or YAML files that are contained within the jar file or alongside it, in the in the directory from which you execute the application</text:span></text:p>
                          </text:list-item>
                        </text:list>
                      </text:list-item>
                    </text:list>
                  </text:list-item>
                </text:list>
              </text:list-item>
            </text:list>
          </draw:text-box>
        </draw:frame>
        <anim:par presentation:node-type="timing-root">
          <anim:seq presentation:node-type="main-sequence">
            <anim:par smil:begin="0s">
              <anim:par smil:begin="0s">
                <anim:par xml:id="id10" anim:id="id10"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xml:id="id12" anim:id="id12" smil:begin="0s" smil:fill="hold" presentation:node-type="on-click" presentation:preset-class="entrance" presentation:preset-id="ooo-entrance-appear">
                  <anim:set smil:begin="0s" smil:dur="0.001s" smil:fill="hold" smil:targetElement="id9" anim:sub-item="text" smil:attributeName="visibility" smil:to="visible"/>
                </anim:par>
                <anim:animateColor smil:begin="0s" smil:dur="0.001s" smil:fill="hold" presentation:master-element="id10" smil:targetElement="id8" smil:attributeName="dim" smil:to="#808080" anim:color-interpolation="rgb" anim:color-interpolation-direction="clockwise"/>
              </anim:par>
            </anim:par>
            <anim:par smil:begin="next">
              <anim:par smil:begin="0s">
                <anim:par xml:id="id14" anim:id="id14" smil:begin="0s" smil:fill="hold" presentation:node-type="on-click" presentation:preset-class="entrance" presentation:preset-id="ooo-entrance-appear">
                  <anim:set smil:begin="0s" smil:dur="0.001s" smil:fill="hold" smil:targetElement="id11" anim:sub-item="text" smil:attributeName="visibility" smil:to="visible"/>
                </anim:par>
                <anim:animateColor smil:begin="0s" smil:dur="0.001s" smil:fill="hold" presentation:master-element="id12" smil:targetElement="id9" smil:attributeName="dim" smil:to="#808080" anim:color-interpolation="rgb" anim:color-interpolation-direction="clockwise"/>
              </anim:par>
            </anim:par>
            <anim:par smil:begin="next">
              <anim:par smil:begin="0s">
                <anim:par xml:id="id16" anim:id="id16" smil:begin="0s" smil:fill="hold" presentation:node-type="on-click" presentation:preset-class="entrance" presentation:preset-id="ooo-entrance-appear">
                  <anim:set smil:begin="0s" smil:dur="0.001s" smil:fill="hold" smil:targetElement="id13" anim:sub-item="text" smil:attributeName="visibility" smil:to="visible"/>
                </anim:par>
                <anim:animateColor smil:begin="0s" smil:dur="0.001s" smil:fill="hold" presentation:master-element="id14" smil:targetElement="id11" smil:attributeName="dim" smil:to="#808080" anim:color-interpolation="rgb" anim:color-interpolation-direction="clockwise"/>
              </anim:par>
            </anim:par>
            <anim:par smil:begin="next">
              <anim:par smil:begin="0s">
                <anim:par xml:id="id18" anim:id="id18" smil:begin="0s" smil:fill="hold" presentation:node-type="on-click" presentation:preset-class="entrance" presentation:preset-id="ooo-entrance-appear">
                  <anim:set smil:begin="0s" smil:dur="0.001s" smil:fill="hold" smil:targetElement="id15" anim:sub-item="text" smil:attributeName="visibility" smil:to="visible"/>
                </anim:par>
                <anim:animateColor smil:begin="0s" smil:dur="0.001s" smil:fill="hold" presentation:master-element="id16" smil:targetElement="id13" smil:attributeName="dim" smil:to="#808080" anim:color-interpolation="rgb" anim:color-interpolation-direction="clockwise"/>
              </anim:par>
            </anim:par>
            <anim:par smil:begin="next">
              <anim:par smil:begin="0s">
                <anim:par xml:id="id20" anim:id="id20" smil:begin="0s" smil:fill="hold" presentation:node-type="on-click" presentation:preset-class="entrance" presentation:preset-id="ooo-entrance-appear">
                  <anim:set smil:begin="0s" smil:dur="0.001s" smil:fill="hold" smil:targetElement="id17" anim:sub-item="text" smil:attributeName="visibility" smil:to="visible"/>
                </anim:par>
                <anim:animateColor smil:begin="0s" smil:dur="0.001s" smil:fill="hold" presentation:master-element="id18" smil:targetElement="id15" smil:attributeName="dim" smil:to="#808080" anim:color-interpolation="rgb" anim:color-interpolation-direction="clockwise"/>
              </anim:par>
            </anim:par>
            <anim:par smil:begin="next">
              <anim:par smil:begin="0s">
                <anim:par xml:id="id22" anim:id="id22" smil:begin="0s" smil:fill="hold" presentation:node-type="on-click" presentation:preset-class="entrance" presentation:preset-id="ooo-entrance-appear">
                  <anim:set smil:begin="0s" smil:dur="0.001s" smil:fill="hold" smil:targetElement="id19" anim:sub-item="text" smil:attributeName="visibility" smil:to="visible"/>
                </anim:par>
                <anim:animateColor smil:begin="0s" smil:dur="0.001s" smil:fill="hold" presentation:master-element="id20" smil:targetElement="id17" smil:attributeName="dim" smil:to="#808080" anim:color-interpolation="rgb" anim:color-interpolation-direction="clockwise"/>
              </anim:par>
            </anim:par>
            <anim:par smil:begin="next">
              <anim:par smil:begin="0s">
                <anim:par xml:id="id24" anim:id="id24" smil:begin="0s" smil:fill="hold" presentation:node-type="on-click" presentation:preset-class="entrance" presentation:preset-id="ooo-entrance-appear">
                  <anim:set smil:begin="0s" smil:dur="0.001s" smil:fill="hold" smil:targetElement="id21" anim:sub-item="text" smil:attributeName="visibility" smil:to="visible"/>
                </anim:par>
                <anim:animateColor smil:begin="0s" smil:dur="0.001s" smil:fill="hold" presentation:master-element="id22" smil:targetElement="id19" smil:attributeName="dim" smil:to="#808080" anim:color-interpolation="rgb" anim:color-interpolation-direction="clockwise"/>
              </anim:par>
            </anim:par>
            <anim:par smil:begin="next">
              <anim:par smil:begin="0s">
                <anim:par xml:id="id26" anim:id="id26" smil:begin="0s" smil:fill="hold" presentation:node-type="on-click" presentation:preset-class="entrance" presentation:preset-id="ooo-entrance-appear">
                  <anim:set smil:begin="0s" smil:dur="0.001s" smil:fill="hold" smil:targetElement="id23" anim:sub-item="text" smil:attributeName="visibility" smil:to="visible"/>
                </anim:par>
                <anim:animateColor smil:begin="0s" smil:dur="0.001s" smil:fill="hold" presentation:master-element="id24" smil:targetElement="id21" smil:attributeName="dim" smil:to="#808080" anim:color-interpolation="rgb" anim:color-interpolation-direction="clockwise"/>
              </anim:par>
            </anim:par>
            <anim:par smil:begin="next">
              <anim:par smil:begin="0s">
                <anim:par xml:id="id28" anim:id="id28" smil:begin="0s" smil:fill="hold" presentation:node-type="on-click" presentation:preset-class="entrance" presentation:preset-id="ooo-entrance-appear">
                  <anim:set smil:begin="0s" smil:dur="0.001s" smil:fill="hold" smil:targetElement="id25" anim:sub-item="text" smil:attributeName="visibility" smil:to="visible"/>
                </anim:par>
                <anim:animateColor smil:begin="0s" smil:dur="0.001s" smil:fill="hold" presentation:master-element="id26" smil:targetElement="id23"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animateColor smil:begin="0s" smil:dur="0.001s" smil:fill="hold" presentation:master-element="id28" smil:targetElement="id2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 presentation:class="page"/>
          <draw:frame presentation:style-name="pr2" draw:text-style-name="P5" draw:layer="layout" svg:width="18.542cm" svg:height="13.36cm" svg:x="1.27cm" svg:y="13.97cm" presentation:class="notes" presentation:placeholder="true">
            <draw:text-box/>
          </draw:frame>
        </presentation:notes>
      </draw:page>
      <draw:page draw:name="page4" draw:style-name="dp1" draw:master-page-name="Base_25_20Template1" presentation:presentation-page-layout-name="AL1T1">
        <office:forms form:automatic-focus="false" form:apply-design-mode="false"/>
        <draw:frame presentation:style-name="pr3" draw:text-style-name="P2" draw:layer="layout" svg:width="25.4cm" svg:height="2.54cm" svg:x="1.27cm" svg:y="1.273cm" presentation:class="title" presentation:user-transformed="true">
          <draw:text-box>
            <text:p><text:span text:style-name="T2">AutoConfiguration</text:span><text:span text:style-name="T2"><text:line-break/></text:span><text:span text:style-name="T2"/></text:p>
          </draw:text-box>
        </draw:frame>
        <draw:frame presentation:style-name="pr7" draw:text-style-name="P6" draw:layer="layout" svg:width="25.4cm" svg:height="14.605cm" svg:x="1.27cm" svg:y="5.083cm" presentation:class="outline" presentation:user-transformed="true">
          <draw:text-box>
            <text:list text:style-name="L2">
              <text:list-item>
                <text:p xml:id="id29" text:id="id29" text:style-name="P3"><text:span text:style-name="T8">From the implementation perspective, auto configuration involves a Spring provided factories file on the classpath that points to a fully qualified class that contains Java based configuration</text:span></text:p>
              </text:list-item>
              <text:list-item>
                <text:p xml:id="id30" text:id="id30" text:style-name="P3"><text:span text:style-name="T8">Anytime you have the Spring Boot starters on your classpath, whatever auto configuration those starters bring in will be added to your application context</text:span></text:p>
              </text:list-item>
            </text:list>
            <text:list text:style-name="L3">
              <text:list-item>
                <text:list>
                  <text:list-item>
                    <text:p xml:id="id32" text:id="id32"><text:span text:style-name="T9">This is often used for configuring resources like middleware connections to databases, message brokers, etc</text:span></text:p>
                  </text:list-item>
                </text:list>
              </text:list-item>
            </text:list>
          </draw:text-box>
        </draw:frame>
        <anim:par presentation:node-type="timing-root">
          <anim:seq presentation:node-type="main-sequence">
            <anim:par smil:begin="0s">
              <anim:par smil:begin="0s">
                <anim:par xml:id="id31" anim:id="id31"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xml:id="id33" anim:id="id33" smil:begin="0s" smil:fill="hold" presentation:node-type="on-click" presentation:preset-class="entrance" presentation:preset-id="ooo-entrance-appear">
                  <anim:set smil:begin="0s" smil:dur="0.001s" smil:fill="hold" smil:targetElement="id30" anim:sub-item="text" smil:attributeName="visibility" smil:to="visible"/>
                </anim:par>
                <anim:animateColor smil:begin="0s" smil:dur="0.001s" smil:fill="hold" presentation:master-element="id31" smil:targetElement="id29"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animateColor smil:begin="0s" smil:dur="0.001s" smil:fill="hold" presentation:master-element="id33" smil:targetElement="id30"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4" presentation:class="page"/>
          <draw:frame presentation:style-name="pr2" draw:text-style-name="P5" draw:layer="layout" svg:width="18.542cm" svg:height="13.36cm" svg:x="1.27cm" svg:y="13.97cm" presentation:class="notes" presentation:placeholder="true">
            <draw:text-box/>
          </draw:frame>
        </presentation:notes>
      </draw:page>
      <draw:page draw:name="page5" draw:style-name="dp1" draw:master-page-name="Base_25_20Template1" presentation:presentation-page-layout-name="AL1T1">
        <office:forms form:automatic-focus="false" form:apply-design-mode="false"/>
        <draw:frame presentation:style-name="pr3" draw:text-style-name="P2" draw:layer="layout" svg:width="25.4cm" svg:height="2.54cm" svg:x="1.27cm" svg:y="1.271cm" presentation:class="title" presentation:user-transformed="true">
          <draw:text-box>
            <text:p><text:span text:style-name="T2">A Hello World Demo</text:span><text:span text:style-name="T2"><text:line-break/></text:span><text:span text:style-name="T2"/></text:p>
          </draw:text-box>
        </draw:frame>
        <draw:frame presentation:style-name="pr8" draw:text-style-name="P4" draw:layer="layout" svg:width="25.4cm" svg:height="14.605cm" svg:x="1.27cm" svg:y="5.081cm" presentation:class="outline" presentation:user-transformed="true">
          <draw:text-box>
            <text:list text:style-name="L2">
              <text:list-item>
                <text:p text:style-name="P3"><text:span text:style-name="T3">Follow the instructions labeled Demo 1 in the file named readme.txt in the HelloWorldBegin.zip file</text:span></text:p>
              </text:list-item>
            </text:list>
          </draw:text-box>
        </draw:frame>
        <presentation:notes draw:style-name="dp2">
          <draw:page-thumbnail draw:style-name="gr1" draw:layer="layout" svg:width="18.542cm" svg:height="11.136cm" svg:x="1.27cm" svg:y="2.257cm" draw:page-number="5" presentation:class="page"/>
          <draw:frame presentation:style-name="pr2" draw:layer="layout" svg:width="18.542cm" svg:height="13.36cm" svg:x="1.27cm" svg:y="13.97cm" presentation:class="notes" presentation:placeholder="true">
            <draw:text-box/>
          </draw:frame>
        </presentation:notes>
      </draw:page>
      <draw:page draw:name="page6" draw:style-name="dp1" draw:master-page-name="Base_25_20Template1" presentation:presentation-page-layout-name="AL1T1">
        <office:forms form:automatic-focus="false" form:apply-design-mode="false"/>
        <draw:frame presentation:style-name="pr3" draw:text-style-name="P2" draw:layer="layout" svg:width="25.4cm" svg:height="2.54cm" svg:x="1.27cm" svg:y="1.273cm" presentation:class="title" presentation:user-transformed="true">
          <draw:text-box>
            <text:p><text:span text:style-name="T2">What Just Happened?</text:span><text:span text:style-name="T2"><text:line-break/></text:span><text:span text:style-name="T2"/></text:p>
          </draw:text-box>
        </draw:frame>
        <draw:frame presentation:style-name="pr9" draw:text-style-name="P4" draw:layer="layout" svg:width="25.4cm" svg:height="14.605cm" svg:x="1.27cm" svg:y="5.082cm" presentation:class="outline" presentation:user-transformed="true">
          <draw:text-box>
            <text:list text:style-name="L2">
              <text:list-item>
                <text:p xml:id="id34" text:id="id34" text:style-name="P3"><text:span text:style-name="T3">We started with a really simple example here, just a simple Spring RESTful web controller</text:span></text:p>
              </text:list-item>
              <text:list-item>
                <text:p xml:id="id35" text:id="id35" text:style-name="P3"><text:span text:style-name="T3">It receives a request and returns a response in the typical Spring style</text:span></text:p>
              </text:list-item>
              <text:list-item>
                <text:p xml:id="id37" text:id="id37" text:style-name="P3"><text:span text:style-name="T3">But beneath the hood, Spring Boot is actually doing a number of things</text:span></text:p>
                <text:list>
                  <text:list-item>
                    <text:p xml:id="id39" text:id="id39"><text:span text:style-name="T9">What things?</text:span></text:p>
                  </text:list-item>
                </text:list>
              </text:list-item>
            </text:list>
          </draw:text-box>
        </draw:frame>
        <anim:par presentation:node-type="timing-root">
          <anim:seq presentation:node-type="main-sequence">
            <anim:par smil:begin="0s">
              <anim:par smil:begin="0s">
                <anim:par xml:id="id36" anim:id="id36"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xml:id="id38" anim:id="id38" smil:begin="0s" smil:fill="hold" presentation:node-type="on-click" presentation:preset-class="entrance" presentation:preset-id="ooo-entrance-appear">
                  <anim:set smil:begin="0s" smil:dur="0.001s" smil:fill="hold" smil:targetElement="id35" anim:sub-item="text" smil:attributeName="visibility" smil:to="visible"/>
                </anim:par>
                <anim:animateColor smil:begin="0s" smil:dur="0.001s" smil:fill="hold" presentation:master-element="id36" smil:targetElement="id34" smil:attributeName="dim" smil:to="#808080" anim:color-interpolation="rgb" anim:color-interpolation-direction="clockwise"/>
              </anim:par>
            </anim:par>
            <anim:par smil:begin="next">
              <anim:par smil:begin="0s">
                <anim:par xml:id="id40" anim:id="id40" smil:begin="0s" smil:fill="hold" presentation:node-type="on-click" presentation:preset-class="entrance" presentation:preset-id="ooo-entrance-appear">
                  <anim:set smil:begin="0s" smil:dur="0.001s" smil:fill="hold" smil:targetElement="id37" anim:sub-item="text" smil:attributeName="visibility" smil:to="visible"/>
                </anim:par>
                <anim:animateColor smil:begin="0s" smil:dur="0.001s" smil:fill="hold" presentation:master-element="id38" smil:targetElement="id35"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animateColor smil:begin="0s" smil:dur="0.001s" smil:fill="hold" presentation:master-element="id40" smil:targetElement="id37"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6" presentation:class="page"/>
          <draw:frame presentation:style-name="pr2" draw:layer="layout" svg:width="18.542cm" svg:height="13.36cm" svg:x="1.27cm" svg:y="13.97cm" presentation:class="notes" presentation:placeholder="true">
            <draw:text-box/>
          </draw:frame>
        </presentation:notes>
      </draw:page>
      <draw:page draw:name="page7" draw:style-name="dp1" draw:master-page-name="Base_25_20Template1" presentation:presentation-page-layout-name="AL1T1">
        <office:forms form:automatic-focus="false" form:apply-design-mode="false"/>
        <draw:rect draw:style-name="gr3" draw:text-style-name="P7" draw:layer="layout" svg:width="25.4cm" svg:height="6.655cm" svg:x="1.27cm" svg:y="5.081cm">
          <text:p><text:span text:style-name="T10">...</text:span><text:span text:style-name="T10"><text:tab/></text:span></text:p>
          <text:p><text:span text:style-name="T10">&lt;dependencies&gt;</text:span></text:p>
          <text:p><text:span text:style-name="T10"><text:tab/></text:span><text:span text:style-name="T10">&lt;dependency&gt;</text:span></text:p>
          <text:p><text:span text:style-name="T11"><text:tab/></text:span><text:span text:style-name="T11"><text:tab/></text:span><text:span text:style-name="T11">&lt;groupId&gt;org.springframework.boot&lt;/groupId&gt;</text:span></text:p>
          <text:p><text:span text:style-name="T11"><text:tab/></text:span><text:span text:style-name="T11"><text:tab/></text:span><text:span text:style-name="T11">&lt;artifactId&gt;spring-boot-starter-web&lt;/artifactId&gt;</text:span></text:p>
          <text:p><text:span text:style-name="T10"><text:tab/></text:span><text:span text:style-name="T10">&lt;/dependency&gt;</text:span></text:p>
          <text:p><text:span text:style-name="T10">&lt;/dependencies&gt;</text:span></text:p>
          <text:p><text:span text:style-name="T10">...</text:span></text:p>
        </draw:rect>
        <draw:frame presentation:style-name="pr3" draw:text-style-name="P2" draw:layer="layout" svg:width="25.4cm" svg:height="2.54cm" svg:x="1.27cm" svg:y="1.273cm" presentation:class="title" presentation:user-transformed="true">
          <draw:text-box>
            <text:p><text:span text:style-name="T2">Setting Up Maven Dependencies With Starter POMS (1 Of 3)</text:span></text:p>
          </draw:text-box>
        </draw:frame>
        <draw:frame presentation:style-name="pr10" draw:text-style-name="P9" draw:layer="layout" svg:width="25.4cm" svg:height="14.605cm" svg:x="1.27cm" svg:y="5.083cm" presentation:class="outline" presentation:user-transformed="true">
          <draw:text-box>
            <text:p text:style-name="P8"><text:span text:style-name="T8"/></text:p>
            <text:list text:style-name="L2">
              <text:list-item>
                <text:p text:style-name="P3"><text:span text:style-name="T8">The first item of note is the POM file, in which we have declared a dependency on the Spring Boot Web starter POM</text:span></text:p>
              </text:list-item>
            </text:list>
          </draw:text-box>
        </draw:frame>
        <presentation:notes draw:style-name="dp2">
          <draw:page-thumbnail draw:style-name="gr1" draw:layer="layout" svg:width="18.542cm" svg:height="11.136cm" svg:x="1.27cm" svg:y="2.257cm" draw:page-number="7" presentation:class="page"/>
          <draw:frame presentation:style-name="pr2" draw:layer="layout" svg:width="18.542cm" svg:height="13.36cm" svg:x="1.27cm" svg:y="13.97cm" presentation:class="notes" presentation:placeholder="true">
            <draw:text-box/>
          </draw:frame>
        </presentation:notes>
      </draw:page>
      <draw:page draw:name="page8" draw:style-name="dp1" draw:master-page-name="Base_25_20Template1" presentation:presentation-page-layout-name="AL1T1">
        <office:forms form:automatic-focus="false" form:apply-design-mode="false"/>
        <draw:frame presentation:style-name="pr3" draw:text-style-name="P2" draw:layer="layout" svg:width="25.4cm" svg:height="2.54cm" svg:x="1.27cm" svg:y="1.274cm" presentation:class="title" presentation:user-transformed="true">
          <draw:text-box>
            <text:p><text:span text:style-name="T2">Setting Up Maven Dependencies With Starter POMS (2 Of 3)</text:span></text:p>
          </draw:text-box>
        </draw:frame>
        <draw:frame presentation:style-name="pr11" draw:text-style-name="P4" draw:layer="layout" svg:width="25.4cm" svg:height="14.605cm" svg:x="1.27cm" svg:y="5.085cm" presentation:class="outline" presentation:user-transformed="true">
          <draw:text-box>
            <text:list text:style-name="L2">
              <text:list-item>
                <text:p xml:id="id41" text:id="id41" text:style-name="P3"><text:span text:style-name="T12">Spring Boot provides a number of starter POMs</text:span></text:p>
              </text:list-item>
              <text:list-item>
                <text:p xml:id="id42" text:id="id42" text:style-name="P3"><text:span text:style-name="T12">Starter POMs are a tool for grouping common dependencies you are likely to need again and again</text:span></text:p>
                <text:list>
                  <text:list-item>
                    <text:p xml:id="id44" text:id="id44"><text:span text:style-name="T9">In this case, because we are writing a web application, we need the Spring Starter Web POM</text:span></text:p>
                    <text:list>
                      <text:list-item>
                        <text:p xml:id="id46" text:id="id46"><text:span text:style-name="T4">Adding this single dependency to your POM pulls in a variety of dependent JARS</text:span></text:p>
                        <text:list>
                          <text:list-item>
                            <text:p xml:id="id48" text:id="id48"><text:span text:style-name="T5">Spring Boot</text:span></text:p>
                          </text:list-item>
                          <text:list-item>
                            <text:p xml:id="id50" text:id="id50"><text:span text:style-name="T5">Spring MVC</text:span></text:p>
                          </text:list-item>
                          <text:list-item>
                            <text:p xml:id="id52" text:id="id52"><text:span text:style-name="T5">Tomcat embedded</text:span></text:p>
                          </text:list-item>
                        </text:list>
                      </text:list-item>
                    </text:list>
                  </text:list-item>
                </text:list>
              </text:list-item>
            </text:list>
          </draw:text-box>
        </draw:frame>
        <anim:par presentation:node-type="timing-root">
          <anim:seq presentation:node-type="main-sequence">
            <anim:par smil:begin="0s">
              <anim:par smil:begin="0s">
                <anim:par xml:id="id43" anim:id="id43"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xml:id="id45" anim:id="id45" smil:begin="0s" smil:fill="hold" presentation:node-type="on-click" presentation:preset-class="entrance" presentation:preset-id="ooo-entrance-appear">
                  <anim:set smil:begin="0s" smil:dur="0.001s" smil:fill="hold" smil:targetElement="id42" anim:sub-item="text" smil:attributeName="visibility" smil:to="visible"/>
                </anim:par>
                <anim:animateColor smil:begin="0s" smil:dur="0.001s" smil:fill="hold" presentation:master-element="id43" smil:targetElement="id41" smil:attributeName="dim" smil:to="#808080" anim:color-interpolation="rgb" anim:color-interpolation-direction="clockwise"/>
              </anim:par>
            </anim:par>
            <anim:par smil:begin="next">
              <anim:par smil:begin="0s">
                <anim:par xml:id="id47" anim:id="id47" smil:begin="0s" smil:fill="hold" presentation:node-type="on-click" presentation:preset-class="entrance" presentation:preset-id="ooo-entrance-appear">
                  <anim:set smil:begin="0s" smil:dur="0.001s" smil:fill="hold" smil:targetElement="id44" anim:sub-item="text" smil:attributeName="visibility" smil:to="visible"/>
                </anim:par>
                <anim:animateColor smil:begin="0s" smil:dur="0.001s" smil:fill="hold" presentation:master-element="id45" smil:targetElement="id42" smil:attributeName="dim" smil:to="#808080" anim:color-interpolation="rgb" anim:color-interpolation-direction="clockwise"/>
              </anim:par>
            </anim:par>
            <anim:par smil:begin="next">
              <anim:par smil:begin="0s">
                <anim:par xml:id="id49" anim:id="id49" smil:begin="0s" smil:fill="hold" presentation:node-type="on-click" presentation:preset-class="entrance" presentation:preset-id="ooo-entrance-appear">
                  <anim:set smil:begin="0s" smil:dur="0.001s" smil:fill="hold" smil:targetElement="id46" anim:sub-item="text" smil:attributeName="visibility" smil:to="visible"/>
                </anim:par>
                <anim:animateColor smil:begin="0s" smil:dur="0.001s" smil:fill="hold" presentation:master-element="id47" smil:targetElement="id44" smil:attributeName="dim" smil:to="#808080" anim:color-interpolation="rgb" anim:color-interpolation-direction="clockwise"/>
              </anim:par>
            </anim:par>
            <anim:par smil:begin="next">
              <anim:par smil:begin="0s">
                <anim:par xml:id="id51" anim:id="id51" smil:begin="0s" smil:fill="hold" presentation:node-type="on-click" presentation:preset-class="entrance" presentation:preset-id="ooo-entrance-appear">
                  <anim:set smil:begin="0s" smil:dur="0.001s" smil:fill="hold" smil:targetElement="id48" anim:sub-item="text" smil:attributeName="visibility" smil:to="visible"/>
                </anim:par>
                <anim:animateColor smil:begin="0s" smil:dur="0.001s" smil:fill="hold" presentation:master-element="id49" smil:targetElement="id46" smil:attributeName="dim" smil:to="#808080" anim:color-interpolation="rgb" anim:color-interpolation-direction="clockwise"/>
              </anim:par>
            </anim:par>
            <anim:par smil:begin="next">
              <anim:par smil:begin="0s">
                <anim:par xml:id="id53" anim:id="id53" smil:begin="0s" smil:fill="hold" presentation:node-type="on-click" presentation:preset-class="entrance" presentation:preset-id="ooo-entrance-appear">
                  <anim:set smil:begin="0s" smil:dur="0.001s" smil:fill="hold" smil:targetElement="id50" anim:sub-item="text" smil:attributeName="visibility" smil:to="visible"/>
                </anim:par>
                <anim:animateColor smil:begin="0s" smil:dur="0.001s" smil:fill="hold" presentation:master-element="id51" smil:targetElement="id48"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animateColor smil:begin="0s" smil:dur="0.001s" smil:fill="hold" presentation:master-element="id53" smil:targetElement="id50"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8" presentation:class="page"/>
          <draw:frame presentation:style-name="pr2" draw:layer="layout" svg:width="18.542cm" svg:height="13.36cm" svg:x="1.27cm" svg:y="13.97cm" presentation:class="notes" presentation:placeholder="true">
            <draw:text-box/>
          </draw:frame>
        </presentation:notes>
      </draw:page>
      <draw:page draw:name="page9" draw:style-name="dp1" draw:master-page-name="Base_25_20Template1" presentation:presentation-page-layout-name="AL1T1">
        <office:forms form:automatic-focus="false" form:apply-design-mode="false"/>
        <draw:frame presentation:style-name="pr3" draw:text-style-name="P2" draw:layer="layout" svg:width="25.4cm" svg:height="2.54cm" svg:x="1.27cm" svg:y="1.274cm" presentation:class="title" presentation:user-transformed="true">
          <draw:text-box>
            <text:p><text:span text:style-name="T2">Setting Up Maven Dependencies With Starter POMS (3 Of 3)</text:span></text:p>
          </draw:text-box>
        </draw:frame>
        <draw:frame presentation:style-name="pr12" draw:text-style-name="P4" draw:layer="layout" svg:width="25.4cm" svg:height="14.605cm" svg:x="1.27cm" svg:y="5.086cm" presentation:class="outline" presentation:user-transformed="true">
          <draw:text-box>
            <text:list text:style-name="L3">
              <text:list-item>
                <text:p xml:id="id54" text:id="id54" text:style-name="P10"><text:span text:style-name="T13">Starter POMs are a convenient way to handle dependencies, providing in one Maven declaration all of the jar files a particular type of application is likely to need</text:span></text:p>
              </text:list-item>
            </text:list>
            <text:list text:style-name="L2">
              <text:list-item>
                <text:list>
                  <text:list-item>
                    <text:p xml:id="id55" text:id="id55"><text:span text:style-name="T6">Spring Boot also provides an optional parent pom you can use to cut down your Maven configuration</text:span></text:p>
                  </text:list-item>
                </text:list>
              </text:list-item>
              <text:list-item>
                <text:p xml:id="id57" text:id="id57" text:style-name="P3"><text:span text:style-name="T13">Spring Boot provides starters for a number of Spring projects</text:span></text:p>
                <text:list>
                  <text:list-item>
                    <text:p xml:id="id59" text:id="id59"><text:span text:style-name="T6">Spring Web</text:span></text:p>
                  </text:list-item>
                  <text:list-item>
                    <text:p xml:id="id61" text:id="id61"><text:span text:style-name="T6">Spring Batch</text:span></text:p>
                  </text:list-item>
                  <text:list-item>
                    <text:p xml:id="id63" text:id="id63"><text:span text:style-name="T6">Spring Integration</text:span></text:p>
                  </text:list-item>
                  <text:list-item>
                    <text:p xml:id="id65" text:id="id65"><text:span text:style-name="T6">Spring Data</text:span></text:p>
                  </text:list-item>
                  <text:list-item>
                    <text:p xml:id="id67" text:id="id67"><text:span text:style-name="T6">Nor are these starters limited to Spring dependencies</text:span></text:p>
                    <text:list>
                      <text:list-item>
                        <text:p xml:id="id69" text:id="id69"><text:span text:style-name="T7">They often include third-party dependencies</text:span></text:p>
                      </text:list-item>
                      <text:list-item>
                        <text:p xml:id="id71" text:id="id71"><text:span text:style-name="T7">e.g. The Spring Data starter includes Hibernate and JSR 303 annotations (for data validation)</text:span></text:p>
                      </text:list-item>
                    </text:list>
                  </text:list-item>
                </text:list>
              </text:list-item>
              <text:list-item>
                <text:p xml:id="id73" text:id="id73"><text:span text:style-name="T5">Note for the record that the term “Starter POM” is a bit misleading</text:span></text:p>
              </text:list-item>
            </text:list>
            <text:list text:style-name="L3">
              <text:list-item>
                <text:list>
                  <text:list-item>
                    <text:p xml:id="id75" text:id="id75"><text:span text:style-name="T6">It does not mean that these POM files are only useful for simple applications</text:span></text:p>
                  </text:list-item>
                  <text:list-item>
                    <text:p xml:id="id77" text:id="id77"><text:span text:style-name="T6">It means that these POM files provide the foundation for getting started with particular types of applications</text:span></text:p>
                  </text:list-item>
                </text:list>
              </text:list-item>
            </text:list>
          </draw:text-box>
        </draw:frame>
        <anim:par presentation:node-type="timing-root">
          <anim:seq presentation:node-type="main-sequence">
            <anim:par smil:begin="0s">
              <anim:par smil:begin="0s">
                <anim:par xml:id="id56" anim:id="id56"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xml:id="id58" anim:id="id58" smil:begin="0s" smil:fill="hold" presentation:node-type="on-click" presentation:preset-class="entrance" presentation:preset-id="ooo-entrance-appear">
                  <anim:set smil:begin="0s" smil:dur="0.001s" smil:fill="hold" smil:targetElement="id55" anim:sub-item="text" smil:attributeName="visibility" smil:to="visible"/>
                </anim:par>
                <anim:animateColor smil:begin="0s" smil:dur="0.001s" smil:fill="hold" presentation:master-element="id56" smil:targetElement="id54" smil:attributeName="dim" smil:to="#808080" anim:color-interpolation="rgb" anim:color-interpolation-direction="clockwise"/>
              </anim:par>
            </anim:par>
            <anim:par smil:begin="next">
              <anim:par smil:begin="0s">
                <anim:par xml:id="id60" anim:id="id60" smil:begin="0s" smil:fill="hold" presentation:node-type="on-click" presentation:preset-class="entrance" presentation:preset-id="ooo-entrance-appear">
                  <anim:set smil:begin="0s" smil:dur="0.001s" smil:fill="hold" smil:targetElement="id57" anim:sub-item="text" smil:attributeName="visibility" smil:to="visible"/>
                </anim:par>
                <anim:animateColor smil:begin="0s" smil:dur="0.001s" smil:fill="hold" presentation:master-element="id58" smil:targetElement="id55" smil:attributeName="dim" smil:to="#808080" anim:color-interpolation="rgb" anim:color-interpolation-direction="clockwise"/>
              </anim:par>
            </anim:par>
            <anim:par smil:begin="next">
              <anim:par smil:begin="0s">
                <anim:par xml:id="id62" anim:id="id62" smil:begin="0s" smil:fill="hold" presentation:node-type="on-click" presentation:preset-class="entrance" presentation:preset-id="ooo-entrance-appear">
                  <anim:set smil:begin="0s" smil:dur="0.001s" smil:fill="hold" smil:targetElement="id59" anim:sub-item="text" smil:attributeName="visibility" smil:to="visible"/>
                </anim:par>
                <anim:animateColor smil:begin="0s" smil:dur="0.001s" smil:fill="hold" presentation:master-element="id60" smil:targetElement="id57" smil:attributeName="dim" smil:to="#808080" anim:color-interpolation="rgb" anim:color-interpolation-direction="clockwise"/>
              </anim:par>
            </anim:par>
            <anim:par smil:begin="next">
              <anim:par smil:begin="0s">
                <anim:par xml:id="id64" anim:id="id64" smil:begin="0s" smil:fill="hold" presentation:node-type="on-click" presentation:preset-class="entrance" presentation:preset-id="ooo-entrance-appear">
                  <anim:set smil:begin="0s" smil:dur="0.001s" smil:fill="hold" smil:targetElement="id61" anim:sub-item="text" smil:attributeName="visibility" smil:to="visible"/>
                </anim:par>
                <anim:animateColor smil:begin="0s" smil:dur="0.001s" smil:fill="hold" presentation:master-element="id62" smil:targetElement="id59" smil:attributeName="dim" smil:to="#808080" anim:color-interpolation="rgb" anim:color-interpolation-direction="clockwise"/>
              </anim:par>
            </anim:par>
            <anim:par smil:begin="next">
              <anim:par smil:begin="0s">
                <anim:par xml:id="id66" anim:id="id66" smil:begin="0s" smil:fill="hold" presentation:node-type="on-click" presentation:preset-class="entrance" presentation:preset-id="ooo-entrance-appear">
                  <anim:set smil:begin="0s" smil:dur="0.001s" smil:fill="hold" smil:targetElement="id63" anim:sub-item="text" smil:attributeName="visibility" smil:to="visible"/>
                </anim:par>
                <anim:animateColor smil:begin="0s" smil:dur="0.001s" smil:fill="hold" presentation:master-element="id64" smil:targetElement="id61" smil:attributeName="dim" smil:to="#808080" anim:color-interpolation="rgb" anim:color-interpolation-direction="clockwise"/>
              </anim:par>
            </anim:par>
            <anim:par smil:begin="next">
              <anim:par smil:begin="0s">
                <anim:par xml:id="id68" anim:id="id68" smil:begin="0s" smil:fill="hold" presentation:node-type="on-click" presentation:preset-class="entrance" presentation:preset-id="ooo-entrance-appear">
                  <anim:set smil:begin="0s" smil:dur="0.001s" smil:fill="hold" smil:targetElement="id65" anim:sub-item="text" smil:attributeName="visibility" smil:to="visible"/>
                </anim:par>
                <anim:animateColor smil:begin="0s" smil:dur="0.001s" smil:fill="hold" presentation:master-element="id66" smil:targetElement="id63" smil:attributeName="dim" smil:to="#808080" anim:color-interpolation="rgb" anim:color-interpolation-direction="clockwise"/>
              </anim:par>
            </anim:par>
            <anim:par smil:begin="next">
              <anim:par smil:begin="0s">
                <anim:par xml:id="id70" anim:id="id70" smil:begin="0s" smil:fill="hold" presentation:node-type="on-click" presentation:preset-class="entrance" presentation:preset-id="ooo-entrance-appear">
                  <anim:set smil:begin="0s" smil:dur="0.001s" smil:fill="hold" smil:targetElement="id67" anim:sub-item="text" smil:attributeName="visibility" smil:to="visible"/>
                </anim:par>
                <anim:animateColor smil:begin="0s" smil:dur="0.001s" smil:fill="hold" presentation:master-element="id68" smil:targetElement="id65" smil:attributeName="dim" smil:to="#808080" anim:color-interpolation="rgb" anim:color-interpolation-direction="clockwise"/>
              </anim:par>
            </anim:par>
            <anim:par smil:begin="next">
              <anim:par smil:begin="0s">
                <anim:par xml:id="id72" anim:id="id72" smil:begin="0s" smil:fill="hold" presentation:node-type="on-click" presentation:preset-class="entrance" presentation:preset-id="ooo-entrance-appear">
                  <anim:set smil:begin="0s" smil:dur="0.001s" smil:fill="hold" smil:targetElement="id69" anim:sub-item="text" smil:attributeName="visibility" smil:to="visible"/>
                </anim:par>
                <anim:animateColor smil:begin="0s" smil:dur="0.001s" smil:fill="hold" presentation:master-element="id70" smil:targetElement="id67" smil:attributeName="dim" smil:to="#808080" anim:color-interpolation="rgb" anim:color-interpolation-direction="clockwise"/>
              </anim:par>
            </anim:par>
            <anim:par smil:begin="next">
              <anim:par smil:begin="0s">
                <anim:par xml:id="id74" anim:id="id74" smil:begin="0s" smil:fill="hold" presentation:node-type="on-click" presentation:preset-class="entrance" presentation:preset-id="ooo-entrance-appear">
                  <anim:set smil:begin="0s" smil:dur="0.001s" smil:fill="hold" smil:targetElement="id71" anim:sub-item="text" smil:attributeName="visibility" smil:to="visible"/>
                </anim:par>
                <anim:animateColor smil:begin="0s" smil:dur="0.001s" smil:fill="hold" presentation:master-element="id72" smil:targetElement="id69" smil:attributeName="dim" smil:to="#808080" anim:color-interpolation="rgb" anim:color-interpolation-direction="clockwise"/>
              </anim:par>
            </anim:par>
            <anim:par smil:begin="next">
              <anim:par smil:begin="0s">
                <anim:par xml:id="id76" anim:id="id76" smil:begin="0s" smil:fill="hold" presentation:node-type="on-click" presentation:preset-class="entrance" presentation:preset-id="ooo-entrance-appear">
                  <anim:set smil:begin="0s" smil:dur="0.001s" smil:fill="hold" smil:targetElement="id73" anim:sub-item="text" smil:attributeName="visibility" smil:to="visible"/>
                </anim:par>
                <anim:animateColor smil:begin="0s" smil:dur="0.001s" smil:fill="hold" presentation:master-element="id74" smil:targetElement="id71" smil:attributeName="dim" smil:to="#808080" anim:color-interpolation="rgb" anim:color-interpolation-direction="clockwise"/>
              </anim:par>
            </anim:par>
            <anim:par smil:begin="next">
              <anim:par smil:begin="0s">
                <anim:par xml:id="id78" anim:id="id78" smil:begin="0s" smil:fill="hold" presentation:node-type="on-click" presentation:preset-class="entrance" presentation:preset-id="ooo-entrance-appear">
                  <anim:set smil:begin="0s" smil:dur="0.001s" smil:fill="hold" smil:targetElement="id75" anim:sub-item="text" smil:attributeName="visibility" smil:to="visible"/>
                </anim:par>
                <anim:animateColor smil:begin="0s" smil:dur="0.001s" smil:fill="hold" presentation:master-element="id76" smil:targetElement="id73"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animateColor smil:begin="0s" smil:dur="0.001s" smil:fill="hold" presentation:master-element="id78" smil:targetElement="id7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9" presentation:class="page"/>
          <draw:frame presentation:style-name="pr2" draw:layer="layout" svg:width="18.542cm" svg:height="13.36cm" svg:x="1.27cm" svg:y="13.97cm" presentation:class="notes" presentation:placeholder="true">
            <draw:text-box/>
          </draw:frame>
        </presentation:notes>
      </draw:page>
      <draw:page draw:name="page10" draw:style-name="dp1" draw:master-page-name="Base_25_20Template1" presentation:presentation-page-layout-name="AL1T1">
        <office:forms form:automatic-focus="false" form:apply-design-mode="false"/>
        <draw:rect draw:style-name="gr4" draw:text-style-name="P12" xml:id="id79" draw:id="id79" draw:layer="layout" svg:width="25.4cm" svg:height="6.629cm" svg:x="1.27cm" svg:y="5.082cm">
          <text:p text:style-name="P11"><text:span text:style-name="T14">package sample;</text:span></text:p>
          <text:p text:style-name="P11"><text:span text:style-name="T14">import org.springframework.boot.SpringApplication;</text:span></text:p>
          <text:p text:style-name="P11"><text:span text:style-name="T15">import org.springframework.boot.autoconfigure.EnableAutoConfiguration;</text:span></text:p>
          <text:p text:style-name="P11"><text:span text:style-name="T14">import org.springframework.web.bind.annotation.RequestMapping;</text:span></text:p>
          <text:p text:style-name="P11"><text:span text:style-name="T14">import org.springframework.web.bind.annotation.RestController;</text:span></text:p>
          <text:p text:style-name="P11"><text:span text:style-name="T14">@RestController</text:span></text:p>
          <text:p text:style-name="P11"><text:span text:style-name="T15">@EnableAutoConfiguration</text:span></text:p>
          <text:p text:style-name="P11"><text:span text:style-name="T14">public class HelloController {</text:span></text:p>
          <text:p text:style-name="P11"><text:span text:style-name="T14"><text:tab/></text:span><text:span text:style-name="T14">@RequestMapping("/")</text:span></text:p>
          <text:p text:style-name="P11"><text:span text:style-name="T14"><text:tab/></text:span><text:span text:style-name="T14">public String hello() {</text:span></text:p>
          <text:p text:style-name="P11"><text:span text:style-name="T14"><text:tab/></text:span><text:span text:style-name="T14"><text:tab/></text:span><text:span text:style-name="T14">return "Hello World!";</text:span></text:p>
          <text:p text:style-name="P11"><text:span text:style-name="T14"><text:tab/></text:span><text:span text:style-name="T14">}</text:span></text:p>
          <text:p text:style-name="P11"><text:span text:style-name="T14"><text:tab/></text:span><text:span text:style-name="T14">public static void main(String [] args) {</text:span></text:p>
          <text:p text:style-name="P11"><text:span text:style-name="T14"><text:tab/></text:span><text:span text:style-name="T14"><text:tab/></text:span><text:span text:style-name="T14">SpringApplication.run(HelloController.class, args);</text:span></text:p>
          <text:p text:style-name="P11"><text:span text:style-name="T14"><text:tab/></text:span><text:span text:style-name="T14">}</text:span></text:p>
          <text:p text:style-name="P11"><text:span text:style-name="T14">}</text:span></text:p>
        </draw:rect>
        <draw:frame presentation:style-name="pr3" draw:text-style-name="P2" draw:layer="layout" svg:width="25.4cm" svg:height="2.54cm" svg:x="1.27cm" svg:y="1.274cm" presentation:class="title" presentation:user-transformed="true">
          <draw:text-box>
            <text:p><text:span text:style-name="T2">Enabling AutoConfiguration (1 Of 2)</text:span><text:span text:style-name="T2"><text:line-break/></text:span><text:span text:style-name="T2"/></text:p>
          </draw:text-box>
        </draw:frame>
        <draw:frame presentation:style-name="pr13" draw:text-style-name="P13" draw:layer="layout" svg:width="25.4cm" svg:height="14.605cm" svg:x="1.27cm" svg:y="5.084cm" presentation:class="outline" presentation:user-transformed="true">
          <draw:text-box>
            <text:p text:style-name="P8"><text:span text:style-name="T3"/></text:p>
            <text:list text:style-name="L2">
              <text:list-item>
                <text:p xml:id="id80" text:id="id80" text:style-name="P3"><text:span text:style-name="T16">The next item of note is the @EnableAutoConfiguration annotation</text:span></text:p>
                <text:list>
                  <text:list-item>
                    <text:p xml:id="id81" text:id="id81"><text:span text:style-name="T4">This annotation “opts-in” to Spring Boot's autoconfiguration capabilities, telling Spring (in this case) to automatically wire up components relevant to the configuration of a web application it might encounter in the system classpath</text:span></text:p>
                    <text:list>
                      <text:list-item>
                        <text:p xml:id="id83" text:id="id83"><text:span text:style-name="T5">e.g. Because this is a web application, finding Tomcat in the classpath will cause Spring Boot to try to autoconfigure a web container</text:span></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9" smil:attributeName="visibility" smil:to="visible"/>
                </anim:par>
                <anim:par xml:id="id82" anim:id="id82"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par smil:begin="next">
              <anim:par smil:begin="0s">
                <anim:par xml:id="id84" anim:id="id84" smil:begin="0s" smil:fill="hold" presentation:node-type="on-click" presentation:preset-class="entrance" presentation:preset-id="ooo-entrance-appear">
                  <anim:set smil:begin="0s" smil:dur="0.001s" smil:fill="hold" smil:targetElement="id81" anim:sub-item="text" smil:attributeName="visibility" smil:to="visible"/>
                </anim:par>
                <anim:animateColor smil:begin="0s" smil:dur="0.001s" smil:fill="hold" presentation:master-element="id82" smil:targetElement="id80"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animateColor smil:begin="0s" smil:dur="0.001s" smil:fill="hold" presentation:master-element="id84" smil:targetElement="id81"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0" presentation:class="page"/>
          <draw:frame presentation:style-name="pr2" draw:layer="layout" svg:width="18.542cm" svg:height="13.36cm" svg:x="1.27cm" svg:y="13.97cm" presentation:class="notes" presentation:placeholder="true">
            <draw:text-box/>
          </draw:frame>
        </presentation:notes>
      </draw:page>
      <draw:page draw:name="page11" draw:style-name="dp1" draw:master-page-name="Base_25_20Template1" presentation:presentation-page-layout-name="AL1T1">
        <office:forms form:automatic-focus="false" form:apply-design-mode="false"/>
        <draw:frame presentation:style-name="pr14" draw:text-style-name="P14" draw:layer="layout" svg:width="25.4cm" svg:height="14.605cm" svg:x="1.27cm" svg:y="5.077cm" presentation:class="outline" presentation:user-transformed="true">
          <draw:text-box>
            <text:list text:style-name="L2">
              <text:list-item>
                <text:p xml:id="id85" text:id="id85" text:style-name="P10"><text:span text:style-name="T9">How does AutoConfiguration actually work?</text:span></text:p>
                <text:list>
                  <text:list-item>
                    <text:p xml:id="id86" text:id="id86"><text:span text:style-name="T4">Beneath the hood it relies on ordinary @Configuration Spring classes, but with a few additional annotations attached</text:span></text:p>
                    <text:list>
                      <text:list-item>
                        <text:p xml:id="id88" text:id="id88"><text:span text:style-name="T5">Spring 4 introduced a new conditional annotation, to allow you to conditionally choose whether beans are created or not</text:span></text:p>
                        <text:list>
                          <text:list-item>
                            <text:p xml:id="id90" text:id="id90"><text:span text:style-name="T6">It's a bit like the @Profile annotation, but for programmatically determining whether or not to create a bean</text:span></text:p>
                          </text:list-item>
                        </text:list>
                      </text:list-item>
                    </text:list>
                  </text:list-item>
                </text:list>
              </text:list-item>
              <text:list-item>
                <text:p xml:id="id92" text:id="id92" text:style-name="P3"><text:span text:style-name="T9">Most of the AutoConfiguration Spring Boot provides is either</text:span></text:p>
                <text:list>
                  <text:list-item>
                    <text:p xml:id="id94" text:id="id94"><text:span text:style-name="T4">@ConditionalOnClass</text:span></text:p>
                    <text:list>
                      <text:list-item>
                        <text:p xml:id="id96" text:id="id96"><text:span text:style-name="T5">Meaning it will work only if a particular class is on your classpath</text:span></text:p>
                      </text:list-item>
                    </text:list>
                  </text:list-item>
                  <text:list-item>
                    <text:p xml:id="id98" text:id="id98"><text:span text:style-name="T4">@ConditionalOnMissingBean</text:span></text:p>
                    <text:list>
                      <text:list-item>
                        <text:p xml:id="id100" text:id="id100"><text:span text:style-name="T5">Meaning that if you define your own bean to take care of a particular piece of the functionality, Spring Boot will not autoconfigure that particular piece of functionality</text:span></text:p>
                      </text:list-item>
                    </text:list>
                  </text:list-item>
                </text:list>
              </text:list-item>
            </text:list>
          </draw:text-box>
        </draw:frame>
        <draw:frame presentation:style-name="pr3" draw:text-style-name="P2" draw:layer="layout" svg:width="25.4cm" svg:height="2.54cm" svg:x="1.27cm" svg:y="1.274cm" presentation:class="title" presentation:user-transformed="true">
          <draw:text-box>
            <text:p><text:span text:style-name="T2">Enabling AutoConfiguration (2 Of 2)</text:span><text:span text:style-name="T2"><text:line-break/></text:span><text:span text:style-name="T2"/></text:p>
          </draw:text-box>
        </draw:frame>
        <anim:par presentation:node-type="timing-root">
          <anim:seq presentation:node-type="main-sequence">
            <anim:par smil:begin="0s">
              <anim:par smil:begin="0s">
                <anim:par xml:id="id87" anim:id="id87"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xml:id="id89" anim:id="id89" smil:begin="0s" smil:fill="hold" presentation:node-type="on-click" presentation:preset-class="entrance" presentation:preset-id="ooo-entrance-appear">
                  <anim:set smil:begin="0s" smil:dur="0.001s" smil:fill="hold" smil:targetElement="id86" anim:sub-item="text" smil:attributeName="visibility" smil:to="visible"/>
                </anim:par>
                <anim:animateColor smil:begin="0s" smil:dur="0.001s" smil:fill="hold" presentation:master-element="id87" smil:targetElement="id85" smil:attributeName="dim" smil:to="#808080" anim:color-interpolation="rgb" anim:color-interpolation-direction="clockwise"/>
              </anim:par>
            </anim:par>
            <anim:par smil:begin="next">
              <anim:par smil:begin="0s">
                <anim:par xml:id="id91" anim:id="id91" smil:begin="0s" smil:fill="hold" presentation:node-type="on-click" presentation:preset-class="entrance" presentation:preset-id="ooo-entrance-appear">
                  <anim:set smil:begin="0s" smil:dur="0.001s" smil:fill="hold" smil:targetElement="id88" anim:sub-item="text" smil:attributeName="visibility" smil:to="visible"/>
                </anim:par>
                <anim:animateColor smil:begin="0s" smil:dur="0.001s" smil:fill="hold" presentation:master-element="id89" smil:targetElement="id86" smil:attributeName="dim" smil:to="#808080" anim:color-interpolation="rgb" anim:color-interpolation-direction="clockwise"/>
              </anim:par>
            </anim:par>
            <anim:par smil:begin="next">
              <anim:par smil:begin="0s">
                <anim:par xml:id="id93" anim:id="id93" smil:begin="0s" smil:fill="hold" presentation:node-type="on-click" presentation:preset-class="entrance" presentation:preset-id="ooo-entrance-appear">
                  <anim:set smil:begin="0s" smil:dur="0.001s" smil:fill="hold" smil:targetElement="id90" anim:sub-item="text" smil:attributeName="visibility" smil:to="visible"/>
                </anim:par>
                <anim:animateColor smil:begin="0s" smil:dur="0.001s" smil:fill="hold" presentation:master-element="id91" smil:targetElement="id88" smil:attributeName="dim" smil:to="#808080" anim:color-interpolation="rgb" anim:color-interpolation-direction="clockwise"/>
              </anim:par>
            </anim:par>
            <anim:par smil:begin="next">
              <anim:par smil:begin="0s">
                <anim:par xml:id="id95" anim:id="id95" smil:begin="0s" smil:fill="hold" presentation:node-type="on-click" presentation:preset-class="entrance" presentation:preset-id="ooo-entrance-appear">
                  <anim:set smil:begin="0s" smil:dur="0.001s" smil:fill="hold" smil:targetElement="id92" anim:sub-item="text" smil:attributeName="visibility" smil:to="visible"/>
                </anim:par>
                <anim:animateColor smil:begin="0s" smil:dur="0.001s" smil:fill="hold" presentation:master-element="id93" smil:targetElement="id90" smil:attributeName="dim" smil:to="#808080" anim:color-interpolation="rgb" anim:color-interpolation-direction="clockwise"/>
              </anim:par>
            </anim:par>
            <anim:par smil:begin="next">
              <anim:par smil:begin="0s">
                <anim:par xml:id="id97" anim:id="id97" smil:begin="0s" smil:fill="hold" presentation:node-type="on-click" presentation:preset-class="entrance" presentation:preset-id="ooo-entrance-appear">
                  <anim:set smil:begin="0s" smil:dur="0.001s" smil:fill="hold" smil:targetElement="id94" anim:sub-item="text" smil:attributeName="visibility" smil:to="visible"/>
                </anim:par>
                <anim:animateColor smil:begin="0s" smil:dur="0.001s" smil:fill="hold" presentation:master-element="id95" smil:targetElement="id92" smil:attributeName="dim" smil:to="#808080" anim:color-interpolation="rgb" anim:color-interpolation-direction="clockwise"/>
              </anim:par>
            </anim:par>
            <anim:par smil:begin="next">
              <anim:par smil:begin="0s">
                <anim:par xml:id="id99" anim:id="id99" smil:begin="0s" smil:fill="hold" presentation:node-type="on-click" presentation:preset-class="entrance" presentation:preset-id="ooo-entrance-appear">
                  <anim:set smil:begin="0s" smil:dur="0.001s" smil:fill="hold" smil:targetElement="id96" anim:sub-item="text" smil:attributeName="visibility" smil:to="visible"/>
                </anim:par>
                <anim:animateColor smil:begin="0s" smil:dur="0.001s" smil:fill="hold" presentation:master-element="id97" smil:targetElement="id94" smil:attributeName="dim" smil:to="#808080" anim:color-interpolation="rgb" anim:color-interpolation-direction="clockwise"/>
              </anim:par>
            </anim:par>
            <anim:par smil:begin="next">
              <anim:par smil:begin="0s">
                <anim:par xml:id="id101" anim:id="id101" smil:begin="0s" smil:fill="hold" presentation:node-type="on-click" presentation:preset-class="entrance" presentation:preset-id="ooo-entrance-appear">
                  <anim:set smil:begin="0s" smil:dur="0.001s" smil:fill="hold" smil:targetElement="id98" anim:sub-item="text" smil:attributeName="visibility" smil:to="visible"/>
                </anim:par>
                <anim:animateColor smil:begin="0s" smil:dur="0.001s" smil:fill="hold" presentation:master-element="id99" smil:targetElement="id96"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animateColor smil:begin="0s" smil:dur="0.001s" smil:fill="hold" presentation:master-element="id101" smil:targetElement="id98"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1" presentation:class="page"/>
          <draw:frame presentation:style-name="pr2" draw:layer="layout" svg:width="18.542cm" svg:height="13.36cm" svg:x="1.27cm" svg:y="13.97cm" presentation:class="notes" presentation:placeholder="true">
            <draw:text-box/>
          </draw:frame>
        </presentation:notes>
      </draw:page>
      <draw:page draw:name="page12" draw:style-name="dp1" draw:master-page-name="Base_25_20Template1" presentation:presentation-page-layout-name="AL1T1">
        <office:forms form:automatic-focus="false" form:apply-design-mode="false"/>
        <draw:frame presentation:style-name="pr3" draw:text-style-name="P2" draw:layer="layout" svg:width="25.4cm" svg:height="2.54cm" svg:x="1.27cm" svg:y="1.276cm" presentation:class="title" presentation:user-transformed="true">
          <draw:text-box>
            <text:p><text:span text:style-name="T2">Implement The Controller Logic</text:span><text:span text:style-name="T2"><text:line-break/></text:span><text:span text:style-name="T2"/></text:p>
          </draw:text-box>
        </draw:frame>
        <draw:frame presentation:style-name="pr15" draw:text-style-name="P9" draw:layer="layout" svg:width="25.4cm" svg:height="14.605cm" svg:x="1.27cm" svg:y="5.086cm" presentation:class="outline" presentation:user-transformed="true">
          <draw:text-box>
            <text:p text:style-name="P8"><text:span text:style-name="T8"/></text:p>
            <text:list text:style-name="L2">
              <text:list-item>
                <text:p xml:id="id103" text:id="id103" text:style-name="P3"><text:span text:style-name="T8">Next, we implement the controller logic itself</text:span></text:p>
              </text:list-item>
              <text:list-item>
                <text:p xml:id="id104" text:id="id104" text:style-name="P3"><text:span text:style-name="T8">This is nothing more than an ordinary Spring RestController</text:span></text:p>
              </text:list-item>
            </text:list>
          </draw:text-box>
        </draw:frame>
        <draw:rect draw:style-name="gr4" draw:text-style-name="P15" xml:id="id102" draw:id="id102" draw:layer="layout" svg:width="25.4cm" svg:height="6.629cm" svg:x="1.27cm" svg:y="5.083cm">
          <text:p text:style-name="P11"><text:span text:style-name="T17">package sample;</text:span></text:p>
          <text:p text:style-name="P11"><text:span text:style-name="T17">import org.springframework.boot.SpringApplication;</text:span></text:p>
          <text:p text:style-name="P11"><text:span text:style-name="T17">import org.springframework.boot.autoconfigure.EnableAutoConfiguration;</text:span></text:p>
          <text:p text:style-name="P11"><text:span text:style-name="T15">import org.springframework.web.bind.annotation.RequestMapping;</text:span></text:p>
          <text:p text:style-name="P11"><text:span text:style-name="T15">import org.springframework.web.bind.annotation.RestController;</text:span></text:p>
          <text:p text:style-name="P11"><text:span text:style-name="T15">@RestController</text:span></text:p>
          <text:p text:style-name="P11"><text:span text:style-name="T17">@EnableAutoConfiguration</text:span></text:p>
          <text:p text:style-name="P11"><text:span text:style-name="T17">public class HelloController {</text:span></text:p>
          <text:p text:style-name="P11"><text:span text:style-name="T15"><text:tab/></text:span><text:span text:style-name="T15">@RequestMapping("/")</text:span></text:p>
          <text:p text:style-name="P11"><text:span text:style-name="T15"><text:tab/></text:span><text:span text:style-name="T15">public String hello() {</text:span></text:p>
          <text:p text:style-name="P11"><text:span text:style-name="T15"><text:tab/></text:span><text:span text:style-name="T15"><text:tab/></text:span><text:span text:style-name="T15">return "Hello World!";</text:span></text:p>
          <text:p text:style-name="P11"><text:span text:style-name="T15"><text:tab/></text:span><text:span text:style-name="T15">}</text:span></text:p>
          <text:p text:style-name="P11"><text:span text:style-name="T17"><text:tab/></text:span><text:span text:style-name="T17">public static void main(String [] args) {</text:span></text:p>
          <text:p text:style-name="P11"><text:span text:style-name="T17"><text:tab/></text:span><text:span text:style-name="T17"><text:tab/></text:span><text:span text:style-name="T17">SpringApplication.run(HelloController.class, args);</text:span></text:p>
          <text:p text:style-name="P11"><text:span text:style-name="T17"><text:tab/></text:span><text:span text:style-name="T17">}</text:span></text:p>
          <text:p text:style-name="P11"><text:span text:style-name="T17">}</text:span></text:p>
        </draw:rect>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02" smil:attributeName="visibility" smil:to="visible"/>
                </anim:par>
                <anim:par xml:id="id105" anim:id="id105" smil:begin="0s" smil:fill="hold" presentation:node-type="with-previous"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animateColor smil:begin="0s" smil:dur="0.001s" smil:fill="hold" presentation:master-element="id105" smil:targetElement="id103"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2" presentation:class="page"/>
          <draw:frame presentation:style-name="pr2" draw:layer="layout" svg:width="18.542cm" svg:height="13.36cm" svg:x="1.27cm" svg:y="13.97cm" presentation:class="notes" presentation:placeholder="true">
            <draw:text-box/>
          </draw:frame>
        </presentation:notes>
      </draw:page>
      <draw:page draw:name="page13" draw:style-name="dp1" draw:master-page-name="Base_25_20Template1" presentation:presentation-page-layout-name="AL1T1">
        <office:forms form:automatic-focus="false" form:apply-design-mode="false"/>
        <draw:frame presentation:style-name="pr3" draw:text-style-name="P2" draw:layer="layout" svg:width="25.4cm" svg:height="2.54cm" svg:x="1.27cm" svg:y="1.277cm" presentation:class="title" presentation:user-transformed="true">
          <draw:text-box>
            <text:p><text:span text:style-name="T2">Launch The Application (1 Of 3)</text:span><text:span text:style-name="T2"><text:line-break/></text:span><text:span text:style-name="T2"/></text:p>
          </draw:text-box>
        </draw:frame>
        <draw:frame presentation:style-name="pr16" draw:text-style-name="P9" draw:layer="layout" svg:width="25.4cm" svg:height="14.605cm" svg:x="1.27cm" svg:y="5.087cm" presentation:class="outline" presentation:user-transformed="true">
          <draw:text-box>
            <text:p text:style-name="P8"><text:span text:style-name="T8"/></text:p>
            <text:list text:style-name="L2">
              <text:list-item>
                <text:p text:style-name="P3"><text:span text:style-name="T8">Finally, we include a main method to launch the application</text:span></text:p>
              </text:list-item>
            </text:list>
          </draw:text-box>
        </draw:frame>
        <draw:rect draw:style-name="gr4" draw:text-style-name="P15" draw:layer="layout" svg:width="25.4cm" svg:height="6.629cm" svg:x="1.27cm" svg:y="5.084cm">
          <text:p text:style-name="P11"><text:span text:style-name="T17">package sample;</text:span></text:p>
          <text:p text:style-name="P11"><text:span text:style-name="T15">import org.springframework.boot.SpringApplication;</text:span></text:p>
          <text:p text:style-name="P11"><text:span text:style-name="T17">import org.springframework.boot.autoconfigure.EnableAutoConfiguration;</text:span></text:p>
          <text:p text:style-name="P11"><text:span text:style-name="T17">import org.springframework.web.bind.annotation.RequestMapping;</text:span></text:p>
          <text:p text:style-name="P11"><text:span text:style-name="T17">import org.springframework.web.bind.annotation.RestController;</text:span></text:p>
          <text:p text:style-name="P11"><text:span text:style-name="T17">@RestController</text:span></text:p>
          <text:p text:style-name="P11"><text:span text:style-name="T17">@EnableAutoConfiguration</text:span></text:p>
          <text:p text:style-name="P11"><text:span text:style-name="T17">public class HelloController {</text:span></text:p>
          <text:p text:style-name="P11"><text:span text:style-name="T17"><text:tab/></text:span><text:span text:style-name="T17">@RequestMapping("/")</text:span></text:p>
          <text:p text:style-name="P11"><text:span text:style-name="T17"><text:tab/></text:span><text:span text:style-name="T17">public String hello() {</text:span></text:p>
          <text:p text:style-name="P11"><text:span text:style-name="T17"><text:tab/></text:span><text:span text:style-name="T17"><text:tab/></text:span><text:span text:style-name="T17">return "Hello World!";</text:span></text:p>
          <text:p text:style-name="P11"><text:span text:style-name="T17"><text:tab/></text:span><text:span text:style-name="T17">}</text:span></text:p>
          <text:p text:style-name="P11"><text:span text:style-name="T15"><text:tab/></text:span><text:span text:style-name="T15">public static void main(String [] args) {</text:span></text:p>
          <text:p text:style-name="P11"><text:span text:style-name="T15"><text:tab/></text:span><text:span text:style-name="T15"><text:tab/></text:span><text:span text:style-name="T15">SpringApplication.run(HelloController.class, args);</text:span></text:p>
          <text:p text:style-name="P11"><text:span text:style-name="T15"><text:tab/></text:span><text:span text:style-name="T15">}</text:span></text:p>
          <text:p text:style-name="P11"><text:span text:style-name="T17">}</text:span></text:p>
        </draw:rect>
        <presentation:notes draw:style-name="dp2">
          <draw:page-thumbnail draw:style-name="gr1" draw:layer="layout" svg:width="18.542cm" svg:height="11.136cm" svg:x="1.27cm" svg:y="2.257cm" draw:page-number="13" presentation:class="page"/>
          <draw:frame presentation:style-name="pr2" draw:layer="layout" svg:width="18.542cm" svg:height="13.36cm" svg:x="1.27cm" svg:y="13.97cm" presentation:class="notes" presentation:placeholder="true">
            <draw:text-box/>
          </draw:frame>
        </presentation:notes>
      </draw:page>
      <draw:page draw:name="page14" draw:style-name="dp1" draw:master-page-name="Base_25_20Template1" presentation:presentation-page-layout-name="AL1T1">
        <office:forms form:automatic-focus="false" form:apply-design-mode="false"/>
        <draw:frame presentation:style-name="pr17" draw:text-style-name="P14" draw:layer="layout" svg:width="25.4cm" svg:height="14.605cm" svg:x="1.27cm" svg:y="5.087cm" presentation:class="outline" presentation:user-transformed="true">
          <draw:text-box>
            <text:list text:style-name="L3">
              <text:list-item>
                <text:p xml:id="id106" text:id="id106" text:style-name="P10"><text:span text:style-name="T8">In most cases, all that is required to launch a Spring Boot application is to invoke the SpringApplication's static run method, passing 2 arguments</text:span></text:p>
              </text:list-item>
            </text:list>
            <text:list text:style-name="L2">
              <text:list-item>
                <text:list>
                  <text:list-item>
                    <text:p xml:id="id107" text:id="id107"><text:span text:style-name="T9">The application class itself</text:span></text:p>
                  </text:list-item>
                  <text:list-item>
                    <text:p xml:id="id109" text:id="id109"><text:span text:style-name="T9">Any command line arguments submitted to your application</text:span></text:p>
                  </text:list-item>
                </text:list>
              </text:list-item>
              <text:list-item>
                <text:p xml:id="id111" text:id="id111" text:style-name="P3"><text:span text:style-name="T8">For more control, you can create an instance of the SpringApplication class, setting configure various properties of the application programmatically, before launching that instance</text:span></text:p>
              </text:list-item>
            </text:list>
          </draw:text-box>
        </draw:frame>
        <draw:frame presentation:style-name="pr3" draw:text-style-name="P2" draw:layer="layout" svg:width="25.4cm" svg:height="2.54cm" svg:x="1.27cm" svg:y="1.277cm" presentation:class="title" presentation:user-transformed="true">
          <draw:text-box>
            <text:p><text:span text:style-name="T2">Launch The Application (2 Of 3)</text:span><text:span text:style-name="T2"><text:line-break/></text:span><text:span text:style-name="T2"/></text:p>
          </draw:text-box>
        </draw:frame>
        <anim:par presentation:node-type="timing-root">
          <anim:seq presentation:node-type="main-sequence">
            <anim:par smil:begin="0s">
              <anim:par smil:begin="0s">
                <anim:par xml:id="id108" anim:id="id108" smil:begin="0s" smil:fill="hold" presentation:node-type="with-previous" presentation:preset-class="entrance" presentation:preset-id="ooo-entrance-appear">
                  <anim:set smil:begin="0s" smil:dur="0.001s" smil:fill="hold" smil:targetElement="id106" anim:sub-item="text" smil:attributeName="visibility" smil:to="visible"/>
                </anim:par>
              </anim:par>
            </anim:par>
            <anim:par smil:begin="next">
              <anim:par smil:begin="0s">
                <anim:par xml:id="id110" anim:id="id110" smil:begin="0s" smil:fill="hold" presentation:node-type="on-click" presentation:preset-class="entrance" presentation:preset-id="ooo-entrance-appear">
                  <anim:set smil:begin="0s" smil:dur="0.001s" smil:fill="hold" smil:targetElement="id107" anim:sub-item="text" smil:attributeName="visibility" smil:to="visible"/>
                </anim:par>
                <anim:animateColor smil:begin="0s" smil:dur="0.001s" smil:fill="hold" presentation:master-element="id108" smil:targetElement="id106" smil:attributeName="dim" smil:to="#808080" anim:color-interpolation="rgb" anim:color-interpolation-direction="clockwise"/>
              </anim:par>
            </anim:par>
            <anim:par smil:begin="next">
              <anim:par smil:begin="0s">
                <anim:par xml:id="id112" anim:id="id112" smil:begin="0s" smil:fill="hold" presentation:node-type="on-click" presentation:preset-class="entrance" presentation:preset-id="ooo-entrance-appear">
                  <anim:set smil:begin="0s" smil:dur="0.001s" smil:fill="hold" smil:targetElement="id109" anim:sub-item="text" smil:attributeName="visibility" smil:to="visible"/>
                </anim:par>
                <anim:animateColor smil:begin="0s" smil:dur="0.001s" smil:fill="hold" presentation:master-element="id110" smil:targetElement="id107"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animateColor smil:begin="0s" smil:dur="0.001s" smil:fill="hold" presentation:master-element="id112" smil:targetElement="id109"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4" presentation:class="page"/>
          <draw:frame presentation:style-name="pr2" draw:layer="layout" svg:width="18.542cm" svg:height="13.36cm" svg:x="1.27cm" svg:y="13.97cm" presentation:class="notes" presentation:placeholder="true">
            <draw:text-box/>
          </draw:frame>
        </presentation:notes>
      </draw:page>
      <draw:page draw:name="page15" draw:style-name="dp1" draw:master-page-name="Base_25_20Template1" presentation:presentation-page-layout-name="AL1T1">
        <office:forms form:automatic-focus="false" form:apply-design-mode="false"/>
        <draw:frame presentation:style-name="pr18" draw:text-style-name="P14" draw:layer="layout" svg:width="25.4cm" svg:height="14.605cm" svg:x="1.27cm" svg:y="5.077cm" presentation:class="outline" presentation:user-transformed="true">
          <draw:text-box>
            <text:list text:style-name="L2">
              <text:list-item>
                <text:p xml:id="id113" text:id="id113" text:style-name="P10"><text:span text:style-name="T8">The SpringApplication class itself is pretty straightforward</text:span></text:p>
                <text:list>
                  <text:list-item>
                    <text:p xml:id="id114" text:id="id114"><text:span text:style-name="T9">It has one responsibility and one responsibility only; to create a Spring ApplicationContext</text:span></text:p>
                  </text:list-item>
                  <text:list-item>
                    <text:p xml:id="id116" text:id="id116"><text:span text:style-name="T9">If you are developing a web application, it creates an embedded web application context (embedded servlet container), which is a quick way to get up and running</text:span></text:p>
                    <text:list>
                      <text:list-item>
                        <text:p xml:id="id118" text:id="id118"><text:span text:style-name="T4">Supports tomcat and jetty out of the box</text:span></text:p>
                      </text:list-item>
                      <text:list-item>
                        <text:p xml:id="id120" text:id="id120"><text:span text:style-name="T4">The interface is also reasonably simple, so adding support for additional servers is not hard</text:span></text:p>
                      </text:list-item>
                    </text:list>
                  </text:list-item>
                  <text:list-item>
                    <text:p xml:id="id122" text:id="id122"><text:span text:style-name="T9">If you are writing a standard Java application, the ApplicationContext it creates is just a standard annotation driven ApplicationContext</text:span></text:p>
                  </text:list-item>
                </text:list>
              </text:list-item>
            </text:list>
          </draw:text-box>
        </draw:frame>
        <draw:frame presentation:style-name="pr3" draw:text-style-name="P2" draw:layer="layout" svg:width="25.4cm" svg:height="2.54cm" svg:x="1.27cm" svg:y="1.277cm" presentation:class="title" presentation:user-transformed="true">
          <draw:text-box>
            <text:p><text:span text:style-name="T2">Launch The Application (3 Of 3)</text:span><text:span text:style-name="T2"><text:line-break/></text:span><text:span text:style-name="T2"/></text:p>
          </draw:text-box>
        </draw:frame>
        <anim:par presentation:node-type="timing-root">
          <anim:seq presentation:node-type="main-sequence">
            <anim:par smil:begin="0s">
              <anim:par smil:begin="0s">
                <anim:par xml:id="id115" anim:id="id115" smil:begin="0s" smil:fill="hold" presentation:node-type="with-previous" presentation:preset-class="entrance" presentation:preset-id="ooo-entrance-appear">
                  <anim:set smil:begin="0s" smil:dur="0.001s" smil:fill="hold" smil:targetElement="id113" anim:sub-item="text" smil:attributeName="visibility" smil:to="visible"/>
                </anim:par>
              </anim:par>
            </anim:par>
            <anim:par smil:begin="next">
              <anim:par smil:begin="0s">
                <anim:par xml:id="id117" anim:id="id117" smil:begin="0s" smil:fill="hold" presentation:node-type="on-click" presentation:preset-class="entrance" presentation:preset-id="ooo-entrance-appear">
                  <anim:set smil:begin="0s" smil:dur="0.001s" smil:fill="hold" smil:targetElement="id114" anim:sub-item="text" smil:attributeName="visibility" smil:to="visible"/>
                </anim:par>
                <anim:animateColor smil:begin="0s" smil:dur="0.001s" smil:fill="hold" presentation:master-element="id115" smil:targetElement="id113" smil:attributeName="dim" smil:to="#808080" anim:color-interpolation="rgb" anim:color-interpolation-direction="clockwise"/>
              </anim:par>
            </anim:par>
            <anim:par smil:begin="next">
              <anim:par smil:begin="0s">
                <anim:par xml:id="id119" anim:id="id119" smil:begin="0s" smil:fill="hold" presentation:node-type="on-click" presentation:preset-class="entrance" presentation:preset-id="ooo-entrance-appear">
                  <anim:set smil:begin="0s" smil:dur="0.001s" smil:fill="hold" smil:targetElement="id116" anim:sub-item="text" smil:attributeName="visibility" smil:to="visible"/>
                </anim:par>
                <anim:animateColor smil:begin="0s" smil:dur="0.001s" smil:fill="hold" presentation:master-element="id117" smil:targetElement="id114" smil:attributeName="dim" smil:to="#808080" anim:color-interpolation="rgb" anim:color-interpolation-direction="clockwise"/>
              </anim:par>
            </anim:par>
            <anim:par smil:begin="next">
              <anim:par smil:begin="0s">
                <anim:par xml:id="id121" anim:id="id121" smil:begin="0s" smil:fill="hold" presentation:node-type="on-click" presentation:preset-class="entrance" presentation:preset-id="ooo-entrance-appear">
                  <anim:set smil:begin="0s" smil:dur="0.001s" smil:fill="hold" smil:targetElement="id118" anim:sub-item="text" smil:attributeName="visibility" smil:to="visible"/>
                </anim:par>
                <anim:animateColor smil:begin="0s" smil:dur="0.001s" smil:fill="hold" presentation:master-element="id119" smil:targetElement="id116" smil:attributeName="dim" smil:to="#808080" anim:color-interpolation="rgb" anim:color-interpolation-direction="clockwise"/>
              </anim:par>
            </anim:par>
            <anim:par smil:begin="next">
              <anim:par smil:begin="0s">
                <anim:par xml:id="id123" anim:id="id123" smil:begin="0s" smil:fill="hold" presentation:node-type="on-click" presentation:preset-class="entrance" presentation:preset-id="ooo-entrance-appear">
                  <anim:set smil:begin="0s" smil:dur="0.001s" smil:fill="hold" smil:targetElement="id120" anim:sub-item="text" smil:attributeName="visibility" smil:to="visible"/>
                </anim:par>
                <anim:animateColor smil:begin="0s" smil:dur="0.001s" smil:fill="hold" presentation:master-element="id121" smil:targetElement="id118"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animateColor smil:begin="0s" smil:dur="0.001s" smil:fill="hold" presentation:master-element="id123" smil:targetElement="id120"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5" presentation:class="page"/>
          <draw:frame presentation:style-name="pr2" draw:layer="layout" svg:width="18.542cm" svg:height="13.36cm" svg:x="1.27cm" svg:y="13.97cm" presentation:class="notes" presentation:placeholder="true">
            <draw:text-box/>
          </draw:frame>
        </presentation:notes>
      </draw:page>
      <draw:page draw:name="page16" draw:style-name="dp1" draw:master-page-name="Base_25_20Template1" presentation:presentation-page-layout-name="AL1T1">
        <office:forms form:automatic-focus="false" form:apply-design-mode="false"/>
        <draw:frame presentation:style-name="pr19" draw:text-style-name="P4" draw:layer="layout" svg:width="25.4cm" svg:height="14.605cm" svg:x="1.27cm" svg:y="5.083cm" presentation:class="outline" presentation:user-transformed="true">
          <draw:text-box>
            <text:list text:style-name="L2">
              <text:list-item>
                <text:p xml:id="id124" text:id="id124" text:style-name="P3"><text:span text:style-name="T3">Note that none of the effects we have described affects the source code itself</text:span></text:p>
                <text:list>
                  <text:list-item>
                    <text:p xml:id="id125" text:id="id125"><text:span text:style-name="T9">The changes are implemented at the bytecode level</text:span></text:p>
                  </text:list-item>
                  <text:list-item>
                    <text:p xml:id="id127" text:id="id127"><text:span text:style-name="T9">So your source remains unchanged as you work on it</text:span></text:p>
                  </text:list-item>
                </text:list>
              </text:list-item>
            </text:list>
          </draw:text-box>
        </draw:frame>
        <draw:frame presentation:style-name="pr3" draw:text-style-name="P2" draw:layer="layout" svg:width="25.4cm" svg:height="2.54cm" svg:x="1.27cm" svg:y="1.276cm" presentation:class="title" presentation:user-transformed="true">
          <draw:text-box>
            <text:p><text:span text:style-name="T2">Aside</text:span><text:span text:style-name="T2"><text:line-break/></text:span><text:span text:style-name="T2"/></text:p>
          </draw:text-box>
        </draw:frame>
        <anim:par presentation:node-type="timing-root">
          <anim:seq presentation:node-type="main-sequence">
            <anim:par smil:begin="0s">
              <anim:par smil:begin="0s">
                <anim:par xml:id="id126" anim:id="id126"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xml:id="id128" anim:id="id128" smil:begin="0s" smil:fill="hold" presentation:node-type="on-click" presentation:preset-class="entrance" presentation:preset-id="ooo-entrance-appear">
                  <anim:set smil:begin="0s" smil:dur="0.001s" smil:fill="hold" smil:targetElement="id125" anim:sub-item="text" smil:attributeName="visibility" smil:to="visible"/>
                </anim:par>
                <anim:animateColor smil:begin="0s" smil:dur="0.001s" smil:fill="hold" presentation:master-element="id126" smil:targetElement="id124"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animateColor smil:begin="0s" smil:dur="0.001s" smil:fill="hold" presentation:master-element="id128" smil:targetElement="id12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6" presentation:class="page"/>
          <draw:frame presentation:style-name="pr2" draw:layer="layout" svg:width="18.542cm" svg:height="13.36cm" svg:x="1.27cm" svg:y="13.97cm" presentation:class="notes" presentation:placeholder="true">
            <draw:text-box/>
          </draw:frame>
        </presentation:notes>
      </draw:page>
      <draw:page draw:name="page17" draw:style-name="dp1" draw:master-page-name="Base_25_20Template1" presentation:presentation-page-layout-name="AL1T1">
        <office:forms form:automatic-focus="false" form:apply-design-mode="false"/>
        <draw:frame presentation:style-name="pr3" draw:text-style-name="P2" draw:layer="layout" svg:width="25.4cm" svg:height="2.54cm" svg:x="1.27cm" svg:y="1.271cm" presentation:class="title" presentation:user-transformed="true">
          <draw:text-box>
            <text:p><text:span text:style-name="T2">Packaging For Production (1 Of 3)</text:span><text:span text:style-name="T2"><text:line-break/></text:span><text:span text:style-name="T2"/></text:p>
          </draw:text-box>
        </draw:frame>
        <draw:frame presentation:style-name="pr20" draw:text-style-name="P6" draw:layer="layout" svg:width="25.4cm" svg:height="14.605cm" svg:x="1.27cm" svg:y="5.087cm" presentation:class="outline" presentation:user-transformed="true">
          <draw:text-box>
            <text:p text:style-name="P16"><text:span text:style-name="T8"/></text:p>
            <text:list text:style-name="L2">
              <text:list-item>
                <text:p xml:id="id130" text:id="id130" text:style-name="P3"><text:span text:style-name="T9">The next thing you want to look at is how you can take this application (running in your IDE) and package it up so you can actually ship and deploy it somewhere</text:span></text:p>
              </text:list-item>
              <text:list-item>
                <text:p xml:id="id131" text:id="id131" text:style-name="P3"><text:span text:style-name="T9">Spring Boot provides a nice Java plugin for Maven (as well as a plug-in for Gradle)</text:span></text:p>
                <text:list>
                  <text:list-item>
                    <text:p xml:id="id133" text:id="id133"><text:span text:style-name="T4">Just insert the spring-boot-maven-plugin into your POM file</text:span></text:p>
                  </text:list-item>
                  <text:list-item>
                    <text:p xml:id="id135" text:id="id135"><text:span text:style-name="T4">Build the project manually</text:span></text:p>
                  </text:list-item>
                  <text:list-item>
                    <text:p xml:id="id137" text:id="id137"><text:span text:style-name="T4">Look at the output</text:span></text:p>
                  </text:list-item>
                </text:list>
              </text:list-item>
              <text:list-item>
                <text:p xml:id="id139" text:id="id139"><text:span text:style-name="T16">F</text:span><text:span text:style-name="T3">ollow the instructions labeled Demo 2 in the file named readme.txt in the HelloWorldBegin.zip file</text:span></text:p>
              </text:list-item>
            </text:list>
          </draw:text-box>
        </draw:frame>
        <draw:rect draw:style-name="gr3" draw:text-style-name="P17" xml:id="id129" draw:id="id129" draw:layer="layout" svg:width="25.4cm" svg:height="5.029cm" svg:x="1.27cm" svg:y="5.086cm">
          <text:p><text:span text:style-name="T18">&lt;plugin&gt;</text:span></text:p>
          <text:p><text:span text:style-name="T18"><text:s text:c="4"/></text:span><text:span text:style-name="T18">&lt;groupId&gt;org.springframework.boot&lt;/groupId&gt;</text:span></text:p>
          <text:p><text:span text:style-name="T18"><text:s text:c="4"/></text:span><text:span text:style-name="T18">&lt;artifactId&gt;spring-boot-maven-plugin&lt;/artifactId&gt;</text:span></text:p>
          <text:p><text:span text:style-name="T18"><text:s text:c="4"/></text:span><text:span text:style-name="T18">&lt;version&gt;1.5.2.RELEASE&lt;/version&gt;</text:span></text:p>
          <text:p><text:span text:style-name="T18"><text:s text:c="4"/></text:span><text:span text:style-name="T18">&lt;executions&gt;</text:span></text:p>
          <text:p><text:span text:style-name="T18"><text:s text:c="8"/></text:span><text:span text:style-name="T18">&lt;execution&gt;</text:span></text:p>
          <text:p><text:span text:style-name="T18"><text:s text:c="12"/></text:span><text:span text:style-name="T18">&lt;goals&gt;</text:span></text:p>
          <text:p><text:span text:style-name="T18"><text:s text:c="16"/></text:span><text:span text:style-name="T18">&lt;goal&gt;repackage&lt;/goal&gt;</text:span></text:p>
          <text:p><text:span text:style-name="T18"><text:s text:c="12"/></text:span><text:span text:style-name="T18">&lt;/goals&gt;</text:span></text:p>
          <text:p><text:span text:style-name="T18"><text:s text:c="8"/></text:span><text:span text:style-name="T18">&lt;/execution&gt;</text:span></text:p>
          <text:p><text:span text:style-name="T18"><text:s text:c="4"/></text:span><text:span text:style-name="T18">&lt;/executions&gt;</text:span></text:p>
          <text:p><text:span text:style-name="T18">&lt;/plugin&gt;</text:span></text:p>
        </draw:rect>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29" smil:attributeName="visibility" smil:to="visible"/>
                </anim:par>
                <anim:par xml:id="id132" anim:id="id132" smil:begin="0s" smil:fill="hold" presentation:node-type="with-previous" presentation:preset-class="entrance" presentation:preset-id="ooo-entrance-appear">
                  <anim:set smil:begin="0s" smil:dur="0.001s" smil:fill="hold" smil:targetElement="id130" anim:sub-item="text" smil:attributeName="visibility" smil:to="visible"/>
                </anim:par>
              </anim:par>
            </anim:par>
            <anim:par smil:begin="next">
              <anim:par smil:begin="0s">
                <anim:par xml:id="id134" anim:id="id134" smil:begin="0s" smil:fill="hold" presentation:node-type="on-click" presentation:preset-class="entrance" presentation:preset-id="ooo-entrance-appear">
                  <anim:set smil:begin="0s" smil:dur="0.001s" smil:fill="hold" smil:targetElement="id131" anim:sub-item="text" smil:attributeName="visibility" smil:to="visible"/>
                </anim:par>
                <anim:animateColor smil:begin="0s" smil:dur="0.001s" smil:fill="hold" presentation:master-element="id132" smil:targetElement="id130" smil:attributeName="dim" smil:to="#808080" anim:color-interpolation="rgb" anim:color-interpolation-direction="clockwise"/>
              </anim:par>
            </anim:par>
            <anim:par smil:begin="next">
              <anim:par smil:begin="0s">
                <anim:par xml:id="id136" anim:id="id136" smil:begin="0s" smil:fill="hold" presentation:node-type="on-click" presentation:preset-class="entrance" presentation:preset-id="ooo-entrance-appear">
                  <anim:set smil:begin="0s" smil:dur="0.001s" smil:fill="hold" smil:targetElement="id133" anim:sub-item="text" smil:attributeName="visibility" smil:to="visible"/>
                </anim:par>
                <anim:animateColor smil:begin="0s" smil:dur="0.001s" smil:fill="hold" presentation:master-element="id134" smil:targetElement="id131" smil:attributeName="dim" smil:to="#808080" anim:color-interpolation="rgb" anim:color-interpolation-direction="clockwise"/>
              </anim:par>
            </anim:par>
            <anim:par smil:begin="next">
              <anim:par smil:begin="0s">
                <anim:par xml:id="id138" anim:id="id138" smil:begin="0s" smil:fill="hold" presentation:node-type="on-click" presentation:preset-class="entrance" presentation:preset-id="ooo-entrance-appear">
                  <anim:set smil:begin="0s" smil:dur="0.001s" smil:fill="hold" smil:targetElement="id135" anim:sub-item="text" smil:attributeName="visibility" smil:to="visible"/>
                </anim:par>
                <anim:animateColor smil:begin="0s" smil:dur="0.001s" smil:fill="hold" presentation:master-element="id136" smil:targetElement="id133" smil:attributeName="dim" smil:to="#808080" anim:color-interpolation="rgb" anim:color-interpolation-direction="clockwise"/>
              </anim:par>
            </anim:par>
            <anim:par smil:begin="next">
              <anim:par smil:begin="0s">
                <anim:par xml:id="id140" anim:id="id140" smil:begin="0s" smil:fill="hold" presentation:node-type="on-click" presentation:preset-class="entrance" presentation:preset-id="ooo-entrance-appear">
                  <anim:set smil:begin="0s" smil:dur="0.001s" smil:fill="hold" smil:targetElement="id137" anim:sub-item="text" smil:attributeName="visibility" smil:to="visible"/>
                </anim:par>
                <anim:animateColor smil:begin="0s" smil:dur="0.001s" smil:fill="hold" presentation:master-element="id138" smil:targetElement="id135"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animateColor smil:begin="0s" smil:dur="0.001s" smil:fill="hold" presentation:master-element="id140" smil:targetElement="id137"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7" presentation:class="page"/>
          <draw:frame presentation:style-name="pr2" draw:layer="layout" svg:width="18.542cm" svg:height="13.36cm" svg:x="1.27cm" svg:y="13.97cm" presentation:class="notes" presentation:placeholder="true">
            <draw:text-box/>
          </draw:frame>
        </presentation:notes>
      </draw:page>
      <draw:page draw:name="page18" draw:style-name="dp1" draw:master-page-name="Base_25_20Template1" presentation:presentation-page-layout-name="AL1T1">
        <office:forms form:automatic-focus="false" form:apply-design-mode="false"/>
        <draw:frame presentation:style-name="pr3" draw:text-style-name="P2" draw:layer="layout" svg:width="25.4cm" svg:height="2.54cm" svg:x="1.27cm" svg:y="1.272cm" presentation:class="title" presentation:user-transformed="true">
          <draw:text-box>
            <text:p><text:span text:style-name="T2">Packaging For Production (2 Of 3)</text:span><text:span text:style-name="T2"><text:line-break/></text:span><text:span text:style-name="T2"/></text:p>
          </draw:text-box>
        </draw:frame>
        <draw:frame presentation:style-name="pr21" draw:text-style-name="P18" draw:layer="layout" svg:width="25.4cm" svg:height="14.605cm" svg:x="1.27cm" svg:y="5.077cm" presentation:class="outline" presentation:user-transformed="true">
          <draw:text-box>
            <text:list text:style-name="L2">
              <text:list-item>
                <text:p xml:id="id141" text:id="id141" text:style-name="P10"><text:span text:style-name="T9">As you can see we have a couple of JAR files</text:span></text:p>
                <text:list>
                  <text:list-item>
                    <text:p xml:id="id142" text:id="id142"><text:span text:style-name="T4">An original jar file, which is the version Maven would ordinarily create, weighing in at about 3KB</text:span></text:p>
                    <text:list>
                      <text:list-item>
                        <text:p xml:id="id144" text:id="id144"><text:span text:style-name="T5">Which kind of figures, because we haven't written much code</text:span></text:p>
                      </text:list-item>
                    </text:list>
                  </text:list-item>
                  <text:list-item>
                    <text:p xml:id="id146" text:id="id146"><text:span text:style-name="T4">But we also have a new JAR file that the Maven plug-in created, and that's about 9MB</text:span></text:p>
                    <text:list>
                      <text:list-item>
                        <text:p xml:id="id148" text:id="id148"><text:span text:style-name="T5">This is a special type of JAR you can actually run</text:span></text:p>
                      </text:list-item>
                      <text:list-item>
                        <text:p xml:id="id150" text:id="id150"><text:span text:style-name="T5">Unzip it</text:span></text:p>
                      </text:list-item>
                      <text:list-item>
                        <text:p xml:id="id152" text:id="id152"><text:span text:style-name="T5">You'll see standard Maven artifacts</text:span></text:p>
                        <text:list>
                          <text:list-item>
                            <text:p xml:id="id154" text:id="id154"><text:span text:style-name="T6">A POM file</text:span></text:p>
                          </text:list-item>
                          <text:list-item>
                            <text:p xml:id="id156" text:id="id156"><text:span text:style-name="T6">The class you wrote</text:span></text:p>
                          </text:list-item>
                          <text:list-item>
                            <text:p xml:id="id158" text:id="id158"><text:span text:style-name="T6">A lib folder containing all of the dependencies</text:span></text:p>
                            <text:list>
                              <text:list-item>
                                <text:p xml:id="id160" text:id="id160"><text:span text:style-name="T7">Spring Boot</text:span></text:p>
                              </text:list-item>
                              <text:list-item>
                                <text:p xml:id="id162" text:id="id162"><text:span text:style-name="T7">Tomcat</text:span></text:p>
                              </text:list-item>
                              <text:list-item>
                                <text:p xml:id="id164" text:id="id164"><text:span text:style-name="T7">Jackson</text:span></text:p>
                              </text:list-item>
                            </text:list>
                          </text:list-item>
                        </text:list>
                      </text:list-item>
                      <text:list-item>
                        <text:p xml:id="id166" text:id="id166"><text:span text:style-name="T5">There are also a couple of additional classes required to support running natively</text:span></text:p>
                      </text:list-item>
                    </text:list>
                  </text:list-item>
                </text:list>
              </text:list-item>
            </text:list>
          </draw:text-box>
        </draw:frame>
        <anim:par presentation:node-type="timing-root">
          <anim:seq presentation:node-type="main-sequence">
            <anim:par smil:begin="0s">
              <anim:par smil:begin="0s">
                <anim:par xml:id="id143" anim:id="id143" smil:begin="0s" smil:fill="hold" presentation:node-type="with-previous" presentation:preset-class="entrance" presentation:preset-id="ooo-entrance-appear">
                  <anim:set smil:begin="0s" smil:dur="0.001s" smil:fill="hold" smil:targetElement="id141" anim:sub-item="text" smil:attributeName="visibility" smil:to="visible"/>
                </anim:par>
              </anim:par>
            </anim:par>
            <anim:par smil:begin="next">
              <anim:par smil:begin="0s">
                <anim:par xml:id="id145" anim:id="id145" smil:begin="0s" smil:fill="hold" presentation:node-type="on-click" presentation:preset-class="entrance" presentation:preset-id="ooo-entrance-appear">
                  <anim:set smil:begin="0s" smil:dur="0.001s" smil:fill="hold" smil:targetElement="id142" anim:sub-item="text" smil:attributeName="visibility" smil:to="visible"/>
                </anim:par>
                <anim:animateColor smil:begin="0s" smil:dur="0.001s" smil:fill="hold" presentation:master-element="id143" smil:targetElement="id141" smil:attributeName="dim" smil:to="#808080" anim:color-interpolation="rgb" anim:color-interpolation-direction="clockwise"/>
              </anim:par>
            </anim:par>
            <anim:par smil:begin="next">
              <anim:par smil:begin="0s">
                <anim:par xml:id="id147" anim:id="id147" smil:begin="0s" smil:fill="hold" presentation:node-type="on-click" presentation:preset-class="entrance" presentation:preset-id="ooo-entrance-appear">
                  <anim:set smil:begin="0s" smil:dur="0.001s" smil:fill="hold" smil:targetElement="id144" anim:sub-item="text" smil:attributeName="visibility" smil:to="visible"/>
                </anim:par>
                <anim:animateColor smil:begin="0s" smil:dur="0.001s" smil:fill="hold" presentation:master-element="id145" smil:targetElement="id142" smil:attributeName="dim" smil:to="#808080" anim:color-interpolation="rgb" anim:color-interpolation-direction="clockwise"/>
              </anim:par>
            </anim:par>
            <anim:par smil:begin="next">
              <anim:par smil:begin="0s">
                <anim:par xml:id="id149" anim:id="id149" smil:begin="0s" smil:fill="hold" presentation:node-type="on-click" presentation:preset-class="entrance" presentation:preset-id="ooo-entrance-appear">
                  <anim:set smil:begin="0s" smil:dur="0.001s" smil:fill="hold" smil:targetElement="id146" anim:sub-item="text" smil:attributeName="visibility" smil:to="visible"/>
                </anim:par>
                <anim:animateColor smil:begin="0s" smil:dur="0.001s" smil:fill="hold" presentation:master-element="id147" smil:targetElement="id144" smil:attributeName="dim" smil:to="#808080" anim:color-interpolation="rgb" anim:color-interpolation-direction="clockwise"/>
              </anim:par>
            </anim:par>
            <anim:par smil:begin="next">
              <anim:par smil:begin="0s">
                <anim:par xml:id="id151" anim:id="id151" smil:begin="0s" smil:fill="hold" presentation:node-type="on-click" presentation:preset-class="entrance" presentation:preset-id="ooo-entrance-appear">
                  <anim:set smil:begin="0s" smil:dur="0.001s" smil:fill="hold" smil:targetElement="id148" anim:sub-item="text" smil:attributeName="visibility" smil:to="visible"/>
                </anim:par>
                <anim:animateColor smil:begin="0s" smil:dur="0.001s" smil:fill="hold" presentation:master-element="id149" smil:targetElement="id146" smil:attributeName="dim" smil:to="#808080" anim:color-interpolation="rgb" anim:color-interpolation-direction="clockwise"/>
              </anim:par>
            </anim:par>
            <anim:par smil:begin="next">
              <anim:par smil:begin="0s">
                <anim:par xml:id="id153" anim:id="id153" smil:begin="0s" smil:fill="hold" presentation:node-type="on-click" presentation:preset-class="entrance" presentation:preset-id="ooo-entrance-appear">
                  <anim:set smil:begin="0s" smil:dur="0.001s" smil:fill="hold" smil:targetElement="id150" anim:sub-item="text" smil:attributeName="visibility" smil:to="visible"/>
                </anim:par>
                <anim:animateColor smil:begin="0s" smil:dur="0.001s" smil:fill="hold" presentation:master-element="id151" smil:targetElement="id148" smil:attributeName="dim" smil:to="#808080" anim:color-interpolation="rgb" anim:color-interpolation-direction="clockwise"/>
              </anim:par>
            </anim:par>
            <anim:par smil:begin="next">
              <anim:par smil:begin="0s">
                <anim:par xml:id="id155" anim:id="id155" smil:begin="0s" smil:fill="hold" presentation:node-type="on-click" presentation:preset-class="entrance" presentation:preset-id="ooo-entrance-appear">
                  <anim:set smil:begin="0s" smil:dur="0.001s" smil:fill="hold" smil:targetElement="id152" anim:sub-item="text" smil:attributeName="visibility" smil:to="visible"/>
                </anim:par>
                <anim:animateColor smil:begin="0s" smil:dur="0.001s" smil:fill="hold" presentation:master-element="id153" smil:targetElement="id150" smil:attributeName="dim" smil:to="#808080" anim:color-interpolation="rgb" anim:color-interpolation-direction="clockwise"/>
              </anim:par>
            </anim:par>
            <anim:par smil:begin="next">
              <anim:par smil:begin="0s">
                <anim:par xml:id="id157" anim:id="id157" smil:begin="0s" smil:fill="hold" presentation:node-type="on-click" presentation:preset-class="entrance" presentation:preset-id="ooo-entrance-appear">
                  <anim:set smil:begin="0s" smil:dur="0.001s" smil:fill="hold" smil:targetElement="id154" anim:sub-item="text" smil:attributeName="visibility" smil:to="visible"/>
                </anim:par>
                <anim:animateColor smil:begin="0s" smil:dur="0.001s" smil:fill="hold" presentation:master-element="id155" smil:targetElement="id152" smil:attributeName="dim" smil:to="#808080" anim:color-interpolation="rgb" anim:color-interpolation-direction="clockwise"/>
              </anim:par>
            </anim:par>
            <anim:par smil:begin="next">
              <anim:par smil:begin="0s">
                <anim:par xml:id="id159" anim:id="id159" smil:begin="0s" smil:fill="hold" presentation:node-type="on-click" presentation:preset-class="entrance" presentation:preset-id="ooo-entrance-appear">
                  <anim:set smil:begin="0s" smil:dur="0.001s" smil:fill="hold" smil:targetElement="id156" anim:sub-item="text" smil:attributeName="visibility" smil:to="visible"/>
                </anim:par>
                <anim:animateColor smil:begin="0s" smil:dur="0.001s" smil:fill="hold" presentation:master-element="id157" smil:targetElement="id154" smil:attributeName="dim" smil:to="#808080" anim:color-interpolation="rgb" anim:color-interpolation-direction="clockwise"/>
              </anim:par>
            </anim:par>
            <anim:par smil:begin="next">
              <anim:par smil:begin="0s">
                <anim:par xml:id="id161" anim:id="id161" smil:begin="0s" smil:fill="hold" presentation:node-type="on-click" presentation:preset-class="entrance" presentation:preset-id="ooo-entrance-appear">
                  <anim:set smil:begin="0s" smil:dur="0.001s" smil:fill="hold" smil:targetElement="id158" anim:sub-item="text" smil:attributeName="visibility" smil:to="visible"/>
                </anim:par>
                <anim:animateColor smil:begin="0s" smil:dur="0.001s" smil:fill="hold" presentation:master-element="id159" smil:targetElement="id156" smil:attributeName="dim" smil:to="#808080" anim:color-interpolation="rgb" anim:color-interpolation-direction="clockwise"/>
              </anim:par>
            </anim:par>
            <anim:par smil:begin="next">
              <anim:par smil:begin="0s">
                <anim:par xml:id="id163" anim:id="id163" smil:begin="0s" smil:fill="hold" presentation:node-type="on-click" presentation:preset-class="entrance" presentation:preset-id="ooo-entrance-appear">
                  <anim:set smil:begin="0s" smil:dur="0.001s" smil:fill="hold" smil:targetElement="id160" anim:sub-item="text" smil:attributeName="visibility" smil:to="visible"/>
                </anim:par>
                <anim:animateColor smil:begin="0s" smil:dur="0.001s" smil:fill="hold" presentation:master-element="id161" smil:targetElement="id158" smil:attributeName="dim" smil:to="#808080" anim:color-interpolation="rgb" anim:color-interpolation-direction="clockwise"/>
              </anim:par>
            </anim:par>
            <anim:par smil:begin="next">
              <anim:par smil:begin="0s">
                <anim:par xml:id="id165" anim:id="id165" smil:begin="0s" smil:fill="hold" presentation:node-type="on-click" presentation:preset-class="entrance" presentation:preset-id="ooo-entrance-appear">
                  <anim:set smil:begin="0s" smil:dur="0.001s" smil:fill="hold" smil:targetElement="id162" anim:sub-item="text" smil:attributeName="visibility" smil:to="visible"/>
                </anim:par>
                <anim:animateColor smil:begin="0s" smil:dur="0.001s" smil:fill="hold" presentation:master-element="id163" smil:targetElement="id160" smil:attributeName="dim" smil:to="#808080" anim:color-interpolation="rgb" anim:color-interpolation-direction="clockwise"/>
              </anim:par>
            </anim:par>
            <anim:par smil:begin="next">
              <anim:par smil:begin="0s">
                <anim:par xml:id="id167" anim:id="id167" smil:begin="0s" smil:fill="hold" presentation:node-type="on-click" presentation:preset-class="entrance" presentation:preset-id="ooo-entrance-appear">
                  <anim:set smil:begin="0s" smil:dur="0.001s" smil:fill="hold" smil:targetElement="id164" anim:sub-item="text" smil:attributeName="visibility" smil:to="visible"/>
                </anim:par>
                <anim:animateColor smil:begin="0s" smil:dur="0.001s" smil:fill="hold" presentation:master-element="id165" smil:targetElement="id162"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animateColor smil:begin="0s" smil:dur="0.001s" smil:fill="hold" presentation:master-element="id167" smil:targetElement="id164"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8" presentation:class="page"/>
          <draw:frame presentation:style-name="pr2" draw:layer="layout" svg:width="18.542cm" svg:height="13.36cm" svg:x="1.27cm" svg:y="13.97cm" presentation:class="notes" presentation:placeholder="true">
            <draw:text-box/>
          </draw:frame>
        </presentation:notes>
      </draw:page>
      <draw:page draw:name="page19" draw:style-name="dp1" draw:master-page-name="Base_25_20Template1" presentation:presentation-page-layout-name="AL1T1">
        <office:forms form:automatic-focus="false" form:apply-design-mode="false"/>
        <draw:frame presentation:style-name="pr3" draw:text-style-name="P2" draw:layer="layout" svg:width="25.4cm" svg:height="2.54cm" svg:x="1.27cm" svg:y="1.272cm" presentation:class="title" presentation:user-transformed="true">
          <draw:text-box>
            <text:p><text:span text:style-name="T2">Packaging For Production (3 Of 3)</text:span><text:span text:style-name="T2"><text:line-break/></text:span><text:span text:style-name="T2"/></text:p>
          </draw:text-box>
        </draw:frame>
        <draw:frame presentation:style-name="pr22" draw:text-style-name="P18" draw:layer="layout" svg:width="25.4cm" svg:height="14.605cm" svg:x="1.27cm" svg:y="5.077cm" presentation:class="outline" presentation:user-transformed="true">
          <draw:text-box>
            <text:list text:style-name="L2">
              <text:list-item>
                <text:p xml:id="id168" text:id="id168" text:style-name="P10"><text:span text:style-name="T8">These JAR files are quite useful</text:span></text:p>
                <text:list>
                  <text:list-item>
                    <text:p xml:id="id169" text:id="id169"><text:span text:style-name="T9">They're very easy to understand</text:span></text:p>
                  </text:list-item>
                  <text:list-item>
                    <text:p xml:id="id171" text:id="id171"><text:span text:style-name="T9">You don't need to unpack them to deploy them</text:span></text:p>
                  </text:list-item>
                  <text:list-item>
                    <text:p xml:id="id173" text:id="id173"><text:span text:style-name="T9">You don't need to ship any start scripts</text:span></text:p>
                  </text:list-item>
                  <text:list-item>
                    <text:p xml:id="id175" text:id="id175"><text:span text:style-name="T9">A typical RESTful web app comes in at around 10 MB, which is “reasonably” small</text:span></text:p>
                  </text:list-item>
                  <text:list-item>
                    <text:p xml:id="id177" text:id="id177"><text:span text:style-name="T9">They are also cloud friendly</text:span></text:p>
                  </text:list-item>
                </text:list>
              </text:list-item>
            </text:list>
          </draw:text-box>
        </draw:frame>
        <anim:par presentation:node-type="timing-root">
          <anim:seq presentation:node-type="main-sequence">
            <anim:par smil:begin="0s">
              <anim:par smil:begin="0s">
                <anim:par xml:id="id170" anim:id="id170" smil:begin="0s" smil:fill="hold" presentation:node-type="with-previous" presentation:preset-class="entrance" presentation:preset-id="ooo-entrance-appear">
                  <anim:set smil:begin="0s" smil:dur="0.001s" smil:fill="hold" smil:targetElement="id168" anim:sub-item="text" smil:attributeName="visibility" smil:to="visible"/>
                </anim:par>
              </anim:par>
            </anim:par>
            <anim:par smil:begin="next">
              <anim:par smil:begin="0s">
                <anim:par xml:id="id172" anim:id="id172" smil:begin="0s" smil:fill="hold" presentation:node-type="on-click" presentation:preset-class="entrance" presentation:preset-id="ooo-entrance-appear">
                  <anim:set smil:begin="0s" smil:dur="0.001s" smil:fill="hold" smil:targetElement="id169" anim:sub-item="text" smil:attributeName="visibility" smil:to="visible"/>
                </anim:par>
                <anim:animateColor smil:begin="0s" smil:dur="0.001s" smil:fill="hold" presentation:master-element="id170" smil:targetElement="id168" smil:attributeName="dim" smil:to="#808080" anim:color-interpolation="rgb" anim:color-interpolation-direction="clockwise"/>
              </anim:par>
            </anim:par>
            <anim:par smil:begin="next">
              <anim:par smil:begin="0s">
                <anim:par xml:id="id174" anim:id="id174" smil:begin="0s" smil:fill="hold" presentation:node-type="on-click" presentation:preset-class="entrance" presentation:preset-id="ooo-entrance-appear">
                  <anim:set smil:begin="0s" smil:dur="0.001s" smil:fill="hold" smil:targetElement="id171" anim:sub-item="text" smil:attributeName="visibility" smil:to="visible"/>
                </anim:par>
                <anim:animateColor smil:begin="0s" smil:dur="0.001s" smil:fill="hold" presentation:master-element="id172" smil:targetElement="id169" smil:attributeName="dim" smil:to="#808080" anim:color-interpolation="rgb" anim:color-interpolation-direction="clockwise"/>
              </anim:par>
            </anim:par>
            <anim:par smil:begin="next">
              <anim:par smil:begin="0s">
                <anim:par xml:id="id176" anim:id="id176" smil:begin="0s" smil:fill="hold" presentation:node-type="on-click" presentation:preset-class="entrance" presentation:preset-id="ooo-entrance-appear">
                  <anim:set smil:begin="0s" smil:dur="0.001s" smil:fill="hold" smil:targetElement="id173" anim:sub-item="text" smil:attributeName="visibility" smil:to="visible"/>
                </anim:par>
                <anim:animateColor smil:begin="0s" smil:dur="0.001s" smil:fill="hold" presentation:master-element="id174" smil:targetElement="id171" smil:attributeName="dim" smil:to="#808080" anim:color-interpolation="rgb" anim:color-interpolation-direction="clockwise"/>
              </anim:par>
            </anim:par>
            <anim:par smil:begin="next">
              <anim:par smil:begin="0s">
                <anim:par xml:id="id178" anim:id="id178" smil:begin="0s" smil:fill="hold" presentation:node-type="on-click" presentation:preset-class="entrance" presentation:preset-id="ooo-entrance-appear">
                  <anim:set smil:begin="0s" smil:dur="0.001s" smil:fill="hold" smil:targetElement="id175" anim:sub-item="text" smil:attributeName="visibility" smil:to="visible"/>
                </anim:par>
                <anim:animateColor smil:begin="0s" smil:dur="0.001s" smil:fill="hold" presentation:master-element="id176" smil:targetElement="id173"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animateColor smil:begin="0s" smil:dur="0.001s" smil:fill="hold" presentation:master-element="id178" smil:targetElement="id17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19" presentation:class="page"/>
          <draw:frame presentation:style-name="pr2" draw:layer="layout" svg:width="18.542cm" svg:height="13.36cm" svg:x="1.27cm" svg:y="13.97cm" presentation:class="notes" presentation:placeholder="true">
            <draw:text-box/>
          </draw:frame>
        </presentation:notes>
      </draw:page>
      <draw:page draw:name="page20" draw:style-name="dp1" draw:master-page-name="Base_25_20Template1" presentation:presentation-page-layout-name="AL1T1">
        <office:forms form:automatic-focus="false" form:apply-design-mode="false"/>
        <draw:frame presentation:style-name="pr3" draw:text-style-name="P2" draw:layer="layout" svg:width="25.4cm" svg:height="2.54cm" svg:x="1.27cm" svg:y="1.272cm" presentation:class="title" presentation:user-transformed="true">
          <draw:text-box>
            <text:p><text:span text:style-name="T2">Running The Application</text:span><text:span text:style-name="T2"><text:line-break/></text:span><text:span text:style-name="T2"/></text:p>
          </draw:text-box>
        </draw:frame>
        <draw:frame presentation:style-name="pr23" draw:text-style-name="P20" draw:layer="layout" svg:width="25.4cm" svg:height="14.605cm" svg:x="1.27cm" svg:y="5.087cm" presentation:class="outline" presentation:user-transformed="true">
          <draw:text-box>
            <text:p text:style-name="P19"><text:span text:style-name="T8"/></text:p>
            <text:list text:style-name="L2">
              <text:list-item>
                <text:p text:style-name="P3"><text:span text:style-name="T8">Run the application as you would any Java application embedded in an Executable JAR file</text:span></text:p>
              </text:list-item>
            </text:list>
          </draw:text-box>
        </draw:frame>
        <draw:rect draw:style-name="gr4" draw:text-style-name="P21" draw:layer="layout" svg:width="25.4cm" svg:height="1.041cm" svg:x="1.27cm" svg:y="5.086cm">
          <text:p><text:span text:style-name="T19">java -jar </text:span><text:span text:style-name="T20">gs</text:span><text:span text:style-name="T21">-spring-boot-0.1.0.jar</text:span></text:p>
        </draw:rect>
        <presentation:notes draw:style-name="dp2">
          <draw:page-thumbnail draw:style-name="gr1" draw:layer="layout" svg:width="18.542cm" svg:height="11.136cm" svg:x="1.27cm" svg:y="2.257cm" draw:page-number="20" presentation:class="page"/>
          <draw:frame presentation:style-name="pr2" draw:layer="layout" svg:width="18.542cm" svg:height="13.36cm" svg:x="1.27cm" svg:y="13.97cm" presentation:class="notes" presentation:placeholder="true">
            <draw:text-box/>
          </draw:frame>
        </presentation:notes>
      </draw:page>
      <draw:page draw:name="page21"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Command Line Arguments (1 Of 2)</text:span><text:span text:style-name="T2"><text:line-break/></text:span><text:span text:style-name="T2"/></text:p>
          </draw:text-box>
        </draw:frame>
        <draw:frame presentation:style-name="pr24" draw:text-style-name="P23" draw:layer="layout" svg:width="25.4cm" svg:height="14.605cm" svg:x="1.27cm" svg:y="5.076cm" presentation:class="outline" presentation:user-transformed="true">
          <draw:text-box>
            <text:p text:style-name="P22"><text:span text:style-name="T8"/></text:p>
            <text:list text:style-name="L2">
              <text:list-item>
                <text:p xml:id="id180" text:id="id180" text:style-name="P10"><text:span text:style-name="T9">The previous example illustrated how to use Spring Boot to create a web application</text:span></text:p>
                <text:list>
                  <text:list-item>
                    <text:p xml:id="id181" text:id="id181"><text:span text:style-name="T4">But you can use Spring Boot to write any type of application</text:span></text:p>
                  </text:list-item>
                  <text:list-item>
                    <text:p xml:id="id182" text:id="id182"><text:span text:style-name="T4">Spring Boot provides hooks that you can use</text:span></text:p>
                    <text:list>
                      <text:list-item>
                        <text:p xml:id="id183" text:id="id183"><text:span text:style-name="T5">There is a command line runner which is a simple interface that basically mirrors the main method you would call</text:span></text:p>
                      </text:list-item>
                      <text:list-item>
                        <text:p xml:id="id184" text:id="id184"><text:span text:style-name="T5">You can create a bean, implement this interface and handle any kind of code that you want</text:span></text:p>
                      </text:list-item>
                    </text:list>
                  </text:list-item>
                </text:list>
              </text:list-item>
            </text:list>
          </draw:text-box>
        </draw:frame>
        <draw:rect draw:style-name="gr3" draw:text-style-name="P24" xml:id="id179" draw:id="id179" draw:layer="layout" svg:width="25.4cm" svg:height="7.823cm" svg:x="1.24cm" svg:y="5.085cm">
          <text:p><text:span text:style-name="T22">package sample;</text:span></text:p>
          <text:p><text:span text:style-name="T23">import org.springframework.beans.factory.annotation.Value;</text:span></text:p>
          <text:p><text:span text:style-name="T22">import org.springframework.boot.SpringApplication;</text:span></text:p>
          <text:p><text:span text:style-name="T22">import org.springframework.boot.autoconfigure.EnableAutoConfiguration;</text:span></text:p>
          <text:p><text:span text:style-name="T22">import org.springframework.web.bind.annotation.RequestMapping;</text:span></text:p>
          <text:p><text:span text:style-name="T22">import org.springframework.web.bind.annotation.RestController;</text:span></text:p>
          <text:p><text:span text:style-name="T22">@RestController</text:span></text:p>
          <text:p><text:span text:style-name="T22">@EnableAutoConfiguration</text:span></text:p>
          <text:p><text:span text:style-name="T22">public class HelloController {</text:span></text:p>
          <text:p><text:span text:style-name="T23"><text:tab/></text:span><text:span text:style-name="T23">@Value("${name}")</text:span></text:p>
          <text:p><text:span text:style-name="T23"><text:tab/></text:span><text:span text:style-name="T23">private String name;</text:span></text:p>
          <text:p><text:span text:style-name="T22"><text:tab/></text:span><text:span text:style-name="T22">@RequestMapping("/")</text:span></text:p>
          <text:p><text:span text:style-name="T22"><text:tab/></text:span><text:span text:style-name="T22">public String hello() {</text:span></text:p>
          <text:p><text:span text:style-name="T22"><text:tab/></text:span><text:span text:style-name="T22"><text:tab/></text:span><text:span text:style-name="T22">return "Hello World!";</text:span></text:p>
          <text:p><text:span text:style-name="T22"><text:tab/></text:span><text:span text:style-name="T22">}</text:span></text:p>
          <text:p><text:span text:style-name="T22"><text:tab/></text:span><text:span text:style-name="T22">public static void main(String [] args) {</text:span></text:p>
          <text:p><text:span text:style-name="T22"><text:tab/></text:span><text:span text:style-name="T22"><text:tab/></text:span><text:span text:style-name="T22">SpringApplication.</text:span><text:span text:style-name="T24">run</text:span><text:span text:style-name="T22">(HelloController.class, args);</text:span></text:p>
          <text:p><text:span text:style-name="T22"><text:tab/></text:span><text:span text:style-name="T22">}</text:span></text:p>
          <text:p><text:span text:style-name="T22">}</text:span></text:p>
        </draw:rect>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seq>
        </anim:par>
        <presentation:notes draw:style-name="dp2">
          <draw:page-thumbnail draw:style-name="gr1" draw:layer="layout" svg:width="18.542cm" svg:height="11.136cm" svg:x="1.27cm" svg:y="2.257cm" draw:page-number="21" presentation:class="page"/>
          <draw:frame presentation:style-name="pr2" draw:layer="layout" svg:width="18.542cm" svg:height="13.36cm" svg:x="1.27cm" svg:y="13.97cm" presentation:class="notes" presentation:placeholder="true">
            <draw:text-box/>
          </draw:frame>
        </presentation:notes>
      </draw:page>
      <draw:page draw:name="page22"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Command Line Arguments (2 Of 2)</text:span><text:span text:style-name="T2"><text:line-break/></text:span><text:span text:style-name="T2"/></text:p>
          </draw:text-box>
        </draw:frame>
        <draw:frame presentation:style-name="pr25" draw:text-style-name="P14" draw:layer="layout" svg:width="25.4cm" svg:height="14.605cm" svg:x="1.27cm" svg:y="5.076cm" presentation:class="outline" presentation:user-transformed="true">
          <draw:text-box>
            <text:list text:style-name="L2">
              <text:list-item>
                <text:p xml:id="id185" text:id="id185" text:style-name="P10"><text:span text:style-name="T8">Spring Boot also provides a convenient way of getting command line arguments into Spring</text:span></text:p>
                <text:list>
                  <text:list-item>
                    <text:p xml:id="id186" text:id="id186"><text:span text:style-name="T9">Anything you specify from the command line that starts with a -- will be made available to the Spring environment</text:span></text:p>
                  </text:list-item>
                  <text:list-item>
                    <text:p xml:id="id188" text:id="id188"><text:span text:style-name="T9">You can then inject those values straight into your beans</text:span></text:p>
                    <text:list>
                      <text:list-item>
                        <text:p xml:id="id190" text:id="id190"><text:span text:style-name="T4">Spring Boot actually uses this feature internally</text:span></text:p>
                      </text:list-item>
                    </text:list>
                  </text:list-item>
                  <text:list-item>
                    <text:p xml:id="id192" text:id="id192"><text:span text:style-name="T9">You can configure many aspects of Spring Boot from the command line interface</text:span></text:p>
                    <text:list>
                      <text:list-item>
                        <text:p xml:id="id194" text:id="id194"><text:span text:style-name="T4">e.g. You could use the command line argument --server.port to change the port number from the default port as follows</text:span></text:p>
                        <text:list>
                          <text:list-item>
                            <text:p xml:id="id196" text:id="id196" text:style-name="P25"><text:span text:style-name="T5">--server.port=9000</text:span></text:p>
                          </text:list-item>
                        </text:list>
                      </text:list-item>
                    </text:list>
                  </text:list-item>
                </text:list>
              </text:list-item>
              <text:list-item>
                <text:p xml:id="id199" text:id="id199"><text:span text:style-name="T8">F</text:span><text:span text:style-name="T3">ollow the instructions labeled Demo 3 in the file named readme.txt in the HelloWorldBegin.zip file</text:span></text:p>
              </text:list-item>
            </text:list>
          </draw:text-box>
        </draw:frame>
        <draw:rect draw:style-name="gr4" draw:text-style-name="P27" xml:id="id197" draw:id="id197" draw:layer="layout" svg:width="25.4cm" svg:height="0.889cm" svg:x="1.27cm" svg:y="15.392cm">
          <text:p text:style-name="P26"><text:span text:style-name="T25">java -jar gs-spring-boot-0.1.0.jar --name="Joel" --server.port=9000</text:span></text:p>
        </draw:rect>
        <anim:par presentation:node-type="timing-root">
          <anim:seq presentation:node-type="main-sequence">
            <anim:par smil:begin="0s">
              <anim:par smil:begin="0s">
                <anim:par xml:id="id187" anim:id="id187" smil:begin="0s" smil:fill="hold" presentation:node-type="with-previous" presentation:preset-class="entrance" presentation:preset-id="ooo-entrance-appear">
                  <anim:set smil:begin="0s" smil:dur="0.001s" smil:fill="hold" smil:targetElement="id185" anim:sub-item="text" smil:attributeName="visibility" smil:to="visible"/>
                </anim:par>
              </anim:par>
            </anim:par>
            <anim:par smil:begin="next">
              <anim:par smil:begin="0s">
                <anim:par xml:id="id189" anim:id="id189" smil:begin="0s" smil:fill="hold" presentation:node-type="on-click" presentation:preset-class="entrance" presentation:preset-id="ooo-entrance-appear">
                  <anim:set smil:begin="0s" smil:dur="0.001s" smil:fill="hold" smil:targetElement="id186" anim:sub-item="text" smil:attributeName="visibility" smil:to="visible"/>
                </anim:par>
                <anim:animateColor smil:begin="0s" smil:dur="0.001s" smil:fill="hold" presentation:master-element="id187" smil:targetElement="id185" smil:attributeName="dim" smil:to="#808080" anim:color-interpolation="rgb" anim:color-interpolation-direction="clockwise"/>
              </anim:par>
            </anim:par>
            <anim:par smil:begin="next">
              <anim:par smil:begin="0s">
                <anim:par xml:id="id191" anim:id="id191" smil:begin="0s" smil:fill="hold" presentation:node-type="on-click" presentation:preset-class="entrance" presentation:preset-id="ooo-entrance-appear">
                  <anim:set smil:begin="0s" smil:dur="0.001s" smil:fill="hold" smil:targetElement="id188" anim:sub-item="text" smil:attributeName="visibility" smil:to="visible"/>
                </anim:par>
                <anim:animateColor smil:begin="0s" smil:dur="0.001s" smil:fill="hold" presentation:master-element="id189" smil:targetElement="id186" smil:attributeName="dim" smil:to="#808080" anim:color-interpolation="rgb" anim:color-interpolation-direction="clockwise"/>
              </anim:par>
            </anim:par>
            <anim:par smil:begin="next">
              <anim:par smil:begin="0s">
                <anim:par xml:id="id193" anim:id="id193" smil:begin="0s" smil:fill="hold" presentation:node-type="on-click" presentation:preset-class="entrance" presentation:preset-id="ooo-entrance-appear">
                  <anim:set smil:begin="0s" smil:dur="0.001s" smil:fill="hold" smil:targetElement="id190" anim:sub-item="text" smil:attributeName="visibility" smil:to="visible"/>
                </anim:par>
                <anim:animateColor smil:begin="0s" smil:dur="0.001s" smil:fill="hold" presentation:master-element="id191" smil:targetElement="id188" smil:attributeName="dim" smil:to="#808080" anim:color-interpolation="rgb" anim:color-interpolation-direction="clockwise"/>
              </anim:par>
            </anim:par>
            <anim:par smil:begin="next">
              <anim:par smil:begin="0s">
                <anim:par xml:id="id195" anim:id="id195" smil:begin="0s" smil:fill="hold" presentation:node-type="on-click" presentation:preset-class="entrance" presentation:preset-id="ooo-entrance-appear">
                  <anim:set smil:begin="0s" smil:dur="0.001s" smil:fill="hold" smil:targetElement="id192" anim:sub-item="text" smil:attributeName="visibility" smil:to="visible"/>
                </anim:par>
                <anim:animateColor smil:begin="0s" smil:dur="0.001s" smil:fill="hold" presentation:master-element="id193" smil:targetElement="id190" smil:attributeName="dim" smil:to="#808080" anim:color-interpolation="rgb" anim:color-interpolation-direction="clockwise"/>
              </anim:par>
            </anim:par>
            <anim:par smil:begin="next">
              <anim:par smil:begin="0s">
                <anim:par xml:id="id198" anim:id="id198" smil:begin="0s" smil:fill="hold" presentation:node-type="on-click" presentation:preset-class="entrance" presentation:preset-id="ooo-entrance-appear">
                  <anim:set smil:begin="0s" smil:dur="0.001s" smil:fill="hold" smil:targetElement="id194" anim:sub-item="text" smil:attributeName="visibility" smil:to="visible"/>
                </anim:par>
                <anim:animateColor smil:begin="0s" smil:dur="0.001s" smil:fill="hold" presentation:master-element="id195" smil:targetElement="id192" smil:attributeName="dim" smil:to="#808080" anim:color-interpolation="rgb" anim:color-interpolation-direction="clockwise"/>
              </anim:par>
            </anim:par>
            <anim:par smil:begin="next">
              <anim:par smil:begin="0s">
                <anim:par xml:id="id200" anim:id="id200" smil:begin="0s" smil:fill="hold" presentation:node-type="on-click"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animateColor smil:begin="0s" smil:dur="0.001s" smil:fill="hold" presentation:master-element="id198" smil:targetElement="id194"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animateColor smil:begin="0s" smil:dur="0.001s" smil:fill="hold" presentation:master-element="id200" smil:targetElement="id196"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2" presentation:class="page"/>
          <draw:frame presentation:style-name="pr2" draw:layer="layout" svg:width="18.542cm" svg:height="13.36cm" svg:x="1.27cm" svg:y="13.97cm" presentation:class="notes" presentation:placeholder="true">
            <draw:text-box/>
          </draw:frame>
        </presentation:notes>
      </draw:page>
      <draw:page draw:name="page23"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Externalizing Configuration Properties</text:span><text:span text:style-name="T2"><text:line-break/></text:span><text:span text:style-name="T2"/></text:p>
          </draw:text-box>
        </draw:frame>
        <draw:rect draw:style-name="gr4" draw:text-style-name="P28" xml:id="id210" draw:id="id210" draw:layer="layout" svg:width="25.4cm" svg:height="1.854cm" svg:x="1.27cm" svg:y="6.084cm">
          <text:p text:style-name="P11"><text:span text:style-name="T26">name=Joel</text:span></text:p>
          <text:p text:style-name="P11"><text:span text:style-name="T26">server.properties=9000</text:span></text:p>
        </draw:rect>
        <draw:frame presentation:style-name="pr26" draw:text-style-name="P30" draw:layer="layout" svg:width="25.4cm" svg:height="14.605cm" svg:x="1.27cm" svg:y="5.076cm" presentation:class="outline" presentation:user-transformed="true">
          <draw:text-box>
            <text:list text:style-name="L3">
              <text:list-item>
                <text:p xml:id="id201" text:id="id201" text:style-name="P29"><text:span text:style-name="T5">application.properties</text:span></text:p>
              </text:list-item>
            </text:list>
            <text:list text:style-name="L2">
              <text:list-item>
                <text:p xml:id="id202" text:id="id202" text:style-name="P10"><text:span text:style-name="T5">Spring Boot also gives you a way to work with configuration and properties files</text:span></text:p>
                <text:list>
                  <text:list-item>
                    <text:p xml:id="id203" text:id="id203"><text:span text:style-name="T6">Some of you may not be aware of this feature, but core Spring follows a convention of looking for a file called application.properties</text:span></text:p>
                  </text:list-item>
                  <text:list-item>
                    <text:p xml:id="id204" text:id="id204"><text:span text:style-name="T6">You can put this file either on your classpath or next to your JAR</text:span></text:p>
                  </text:list-item>
                  <text:list-item>
                    <text:p xml:id="id205" text:id="id205"><text:span text:style-name="T6">You can even create a local version which, when deployed with your application overrides the version provided with the application</text:span></text:p>
                  </text:list-item>
                  <text:list-item>
                    <text:p xml:id="id206" text:id="id206"><text:span text:style-name="T6">Or alternatively, override the version provided with the application from the command line</text:span></text:p>
                  </text:list-item>
                </text:list>
              </text:list-item>
              <text:list-item>
                <text:p xml:id="id207" text:id="id207" text:style-name="P10"><text:span text:style-name="T5">This is a really nice way of configuring your applications</text:span></text:p>
                <text:list>
                  <text:list-item>
                    <text:p xml:id="id208" text:id="id208"><text:span text:style-name="T6">You can have a fairly complete configuration bundle with your app, yet allow users to override the pieces that they want to customize locally using either property files or command line arguments</text:span></text:p>
                  </text:list-item>
                </text:list>
              </text:list-item>
              <text:list-item>
                <text:p xml:id="id209" text:id="id209"><text:span text:style-name="T5">Follow the instructions labeled Demo 4 in the file named readme.txt in the HelloWorldBegin.zip file</text:span></text:p>
              </text:list-item>
            </text:list>
          </draw:text-box>
        </draw:frame>
        <anim:par presentation:node-type="timing-root">
          <anim:seq presentation:node-type="main-sequence">
            <anim:par smil:begin="0s">
              <anim:par smil:begin="0s">
                <anim:par xml:id="id211" anim:id="id211" smil:begin="0s" smil:fill="hold" presentation:node-type="with-previous" presentation:preset-class="entrance" presentation:preset-id="ooo-entrance-appear" presentation:group-id="0">
                  <anim:set smil:begin="0s" smil:dur="0.001s" smil:fill="hold" smil:targetElement="id201" anim:sub-item="text" smil:attributeName="visibility" smil:to="visible"/>
                </anim:par>
                <anim:par xml:id="id212" anim:id="id212" smil:begin="0s" smil:fill="hold" presentation:node-type="with-previous" presentation:preset-class="entrance" presentation:preset-id="ooo-entrance-appear" presentation:group-id="0">
                  <anim:set smil:begin="0s" smil:dur="0.001s" smil:fill="hold" smil:targetElement="id202" anim:sub-item="text" smil:attributeName="visibility" smil:to="visible"/>
                </anim:par>
                <anim:par xml:id="id213" anim:id="id213" smil:begin="0s" smil:fill="hold" presentation:node-type="with-previous" presentation:preset-class="entrance" presentation:preset-id="ooo-entrance-appear" presentation:group-id="0">
                  <anim:set smil:begin="0s" smil:dur="0.001s" smil:fill="hold" smil:targetElement="id203" anim:sub-item="text" smil:attributeName="visibility" smil:to="visible"/>
                </anim:par>
                <anim:par xml:id="id214" anim:id="id214" smil:begin="0s" smil:fill="hold" presentation:node-type="with-previous" presentation:preset-class="entrance" presentation:preset-id="ooo-entrance-appear" presentation:group-id="0">
                  <anim:set smil:begin="0s" smil:dur="0.001s" smil:fill="hold" smil:targetElement="id204" anim:sub-item="text" smil:attributeName="visibility" smil:to="visible"/>
                </anim:par>
                <anim:par xml:id="id215" anim:id="id215" smil:begin="0s" smil:fill="hold" presentation:node-type="with-previous" presentation:preset-class="entrance" presentation:preset-id="ooo-entrance-appear" presentation:group-id="0">
                  <anim:set smil:begin="0s" smil:dur="0.001s" smil:fill="hold" smil:targetElement="id205" anim:sub-item="text" smil:attributeName="visibility" smil:to="visible"/>
                </anim:par>
                <anim:par xml:id="id216" anim:id="id216" smil:begin="0s" smil:fill="hold" presentation:node-type="with-previous" presentation:preset-class="entrance" presentation:preset-id="ooo-entrance-appear" presentation:group-id="0">
                  <anim:set smil:begin="0s" smil:dur="0.001s" smil:fill="hold" smil:targetElement="id206" anim:sub-item="text" smil:attributeName="visibility" smil:to="visible"/>
                </anim:par>
                <anim:par xml:id="id217" anim:id="id217" smil:begin="0s" smil:fill="hold" presentation:node-type="with-previous" presentation:preset-class="entrance" presentation:preset-id="ooo-entrance-appear" presentation:group-id="0">
                  <anim:set smil:begin="0s" smil:dur="0.001s" smil:fill="hold" smil:targetElement="id207" anim:sub-item="text" smil:attributeName="visibility" smil:to="visible"/>
                </anim:par>
                <anim:par xml:id="id218" anim:id="id218" smil:begin="0s" smil:fill="hold" presentation:node-type="with-previous" presentation:preset-class="entrance" presentation:preset-id="ooo-entrance-appear" presentation:group-id="0">
                  <anim:set smil:begin="0s" smil:dur="0.001s" smil:fill="hold" smil:targetElement="id208" anim:sub-item="text" smil:attributeName="visibility" smil:to="visible"/>
                </anim:par>
                <anim:par xml:id="id219" anim:id="id219" smil:begin="0s" smil:fill="hold" presentation:node-type="with-previous" presentation:preset-class="entrance" presentation:preset-id="ooo-entrance-appear" presentation:group-id="0">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par smil:begin="next">
              <anim:par smil:begin="0s">
                <anim:par xml:id="id220" anim:id="id220" smil:begin="0s" smil:fill="hold" presentation:node-type="on-click" presentation:preset-class="entrance" presentation:preset-id="ooo-entrance-appear">
                  <anim:set smil:begin="0s" smil:dur="0.001s" smil:fill="hold" smil:targetElement="id202" anim:sub-item="text" smil:attributeName="visibility" smil:to="visible"/>
                </anim:par>
                <anim:animateColor smil:begin="0s" smil:dur="0.001s" smil:fill="hold" presentation:master-element="id211" smil:targetElement="id201" smil:attributeName="dim" smil:to="#808080" anim:color-interpolation="rgb" anim:color-interpolation-direction="clockwise"/>
                <anim:animateColor smil:begin="0s" smil:dur="0.001s" smil:fill="hold" presentation:master-element="id212" smil:targetElement="id202" smil:attributeName="dim" smil:to="#808080" anim:color-interpolation="rgb" anim:color-interpolation-direction="clockwise"/>
                <anim:animateColor smil:begin="0s" smil:dur="0.001s" smil:fill="hold" presentation:master-element="id213" smil:targetElement="id203" smil:attributeName="dim" smil:to="#808080" anim:color-interpolation="rgb" anim:color-interpolation-direction="clockwise"/>
                <anim:animateColor smil:begin="0s" smil:dur="0.001s" smil:fill="hold" presentation:master-element="id214" smil:targetElement="id204" smil:attributeName="dim" smil:to="#808080" anim:color-interpolation="rgb" anim:color-interpolation-direction="clockwise"/>
                <anim:animateColor smil:begin="0s" smil:dur="0.001s" smil:fill="hold" presentation:master-element="id215" smil:targetElement="id205" smil:attributeName="dim" smil:to="#808080" anim:color-interpolation="rgb" anim:color-interpolation-direction="clockwise"/>
                <anim:animateColor smil:begin="0s" smil:dur="0.001s" smil:fill="hold" presentation:master-element="id216" smil:targetElement="id206" smil:attributeName="dim" smil:to="#808080" anim:color-interpolation="rgb" anim:color-interpolation-direction="clockwise"/>
                <anim:animateColor smil:begin="0s" smil:dur="0.001s" smil:fill="hold" presentation:master-element="id217" smil:targetElement="id207" smil:attributeName="dim" smil:to="#808080" anim:color-interpolation="rgb" anim:color-interpolation-direction="clockwise"/>
                <anim:animateColor smil:begin="0s" smil:dur="0.001s" smil:fill="hold" presentation:master-element="id218" smil:targetElement="id208" smil:attributeName="dim" smil:to="#808080" anim:color-interpolation="rgb" anim:color-interpolation-direction="clockwise"/>
                <anim:animateColor smil:begin="0s" smil:dur="0.001s" smil:fill="hold" presentation:master-element="id219" smil:targetElement="id209" smil:attributeName="dim" smil:to="#808080" anim:color-interpolation="rgb" anim:color-interpolation-direction="clockwise"/>
              </anim:par>
            </anim:par>
            <anim:par smil:begin="next">
              <anim:par smil:begin="0s">
                <anim:par xml:id="id221" anim:id="id221" smil:begin="0s" smil:fill="hold" presentation:node-type="on-click" presentation:preset-class="entrance" presentation:preset-id="ooo-entrance-appear">
                  <anim:set smil:begin="0s" smil:dur="0.001s" smil:fill="hold" smil:targetElement="id203" anim:sub-item="text" smil:attributeName="visibility" smil:to="visible"/>
                </anim:par>
                <anim:animateColor smil:begin="0s" smil:dur="0.001s" smil:fill="hold" presentation:master-element="id220" smil:targetElement="id202" smil:attributeName="dim" smil:to="#808080" anim:color-interpolation="rgb" anim:color-interpolation-direction="clockwise"/>
              </anim:par>
            </anim:par>
            <anim:par smil:begin="next">
              <anim:par smil:begin="0s">
                <anim:par xml:id="id222" anim:id="id222" smil:begin="0s" smil:fill="hold" presentation:node-type="on-click" presentation:preset-class="entrance" presentation:preset-id="ooo-entrance-appear">
                  <anim:set smil:begin="0s" smil:dur="0.001s" smil:fill="hold" smil:targetElement="id204" anim:sub-item="text" smil:attributeName="visibility" smil:to="visible"/>
                </anim:par>
                <anim:animateColor smil:begin="0s" smil:dur="0.001s" smil:fill="hold" presentation:master-element="id221" smil:targetElement="id203" smil:attributeName="dim" smil:to="#808080" anim:color-interpolation="rgb" anim:color-interpolation-direction="clockwise"/>
              </anim:par>
            </anim:par>
            <anim:par smil:begin="next">
              <anim:par smil:begin="0s">
                <anim:par xml:id="id223" anim:id="id223" smil:begin="0s" smil:fill="hold" presentation:node-type="on-click" presentation:preset-class="entrance" presentation:preset-id="ooo-entrance-appear">
                  <anim:set smil:begin="0s" smil:dur="0.001s" smil:fill="hold" smil:targetElement="id205" anim:sub-item="text" smil:attributeName="visibility" smil:to="visible"/>
                </anim:par>
                <anim:animateColor smil:begin="0s" smil:dur="0.001s" smil:fill="hold" presentation:master-element="id222" smil:targetElement="id204" smil:attributeName="dim" smil:to="#808080" anim:color-interpolation="rgb" anim:color-interpolation-direction="clockwise"/>
              </anim:par>
            </anim:par>
            <anim:par smil:begin="next">
              <anim:par smil:begin="0s">
                <anim:par xml:id="id224" anim:id="id224" smil:begin="0s" smil:fill="hold" presentation:node-type="on-click" presentation:preset-class="entrance" presentation:preset-id="ooo-entrance-appear">
                  <anim:set smil:begin="0s" smil:dur="0.001s" smil:fill="hold" smil:targetElement="id206" anim:sub-item="text" smil:attributeName="visibility" smil:to="visible"/>
                </anim:par>
                <anim:animateColor smil:begin="0s" smil:dur="0.001s" smil:fill="hold" presentation:master-element="id223" smil:targetElement="id205" smil:attributeName="dim" smil:to="#808080" anim:color-interpolation="rgb" anim:color-interpolation-direction="clockwise"/>
              </anim:par>
            </anim:par>
            <anim:par smil:begin="next">
              <anim:par smil:begin="0s">
                <anim:par xml:id="id225" anim:id="id225" smil:begin="0s" smil:fill="hold" presentation:node-type="on-click" presentation:preset-class="entrance" presentation:preset-id="ooo-entrance-appear">
                  <anim:set smil:begin="0s" smil:dur="0.001s" smil:fill="hold" smil:targetElement="id207" anim:sub-item="text" smil:attributeName="visibility" smil:to="visible"/>
                </anim:par>
                <anim:animateColor smil:begin="0s" smil:dur="0.001s" smil:fill="hold" presentation:master-element="id224" smil:targetElement="id206" smil:attributeName="dim" smil:to="#808080" anim:color-interpolation="rgb" anim:color-interpolation-direction="clockwise"/>
              </anim:par>
            </anim:par>
            <anim:par smil:begin="next">
              <anim:par smil:begin="0s">
                <anim:par xml:id="id226" anim:id="id226" smil:begin="0s" smil:fill="hold" presentation:node-type="on-click" presentation:preset-class="entrance" presentation:preset-id="ooo-entrance-appear">
                  <anim:set smil:begin="0s" smil:dur="0.001s" smil:fill="hold" smil:targetElement="id208" anim:sub-item="text" smil:attributeName="visibility" smil:to="visible"/>
                </anim:par>
                <anim:animateColor smil:begin="0s" smil:dur="0.001s" smil:fill="hold" presentation:master-element="id225" smil:targetElement="id207"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animateColor smil:begin="0s" smil:dur="0.001s" smil:fill="hold" presentation:master-element="id226" smil:targetElement="id208"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3" presentation:class="page"/>
          <draw:frame presentation:style-name="pr2" draw:layer="layout" svg:width="18.542cm" svg:height="13.36cm" svg:x="1.27cm" svg:y="13.97cm" presentation:class="notes" presentation:placeholder="true">
            <draw:text-box/>
          </draw:frame>
        </presentation:notes>
      </draw:page>
      <draw:page draw:name="page24"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Using YAML</text:span><text:span text:style-name="T2"><text:line-break/></text:span><text:span text:style-name="T2"/></text:p>
          </draw:text-box>
        </draw:frame>
        <draw:rect draw:style-name="gr4" draw:text-style-name="P28" xml:id="id234" draw:id="id234" draw:layer="layout" svg:width="25.4cm" svg:height="1.854cm" svg:x="1.27cm" svg:y="6.284cm">
          <text:p text:style-name="P11"><text:span text:style-name="T26">server:</text:span></text:p>
          <text:p text:style-name="P11"><text:span text:style-name="T26"><text:tab/></text:span><text:span text:style-name="T26">port: 9000</text:span></text:p>
        </draw:rect>
        <draw:frame presentation:style-name="pr27" draw:text-style-name="P30" draw:layer="layout" svg:width="25.4cm" svg:height="14.605cm" svg:x="1.27cm" svg:y="5.076cm" presentation:class="outline" presentation:user-transformed="true">
          <draw:text-box>
            <text:list text:style-name="L3">
              <text:list-item>
                <text:p xml:id="id227" text:id="id227" text:style-name="P29"><text:span text:style-name="T8">application.yml</text:span></text:p>
              </text:list-item>
            </text:list>
            <text:list text:style-name="L2">
              <text:list-item>
                <text:p xml:id="id228" text:id="id228" text:style-name="P10"><text:span text:style-name="T8">If you don't want to use properties files, you can use YAML</text:span></text:p>
              </text:list-item>
              <text:list-item>
                <text:p xml:id="id229" text:id="id229" text:style-name="P10"><text:span text:style-name="T8">YAML is very popular, especially in the Ruby world, and it's a really nice format for configuration</text:span></text:p>
              </text:list-item>
              <text:list-item>
                <text:p xml:id="id230" text:id="id230" text:style-name="P10"><text:span text:style-name="T8">To use YAML, just include the snake-yaml library in your classpath</text:span></text:p>
              </text:list-item>
            </text:list>
            <text:list text:style-name="L3">
              <text:list-item>
                <text:list>
                  <text:list-item>
                    <text:p xml:id="id231" text:id="id231"><text:span text:style-name="T9">Then replace application.properties with application.yml</text:span></text:p>
                  </text:list-item>
                  <text:list-item>
                    <text:p xml:id="id232" text:id="id232"><text:span text:style-name="T9">You can even use both properties and YAML files together</text:span></text:p>
                  </text:list-item>
                  <text:list-item>
                    <text:p xml:id="id233" text:id="id233"><text:span text:style-name="T9">Above is an example of how server.port could be specified in YAML</text:span></text:p>
                  </text:list-item>
                </text:list>
              </text:list-item>
            </text:list>
          </draw:text-box>
        </draw:frame>
        <anim:par presentation:node-type="timing-root">
          <anim:seq presentation:node-type="main-sequence">
            <anim:par smil:begin="0s">
              <anim:par smil:begin="0s">
                <anim:par xml:id="id235" anim:id="id235" smil:begin="0s" smil:fill="hold" presentation:node-type="with-previous" presentation:preset-class="entrance" presentation:preset-id="ooo-entrance-appear" presentation:group-id="0">
                  <anim:set smil:begin="0s" smil:dur="0.001s" smil:fill="hold" smil:targetElement="id227" anim:sub-item="text" smil:attributeName="visibility" smil:to="visible"/>
                </anim:par>
                <anim:par xml:id="id236" anim:id="id236" smil:begin="0s" smil:fill="hold" presentation:node-type="with-previous" presentation:preset-class="entrance" presentation:preset-id="ooo-entrance-appear" presentation:group-id="0">
                  <anim:set smil:begin="0s" smil:dur="0.001s" smil:fill="hold" smil:targetElement="id228" anim:sub-item="text" smil:attributeName="visibility" smil:to="visible"/>
                </anim:par>
                <anim:par xml:id="id237" anim:id="id237" smil:begin="0s" smil:fill="hold" presentation:node-type="with-previous" presentation:preset-class="entrance" presentation:preset-id="ooo-entrance-appear" presentation:group-id="0">
                  <anim:set smil:begin="0s" smil:dur="0.001s" smil:fill="hold" smil:targetElement="id229" anim:sub-item="text" smil:attributeName="visibility" smil:to="visible"/>
                </anim:par>
                <anim:par xml:id="id238" anim:id="id238" smil:begin="0s" smil:fill="hold" presentation:node-type="with-previous" presentation:preset-class="entrance" presentation:preset-id="ooo-entrance-appear" presentation:group-id="0">
                  <anim:set smil:begin="0s" smil:dur="0.001s" smil:fill="hold" smil:targetElement="id230" anim:sub-item="text" smil:attributeName="visibility" smil:to="visible"/>
                </anim:par>
                <anim:par xml:id="id239" anim:id="id239" smil:begin="0s" smil:fill="hold" presentation:node-type="with-previous" presentation:preset-class="entrance" presentation:preset-id="ooo-entrance-appear" presentation:group-id="0">
                  <anim:set smil:begin="0s" smil:dur="0.001s" smil:fill="hold" smil:targetElement="id231" anim:sub-item="text" smil:attributeName="visibility" smil:to="visible"/>
                </anim:par>
                <anim:par xml:id="id240" anim:id="id240" smil:begin="0s" smil:fill="hold" presentation:node-type="with-previous" presentation:preset-class="entrance" presentation:preset-id="ooo-entrance-appear" presentation:group-id="0">
                  <anim:set smil:begin="0s" smil:dur="0.001s" smil:fill="hold" smil:targetElement="id232" anim:sub-item="text" smil:attributeName="visibility" smil:to="visible"/>
                </anim:par>
                <anim:par xml:id="id241" anim:id="id241" smil:begin="0s" smil:fill="hold" presentation:node-type="with-previous" presentation:preset-class="entrance" presentation:preset-id="ooo-entrance-appear" presentation:group-id="0">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anim:par>
            <anim:par smil:begin="next">
              <anim:par smil:begin="0s">
                <anim:par xml:id="id242" anim:id="id242" smil:begin="0s" smil:fill="hold" presentation:node-type="on-click" presentation:preset-class="entrance" presentation:preset-id="ooo-entrance-appear">
                  <anim:set smil:begin="0s" smil:dur="0.001s" smil:fill="hold" smil:targetElement="id228" anim:sub-item="text" smil:attributeName="visibility" smil:to="visible"/>
                </anim:par>
                <anim:animateColor smil:begin="0s" smil:dur="0.001s" smil:fill="hold" presentation:master-element="id235" smil:targetElement="id227" smil:attributeName="dim" smil:to="#808080" anim:color-interpolation="rgb" anim:color-interpolation-direction="clockwise"/>
                <anim:animateColor smil:begin="0s" smil:dur="0.001s" smil:fill="hold" presentation:master-element="id236" smil:targetElement="id228" smil:attributeName="dim" smil:to="#808080" anim:color-interpolation="rgb" anim:color-interpolation-direction="clockwise"/>
                <anim:animateColor smil:begin="0s" smil:dur="0.001s" smil:fill="hold" presentation:master-element="id237" smil:targetElement="id229" smil:attributeName="dim" smil:to="#808080" anim:color-interpolation="rgb" anim:color-interpolation-direction="clockwise"/>
                <anim:animateColor smil:begin="0s" smil:dur="0.001s" smil:fill="hold" presentation:master-element="id238" smil:targetElement="id230" smil:attributeName="dim" smil:to="#808080" anim:color-interpolation="rgb" anim:color-interpolation-direction="clockwise"/>
                <anim:animateColor smil:begin="0s" smil:dur="0.001s" smil:fill="hold" presentation:master-element="id239" smil:targetElement="id231" smil:attributeName="dim" smil:to="#808080" anim:color-interpolation="rgb" anim:color-interpolation-direction="clockwise"/>
                <anim:animateColor smil:begin="0s" smil:dur="0.001s" smil:fill="hold" presentation:master-element="id240" smil:targetElement="id232" smil:attributeName="dim" smil:to="#808080" anim:color-interpolation="rgb" anim:color-interpolation-direction="clockwise"/>
                <anim:animateColor smil:begin="0s" smil:dur="0.001s" smil:fill="hold" presentation:master-element="id241" smil:targetElement="id233" smil:attributeName="dim" smil:to="#808080" anim:color-interpolation="rgb" anim:color-interpolation-direction="clockwise"/>
              </anim:par>
            </anim:par>
            <anim:par smil:begin="next">
              <anim:par smil:begin="0s">
                <anim:par xml:id="id243" anim:id="id243" smil:begin="0s" smil:fill="hold" presentation:node-type="on-click" presentation:preset-class="entrance" presentation:preset-id="ooo-entrance-appear">
                  <anim:set smil:begin="0s" smil:dur="0.001s" smil:fill="hold" smil:targetElement="id229" anim:sub-item="text" smil:attributeName="visibility" smil:to="visible"/>
                </anim:par>
                <anim:animateColor smil:begin="0s" smil:dur="0.001s" smil:fill="hold" presentation:master-element="id242" smil:targetElement="id228" smil:attributeName="dim" smil:to="#808080" anim:color-interpolation="rgb" anim:color-interpolation-direction="clockwise"/>
              </anim:par>
            </anim:par>
            <anim:par smil:begin="next">
              <anim:par smil:begin="0s">
                <anim:par xml:id="id244" anim:id="id244" smil:begin="0s" smil:fill="hold" presentation:node-type="on-click" presentation:preset-class="entrance" presentation:preset-id="ooo-entrance-appear">
                  <anim:set smil:begin="0s" smil:dur="0.001s" smil:fill="hold" smil:targetElement="id230" anim:sub-item="text" smil:attributeName="visibility" smil:to="visible"/>
                </anim:par>
                <anim:animateColor smil:begin="0s" smil:dur="0.001s" smil:fill="hold" presentation:master-element="id243" smil:targetElement="id229" smil:attributeName="dim" smil:to="#808080" anim:color-interpolation="rgb" anim:color-interpolation-direction="clockwise"/>
              </anim:par>
            </anim:par>
            <anim:par smil:begin="next">
              <anim:par smil:begin="0s">
                <anim:par xml:id="id245" anim:id="id245" smil:begin="0s" smil:fill="hold" presentation:node-type="on-click" presentation:preset-class="entrance" presentation:preset-id="ooo-entrance-appear">
                  <anim:set smil:begin="0s" smil:dur="0.001s" smil:fill="hold" smil:targetElement="id231" anim:sub-item="text" smil:attributeName="visibility" smil:to="visible"/>
                </anim:par>
                <anim:animateColor smil:begin="0s" smil:dur="0.001s" smil:fill="hold" presentation:master-element="id244" smil:targetElement="id230" smil:attributeName="dim" smil:to="#808080" anim:color-interpolation="rgb" anim:color-interpolation-direction="clockwise"/>
              </anim:par>
            </anim:par>
            <anim:par smil:begin="next">
              <anim:par smil:begin="0s">
                <anim:par xml:id="id246" anim:id="id246" smil:begin="0s" smil:fill="hold" presentation:node-type="on-click" presentation:preset-class="entrance" presentation:preset-id="ooo-entrance-appear">
                  <anim:set smil:begin="0s" smil:dur="0.001s" smil:fill="hold" smil:targetElement="id232" anim:sub-item="text" smil:attributeName="visibility" smil:to="visible"/>
                </anim:par>
                <anim:animateColor smil:begin="0s" smil:dur="0.001s" smil:fill="hold" presentation:master-element="id245" smil:targetElement="id231"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animateColor smil:begin="0s" smil:dur="0.001s" smil:fill="hold" presentation:master-element="id246" smil:targetElement="id232"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4" presentation:class="page"/>
          <draw:frame presentation:style-name="pr2" draw:layer="layout" svg:width="18.542cm" svg:height="13.36cm" svg:x="1.27cm" svg:y="13.97cm" presentation:class="notes" presentation:placeholder="true">
            <draw:text-box/>
          </draw:frame>
        </presentation:notes>
      </draw:page>
      <draw:page draw:name="page25" draw:style-name="dp1" draw:master-page-name="Base_25_20Template1" presentation:presentation-page-layout-name="AL1T1">
        <office:forms form:automatic-focus="false" form:apply-design-mode="false"/>
        <draw:frame presentation:style-name="pr3" draw:text-style-name="P2" draw:layer="layout" svg:width="25.4cm" svg:height="2.54cm" svg:x="1.27cm" svg:y="1.27cm" presentation:class="title" presentation:user-transformed="true">
          <draw:text-box>
            <text:p><text:span text:style-name="T2">Binding Configuration To Beans</text:span><text:span text:style-name="T2"><text:line-break/></text:span><text:span text:style-name="T2"/></text:p>
          </draw:text-box>
        </draw:frame>
        <draw:frame presentation:style-name="pr28" draw:text-style-name="P33" draw:layer="layout" svg:width="25.4cm" svg:height="14.605cm" svg:x="1.27cm" svg:y="5.087cm" presentation:class="outline" presentation:user-transformed="true">
          <draw:text-box>
            <text:list text:style-name="L3">
              <text:list-item>
                <text:p xml:id="id247" text:id="id247" text:style-name="P31"><text:span text:style-name="T4">MyProperties.java</text:span></text:p>
              </text:list-item>
              <text:list-item>
                <text:p xml:id="id249" text:id="id249" text:style-name="P32"><text:span text:style-name="T4">application.properties</text:span></text:p>
              </text:list-item>
            </text:list>
            <text:list text:style-name="L2">
              <text:list-item>
                <text:p xml:id="id252" text:id="id252" text:style-name="P3"><text:span text:style-name="T4">Spring Boot also provides a way to bind properties to classes directly</text:span></text:p>
                <text:list>
                  <text:list-item>
                    <text:p xml:id="id254" text:id="id254"><text:span text:style-name="T5">In the example illustrated above, we have a class called MyProperties with member variables named "location" and "skip" </text:span></text:p>
                  </text:list-item>
                  <text:list-item>
                    <text:p xml:id="id256" text:id="id256"><text:span text:style-name="T5">We also have an @ConfigurationProperties annotation that tells Spring Boot that this is a Spring Bean that should be bound with values from the properties file</text:span></text:p>
                  </text:list-item>
                  <text:list-item>
                    <text:p xml:id="id258" text:id="id258"><text:span text:style-name="T5">Spring Boot will bind those two strong types within the Java world</text:span></text:p>
                    <text:list>
                      <text:list-item>
                        <text:p xml:id="id260" text:id="id260"><text:span text:style-name="T6">Handles type conversion, like a Converter</text:span></text:p>
                      </text:list-item>
                    </text:list>
                  </text:list-item>
                </text:list>
              </text:list-item>
            </text:list>
          </draw:text-box>
        </draw:frame>
        <draw:rect draw:style-name="gr4" draw:text-style-name="P34" xml:id="id248" draw:id="id248" draw:layer="layout" svg:width="25.4cm" svg:height="3.607cm" svg:x="1.27cm" svg:y="6.186cm">
          <text:p text:style-name="P11"><text:span text:style-name="T27">@ConfigurationProperties(prefix=</text:span><text:span text:style-name="T28">"mine")</text:span></text:p>
          <text:p text:style-name="P11"><text:span text:style-name="T28">public class MyProperties {</text:span></text:p>
          <text:p text:style-name="P11"><text:span text:style-name="T28"><text:tab/></text:span><text:span text:style-name="T28">private Resource location;</text:span></text:p>
          <text:p text:style-name="P11"><text:span text:style-name="T28"><text:tab/></text:span><text:span text:style-name="T28">private boolean skip = true;</text:span></text:p>
          <text:p text:style-name="P11"><text:span text:style-name="T28"><text:tab/></text:span><text:span text:style-name="T28">// Getters/Setters here.</text:span></text:p>
          <text:p text:style-name="P11"><text:span text:style-name="T28">}</text:span></text:p>
        </draw:rect>
        <draw:rect draw:style-name="gr4" draw:text-style-name="P34" xml:id="id250" draw:id="id250" draw:layer="layout" svg:width="25.4cm" svg:height="1.372cm" svg:x="1.27cm" svg:y="11.086cm">
          <text:p text:style-name="P11"><text:span text:style-name="T27">mine.location: classpath:mine.xml</text:span></text:p>
          <text:p text:style-name="P11"><text:span text:style-name="T27">mine.skip: false</text:span></text:p>
        </draw:rect>
        <anim:par presentation:node-type="timing-root">
          <anim:seq presentation:node-type="main-sequence">
            <anim:par smil:begin="0s">
              <anim:par smil:begin="0s">
                <anim:par xml:id="id251" anim:id="id251" smil:begin="0s" smil:fill="hold" presentation:node-type="with-previous" presentation:preset-class="entrance" presentation:preset-id="ooo-entrance-appear" presentation:group-id="0">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anim:par>
            <anim:par smil:begin="next">
              <anim:par smil:begin="0s">
                <anim:par xml:id="id253" anim:id="id253" smil:begin="0s" smil:fill="hold" presentation:node-type="on-click"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animateColor smil:begin="0s" smil:dur="0.001s" smil:fill="hold" presentation:master-element="id251" smil:targetElement="id247" smil:attributeName="dim" smil:to="#808080" anim:color-interpolation="rgb" anim:color-interpolation-direction="clockwise"/>
              </anim:par>
            </anim:par>
            <anim:par smil:begin="next">
              <anim:par smil:begin="0s">
                <anim:par xml:id="id255" anim:id="id255" smil:begin="0s" smil:fill="hold" presentation:node-type="on-click" presentation:preset-class="entrance" presentation:preset-id="ooo-entrance-appear">
                  <anim:set smil:begin="0s" smil:dur="0.001s" smil:fill="hold" smil:targetElement="id252" anim:sub-item="text" smil:attributeName="visibility" smil:to="visible"/>
                </anim:par>
                <anim:animateColor smil:begin="0s" smil:dur="0.001s" smil:fill="hold" presentation:master-element="id253" smil:targetElement="id249" smil:attributeName="dim" smil:to="#808080" anim:color-interpolation="rgb" anim:color-interpolation-direction="clockwise"/>
              </anim:par>
            </anim:par>
            <anim:par smil:begin="next">
              <anim:par smil:begin="0s">
                <anim:par xml:id="id257" anim:id="id257" smil:begin="0s" smil:fill="hold" presentation:node-type="on-click" presentation:preset-class="entrance" presentation:preset-id="ooo-entrance-appear">
                  <anim:set smil:begin="0s" smil:dur="0.001s" smil:fill="hold" smil:targetElement="id254" anim:sub-item="text" smil:attributeName="visibility" smil:to="visible"/>
                </anim:par>
                <anim:animateColor smil:begin="0s" smil:dur="0.001s" smil:fill="hold" presentation:master-element="id255" smil:targetElement="id252" smil:attributeName="dim" smil:to="#808080" anim:color-interpolation="rgb" anim:color-interpolation-direction="clockwise"/>
              </anim:par>
            </anim:par>
            <anim:par smil:begin="next">
              <anim:par smil:begin="0s">
                <anim:par xml:id="id259" anim:id="id259" smil:begin="0s" smil:fill="hold" presentation:node-type="on-click" presentation:preset-class="entrance" presentation:preset-id="ooo-entrance-appear">
                  <anim:set smil:begin="0s" smil:dur="0.001s" smil:fill="hold" smil:targetElement="id256" anim:sub-item="text" smil:attributeName="visibility" smil:to="visible"/>
                </anim:par>
                <anim:animateColor smil:begin="0s" smil:dur="0.001s" smil:fill="hold" presentation:master-element="id257" smil:targetElement="id254" smil:attributeName="dim" smil:to="#808080" anim:color-interpolation="rgb" anim:color-interpolation-direction="clockwise"/>
              </anim:par>
            </anim:par>
            <anim:par smil:begin="next">
              <anim:par smil:begin="0s">
                <anim:par xml:id="id261" anim:id="id261" smil:begin="0s" smil:fill="hold" presentation:node-type="on-click" presentation:preset-class="entrance" presentation:preset-id="ooo-entrance-appear">
                  <anim:set smil:begin="0s" smil:dur="0.001s" smil:fill="hold" smil:targetElement="id258" anim:sub-item="text" smil:attributeName="visibility" smil:to="visible"/>
                </anim:par>
                <anim:animateColor smil:begin="0s" smil:dur="0.001s" smil:fill="hold" presentation:master-element="id259" smil:targetElement="id256"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animateColor smil:begin="0s" smil:dur="0.001s" smil:fill="hold" presentation:master-element="id261" smil:targetElement="id258"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5" presentation:class="page"/>
          <draw:frame presentation:style-name="pr2" draw:layer="layout" svg:width="18.542cm" svg:height="13.36cm" svg:x="1.27cm" svg:y="13.97cm" presentation:class="notes" presentation:placeholder="true">
            <draw:text-box/>
          </draw:frame>
        </presentation:notes>
      </draw:page>
      <draw:page draw:name="page26"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Customizing Configuration Location</text:span><text:span text:style-name="T2"><text:line-break/></text:span><text:span text:style-name="T2"/></text:p>
          </draw:text-box>
        </draw:frame>
        <draw:frame presentation:style-name="pr29" draw:text-style-name="P23" draw:layer="layout" svg:width="25.4cm" svg:height="14.605cm" svg:x="1.27cm" svg:y="5.077cm" presentation:class="outline" presentation:user-transformed="true">
          <draw:text-box>
            <text:list text:style-name="L2">
              <text:list-item>
                <text:p xml:id="id262" text:id="id262" text:style-name="P10"><text:span text:style-name="T8">If you don't want to use application.properties as your properties file name you can change it</text:span></text:p>
                <text:list>
                  <text:list-item>
                    <text:p xml:id="id263" text:id="id263"><text:span text:style-name="T9">You can specify a spring.config.name or spring.config.location to change the name or location of the file Spring Boot will look for its properties</text:span></text:p>
                  </text:list-item>
                  <text:list-item>
                    <text:p xml:id="id265" text:id="id265"><text:span text:style-name="T9">You can specify this either</text:span></text:p>
                    <text:list>
                      <text:list-item>
                        <text:p xml:id="id267" text:id="id267"><text:span text:style-name="T4">On the command line</text:span></text:p>
                      </text:list-item>
                      <text:list-item>
                        <text:p xml:id="id269" text:id="id269"><text:span text:style-name="T4">In the environment directly</text:span></text:p>
                      </text:list-item>
                    </text:list>
                  </text:list-item>
                </text:list>
              </text:list-item>
              <text:list-item>
                <text:p xml:id="id271" text:id="id271"><text:span text:style-name="T8">Ultimately, the goal is to make most features of Spring Boot customizable</text:span></text:p>
                <text:list>
                  <text:list-item>
                    <text:p xml:id="id273" text:id="id273"><text:span text:style-name="T9">If you accept the default settings, your work is simplified</text:span></text:p>
                  </text:list-item>
                  <text:list-item>
                    <text:p xml:id="id275" text:id="id275"><text:span text:style-name="T9">If you override the default settings, you get exactly the environment you want (which some might call a form of simplification) but with a little more manual labor</text:span></text:p>
                  </text:list-item>
                </text:list>
              </text:list-item>
            </text:list>
          </draw:text-box>
        </draw:frame>
        <anim:par presentation:node-type="timing-root">
          <anim:seq presentation:node-type="main-sequence">
            <anim:par smil:begin="0s">
              <anim:par smil:begin="0s">
                <anim:par xml:id="id264" anim:id="id264" smil:begin="0s" smil:fill="hold" presentation:node-type="with-previous" presentation:preset-class="entrance" presentation:preset-id="ooo-entrance-appear">
                  <anim:set smil:begin="0s" smil:dur="0.001s" smil:fill="hold" smil:targetElement="id262" anim:sub-item="text" smil:attributeName="visibility" smil:to="visible"/>
                </anim:par>
              </anim:par>
            </anim:par>
            <anim:par smil:begin="next">
              <anim:par smil:begin="0s">
                <anim:par xml:id="id266" anim:id="id266" smil:begin="0s" smil:fill="hold" presentation:node-type="on-click" presentation:preset-class="entrance" presentation:preset-id="ooo-entrance-appear">
                  <anim:set smil:begin="0s" smil:dur="0.001s" smil:fill="hold" smil:targetElement="id263" anim:sub-item="text" smil:attributeName="visibility" smil:to="visible"/>
                </anim:par>
                <anim:animateColor smil:begin="0s" smil:dur="0.001s" smil:fill="hold" presentation:master-element="id264" smil:targetElement="id262" smil:attributeName="dim" smil:to="#808080" anim:color-interpolation="rgb" anim:color-interpolation-direction="clockwise"/>
              </anim:par>
            </anim:par>
            <anim:par smil:begin="next">
              <anim:par smil:begin="0s">
                <anim:par xml:id="id268" anim:id="id268" smil:begin="0s" smil:fill="hold" presentation:node-type="on-click" presentation:preset-class="entrance" presentation:preset-id="ooo-entrance-appear">
                  <anim:set smil:begin="0s" smil:dur="0.001s" smil:fill="hold" smil:targetElement="id265" anim:sub-item="text" smil:attributeName="visibility" smil:to="visible"/>
                </anim:par>
                <anim:animateColor smil:begin="0s" smil:dur="0.001s" smil:fill="hold" presentation:master-element="id266" smil:targetElement="id263" smil:attributeName="dim" smil:to="#808080" anim:color-interpolation="rgb" anim:color-interpolation-direction="clockwise"/>
              </anim:par>
            </anim:par>
            <anim:par smil:begin="next">
              <anim:par smil:begin="0s">
                <anim:par xml:id="id270" anim:id="id270" smil:begin="0s" smil:fill="hold" presentation:node-type="on-click" presentation:preset-class="entrance" presentation:preset-id="ooo-entrance-appear">
                  <anim:set smil:begin="0s" smil:dur="0.001s" smil:fill="hold" smil:targetElement="id267" anim:sub-item="text" smil:attributeName="visibility" smil:to="visible"/>
                </anim:par>
                <anim:animateColor smil:begin="0s" smil:dur="0.001s" smil:fill="hold" presentation:master-element="id268" smil:targetElement="id265" smil:attributeName="dim" smil:to="#808080" anim:color-interpolation="rgb" anim:color-interpolation-direction="clockwise"/>
              </anim:par>
            </anim:par>
            <anim:par smil:begin="next">
              <anim:par smil:begin="0s">
                <anim:par xml:id="id272" anim:id="id272" smil:begin="0s" smil:fill="hold" presentation:node-type="on-click" presentation:preset-class="entrance" presentation:preset-id="ooo-entrance-appear">
                  <anim:set smil:begin="0s" smil:dur="0.001s" smil:fill="hold" smil:targetElement="id269" anim:sub-item="text" smil:attributeName="visibility" smil:to="visible"/>
                </anim:par>
                <anim:animateColor smil:begin="0s" smil:dur="0.001s" smil:fill="hold" presentation:master-element="id270" smil:targetElement="id267" smil:attributeName="dim" smil:to="#808080" anim:color-interpolation="rgb" anim:color-interpolation-direction="clockwise"/>
              </anim:par>
            </anim:par>
            <anim:par smil:begin="next">
              <anim:par smil:begin="0s">
                <anim:par xml:id="id274" anim:id="id274" smil:begin="0s" smil:fill="hold" presentation:node-type="on-click" presentation:preset-class="entrance" presentation:preset-id="ooo-entrance-appear">
                  <anim:set smil:begin="0s" smil:dur="0.001s" smil:fill="hold" smil:targetElement="id271" anim:sub-item="text" smil:attributeName="visibility" smil:to="visible"/>
                </anim:par>
                <anim:animateColor smil:begin="0s" smil:dur="0.001s" smil:fill="hold" presentation:master-element="id272" smil:targetElement="id269" smil:attributeName="dim" smil:to="#808080" anim:color-interpolation="rgb" anim:color-interpolation-direction="clockwise"/>
              </anim:par>
            </anim:par>
            <anim:par smil:begin="next">
              <anim:par smil:begin="0s">
                <anim:par xml:id="id276" anim:id="id276" smil:begin="0s" smil:fill="hold" presentation:node-type="on-click" presentation:preset-class="entrance" presentation:preset-id="ooo-entrance-appear">
                  <anim:set smil:begin="0s" smil:dur="0.001s" smil:fill="hold" smil:targetElement="id273" anim:sub-item="text" smil:attributeName="visibility" smil:to="visible"/>
                </anim:par>
                <anim:animateColor smil:begin="0s" smil:dur="0.001s" smil:fill="hold" presentation:master-element="id274" smil:targetElement="id271"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animateColor smil:begin="0s" smil:dur="0.001s" smil:fill="hold" presentation:master-element="id276" smil:targetElement="id273"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6" presentation:class="page"/>
          <draw:frame presentation:style-name="pr2" draw:layer="layout" svg:width="18.542cm" svg:height="13.36cm" svg:x="1.27cm" svg:y="13.97cm" presentation:class="notes" presentation:placeholder="true">
            <draw:text-box/>
          </draw:frame>
        </presentation:notes>
      </draw:page>
      <draw:page draw:name="page27"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Spring Profiles</text:span><text:span text:style-name="T2"><text:line-break/></text:span><text:span text:style-name="T2"/></text:p>
          </draw:text-box>
        </draw:frame>
        <draw:frame presentation:style-name="pr30" draw:text-style-name="P6" draw:layer="layout" svg:width="25.4cm" svg:height="14.605cm" svg:x="1.27cm" svg:y="5.088cm" presentation:class="outline" presentation:user-transformed="true">
          <draw:text-box>
            <text:list text:style-name="L3">
              <text:list-item>
                <text:p xml:id="id277" text:id="id277" text:style-name="P10"><text:span text:style-name="T8">Another nice feature about Spring Boot's handling of properties files is that it supports profiles</text:span></text:p>
              </text:list-item>
            </text:list>
            <text:list text:style-name="L2">
              <text:list-item>
                <text:list>
                  <text:list-item>
                    <text:p xml:id="id278" text:id="id278"><text:span text:style-name="T4">Suppose that you are using Spring's @Profile annotation to represent different sets of configuration properties</text:span></text:p>
                    <text:list>
                      <text:list-item>
                        <text:p xml:id="id280" text:id="id280"><text:span text:style-name="T6">One for development</text:span></text:p>
                      </text:list-item>
                      <text:list-item>
                        <text:p xml:id="id282" text:id="id282"><text:span text:style-name="T6">One for production</text:span></text:p>
                      </text:list-item>
                    </text:list>
                  </text:list-item>
                  <text:list-item>
                    <text:p xml:id="id284" text:id="id284"><text:span text:style-name="T4">You can have a different properties file for each profile that gets picked up automatically based on Spring profiling conventions</text:span></text:p>
                  </text:list-item>
                  <text:list-item>
                    <text:p xml:id="id286" text:id="id286"><text:span text:style-name="T4">With YAML it's even nicer, because you can have a nested document to define the particular profiles</text:span></text:p>
                  </text:list-item>
                  <text:list-item>
                    <text:p xml:id="id288" text:id="id288"><text:span text:style-name="T4">To set the active profiles you can use the spring.profiles.active trigger, either <text:s/>on the command line or in a properties file</text:span></text:p>
                    <text:list>
                      <text:list-item>
                        <text:p xml:id="id290" text:id="id290"><text:span text:style-name="T6">Ultimately, any way you can get the properties into the environment will be respected by Spring Boot </text:span></text:p>
                      </text:list-item>
                    </text:list>
                  </text:list-item>
                </text:list>
              </text:list-item>
            </text:list>
          </draw:text-box>
        </draw:frame>
        <anim:par presentation:node-type="timing-root">
          <anim:seq presentation:node-type="main-sequence">
            <anim:par smil:begin="0s">
              <anim:par smil:begin="0s">
                <anim:par xml:id="id279" anim:id="id279" smil:begin="0s" smil:fill="hold" presentation:node-type="with-previous" presentation:preset-class="entrance" presentation:preset-id="ooo-entrance-appear">
                  <anim:set smil:begin="0s" smil:dur="0.001s" smil:fill="hold" smil:targetElement="id277" anim:sub-item="text" smil:attributeName="visibility" smil:to="visible"/>
                </anim:par>
              </anim:par>
            </anim:par>
            <anim:par smil:begin="next">
              <anim:par smil:begin="0s">
                <anim:par xml:id="id281" anim:id="id281" smil:begin="0s" smil:fill="hold" presentation:node-type="on-click" presentation:preset-class="entrance" presentation:preset-id="ooo-entrance-appear">
                  <anim:set smil:begin="0s" smil:dur="0.001s" smil:fill="hold" smil:targetElement="id278" anim:sub-item="text" smil:attributeName="visibility" smil:to="visible"/>
                </anim:par>
                <anim:animateColor smil:begin="0s" smil:dur="0.001s" smil:fill="hold" presentation:master-element="id279" smil:targetElement="id277" smil:attributeName="dim" smil:to="#808080" anim:color-interpolation="rgb" anim:color-interpolation-direction="clockwise"/>
              </anim:par>
            </anim:par>
            <anim:par smil:begin="next">
              <anim:par smil:begin="0s">
                <anim:par xml:id="id283" anim:id="id283" smil:begin="0s" smil:fill="hold" presentation:node-type="on-click" presentation:preset-class="entrance" presentation:preset-id="ooo-entrance-appear">
                  <anim:set smil:begin="0s" smil:dur="0.001s" smil:fill="hold" smil:targetElement="id280" anim:sub-item="text" smil:attributeName="visibility" smil:to="visible"/>
                </anim:par>
                <anim:animateColor smil:begin="0s" smil:dur="0.001s" smil:fill="hold" presentation:master-element="id281" smil:targetElement="id278" smil:attributeName="dim" smil:to="#808080" anim:color-interpolation="rgb" anim:color-interpolation-direction="clockwise"/>
              </anim:par>
            </anim:par>
            <anim:par smil:begin="next">
              <anim:par smil:begin="0s">
                <anim:par xml:id="id285" anim:id="id285" smil:begin="0s" smil:fill="hold" presentation:node-type="on-click" presentation:preset-class="entrance" presentation:preset-id="ooo-entrance-appear">
                  <anim:set smil:begin="0s" smil:dur="0.001s" smil:fill="hold" smil:targetElement="id282" anim:sub-item="text" smil:attributeName="visibility" smil:to="visible"/>
                </anim:par>
                <anim:animateColor smil:begin="0s" smil:dur="0.001s" smil:fill="hold" presentation:master-element="id283" smil:targetElement="id280" smil:attributeName="dim" smil:to="#808080" anim:color-interpolation="rgb" anim:color-interpolation-direction="clockwise"/>
              </anim:par>
            </anim:par>
            <anim:par smil:begin="next">
              <anim:par smil:begin="0s">
                <anim:par xml:id="id287" anim:id="id287" smil:begin="0s" smil:fill="hold" presentation:node-type="on-click" presentation:preset-class="entrance" presentation:preset-id="ooo-entrance-appear">
                  <anim:set smil:begin="0s" smil:dur="0.001s" smil:fill="hold" smil:targetElement="id284" anim:sub-item="text" smil:attributeName="visibility" smil:to="visible"/>
                </anim:par>
                <anim:animateColor smil:begin="0s" smil:dur="0.001s" smil:fill="hold" presentation:master-element="id285" smil:targetElement="id282" smil:attributeName="dim" smil:to="#808080" anim:color-interpolation="rgb" anim:color-interpolation-direction="clockwise"/>
              </anim:par>
            </anim:par>
            <anim:par smil:begin="next">
              <anim:par smil:begin="0s">
                <anim:par xml:id="id289" anim:id="id289" smil:begin="0s" smil:fill="hold" presentation:node-type="on-click" presentation:preset-class="entrance" presentation:preset-id="ooo-entrance-appear">
                  <anim:set smil:begin="0s" smil:dur="0.001s" smil:fill="hold" smil:targetElement="id286" anim:sub-item="text" smil:attributeName="visibility" smil:to="visible"/>
                </anim:par>
                <anim:animateColor smil:begin="0s" smil:dur="0.001s" smil:fill="hold" presentation:master-element="id287" smil:targetElement="id284" smil:attributeName="dim" smil:to="#808080" anim:color-interpolation="rgb" anim:color-interpolation-direction="clockwise"/>
              </anim:par>
            </anim:par>
            <anim:par smil:begin="next">
              <anim:par smil:begin="0s">
                <anim:par xml:id="id291" anim:id="id291" smil:begin="0s" smil:fill="hold" presentation:node-type="on-click" presentation:preset-class="entrance" presentation:preset-id="ooo-entrance-appear">
                  <anim:set smil:begin="0s" smil:dur="0.001s" smil:fill="hold" smil:targetElement="id288" anim:sub-item="text" smil:attributeName="visibility" smil:to="visible"/>
                </anim:par>
                <anim:animateColor smil:begin="0s" smil:dur="0.001s" smil:fill="hold" presentation:master-element="id289" smil:targetElement="id286"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animateColor smil:begin="0s" smil:dur="0.001s" smil:fill="hold" presentation:master-element="id291" smil:targetElement="id288"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7" presentation:class="page"/>
          <draw:frame presentation:style-name="pr2" draw:layer="layout" svg:width="18.542cm" svg:height="13.36cm" svg:x="1.27cm" svg:y="13.97cm" presentation:class="notes" presentation:placeholder="true">
            <draw:text-box/>
          </draw:frame>
        </presentation:notes>
      </draw:page>
      <draw:page draw:name="page28"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Logging</text:span><text:span text:style-name="T2"><text:line-break/></text:span><text:span text:style-name="T2"/></text:p>
          </draw:text-box>
        </draw:frame>
        <draw:frame presentation:style-name="pr31" draw:text-style-name="P23" draw:layer="layout" svg:width="25.4cm" svg:height="14.605cm" svg:x="1.27cm" svg:y="5.078cm" presentation:class="outline" presentation:user-transformed="true">
          <draw:text-box>
            <text:list text:style-name="L2">
              <text:list-item>
                <text:p xml:id="id292" text:id="id292" text:style-name="P10"><text:span text:style-name="T8">Spring Boot ships with support for three common logging frameworks</text:span></text:p>
                <text:list>
                  <text:list-item>
                    <text:p xml:id="id293" text:id="id293"><text:span text:style-name="T8">l</text:span><text:span text:style-name="T9">ogback</text:span></text:p>
                  </text:list-item>
                  <text:list-item>
                    <text:p xml:id="id295" text:id="id295"><text:span text:style-name="T9">log4j</text:span></text:p>
                  </text:list-item>
                  <text:list-item>
                    <text:p xml:id="id297" text:id="id297"><text:span text:style-name="T9">java.util.logging</text:span></text:p>
                  </text:list-item>
                  <text:list-item>
                    <text:p xml:id="id299" text:id="id299"><text:span text:style-name="T9">By default, if you use the starter POMs, you'll get logback logged</text:span></text:p>
                  </text:list-item>
                </text:list>
              </text:list-item>
              <text:list-item>
                <text:p xml:id="id301" text:id="id301" text:style-name="P10"><text:span text:style-name="T8">Out of the box, Spring Boot is configured to make log output look sensible and attractive</text:span></text:p>
                <text:list>
                  <text:list-item>
                    <text:p xml:id="id303" text:id="id303"><text:span text:style-name="T9">e.g. Each log output is on a single line, with color highlighting</text:span></text:p>
                  </text:list-item>
                </text:list>
              </text:list-item>
              <text:list-item>
                <text:p xml:id="id305" text:id="id305"><text:span text:style-name="T8">But this too is customizable</text:span></text:p>
                <text:list>
                  <text:list-item>
                    <text:p xml:id="id307" text:id="id307"><text:span text:style-name="T9">If you want to change any of the logging configuration, just create an appropriate properties file for the logging platform you are using and ship that with your application</text:span></text:p>
                  </text:list-item>
                </text:list>
              </text:list-item>
            </text:list>
          </draw:text-box>
        </draw:frame>
        <anim:par presentation:node-type="timing-root">
          <anim:seq presentation:node-type="main-sequence">
            <anim:par smil:begin="0s">
              <anim:par smil:begin="0s">
                <anim:par xml:id="id294" anim:id="id294" smil:begin="0s" smil:fill="hold" presentation:node-type="with-previous" presentation:preset-class="entrance" presentation:preset-id="ooo-entrance-appear">
                  <anim:set smil:begin="0s" smil:dur="0.001s" smil:fill="hold" smil:targetElement="id292" anim:sub-item="text" smil:attributeName="visibility" smil:to="visible"/>
                </anim:par>
              </anim:par>
            </anim:par>
            <anim:par smil:begin="next">
              <anim:par smil:begin="0s">
                <anim:par xml:id="id296" anim:id="id296" smil:begin="0s" smil:fill="hold" presentation:node-type="on-click" presentation:preset-class="entrance" presentation:preset-id="ooo-entrance-appear">
                  <anim:set smil:begin="0s" smil:dur="0.001s" smil:fill="hold" smil:targetElement="id293" anim:sub-item="text" smil:attributeName="visibility" smil:to="visible"/>
                </anim:par>
                <anim:animateColor smil:begin="0s" smil:dur="0.001s" smil:fill="hold" presentation:master-element="id294" smil:targetElement="id292" smil:attributeName="dim" smil:to="#808080" anim:color-interpolation="rgb" anim:color-interpolation-direction="clockwise"/>
              </anim:par>
            </anim:par>
            <anim:par smil:begin="next">
              <anim:par smil:begin="0s">
                <anim:par xml:id="id298" anim:id="id298" smil:begin="0s" smil:fill="hold" presentation:node-type="on-click" presentation:preset-class="entrance" presentation:preset-id="ooo-entrance-appear">
                  <anim:set smil:begin="0s" smil:dur="0.001s" smil:fill="hold" smil:targetElement="id295" anim:sub-item="text" smil:attributeName="visibility" smil:to="visible"/>
                </anim:par>
                <anim:animateColor smil:begin="0s" smil:dur="0.001s" smil:fill="hold" presentation:master-element="id296" smil:targetElement="id293" smil:attributeName="dim" smil:to="#808080" anim:color-interpolation="rgb" anim:color-interpolation-direction="clockwise"/>
              </anim:par>
            </anim:par>
            <anim:par smil:begin="next">
              <anim:par smil:begin="0s">
                <anim:par xml:id="id300" anim:id="id300" smil:begin="0s" smil:fill="hold" presentation:node-type="on-click" presentation:preset-class="entrance" presentation:preset-id="ooo-entrance-appear">
                  <anim:set smil:begin="0s" smil:dur="0.001s" smil:fill="hold" smil:targetElement="id297" anim:sub-item="text" smil:attributeName="visibility" smil:to="visible"/>
                </anim:par>
                <anim:animateColor smil:begin="0s" smil:dur="0.001s" smil:fill="hold" presentation:master-element="id298" smil:targetElement="id295" smil:attributeName="dim" smil:to="#808080" anim:color-interpolation="rgb" anim:color-interpolation-direction="clockwise"/>
              </anim:par>
            </anim:par>
            <anim:par smil:begin="next">
              <anim:par smil:begin="0s">
                <anim:par xml:id="id302" anim:id="id302" smil:begin="0s" smil:fill="hold" presentation:node-type="on-click" presentation:preset-class="entrance" presentation:preset-id="ooo-entrance-appear">
                  <anim:set smil:begin="0s" smil:dur="0.001s" smil:fill="hold" smil:targetElement="id299" anim:sub-item="text" smil:attributeName="visibility" smil:to="visible"/>
                </anim:par>
                <anim:animateColor smil:begin="0s" smil:dur="0.001s" smil:fill="hold" presentation:master-element="id300" smil:targetElement="id297" smil:attributeName="dim" smil:to="#808080" anim:color-interpolation="rgb" anim:color-interpolation-direction="clockwise"/>
              </anim:par>
            </anim:par>
            <anim:par smil:begin="next">
              <anim:par smil:begin="0s">
                <anim:par xml:id="id304" anim:id="id304" smil:begin="0s" smil:fill="hold" presentation:node-type="on-click" presentation:preset-class="entrance" presentation:preset-id="ooo-entrance-appear">
                  <anim:set smil:begin="0s" smil:dur="0.001s" smil:fill="hold" smil:targetElement="id301" anim:sub-item="text" smil:attributeName="visibility" smil:to="visible"/>
                </anim:par>
                <anim:animateColor smil:begin="0s" smil:dur="0.001s" smil:fill="hold" presentation:master-element="id302" smil:targetElement="id299" smil:attributeName="dim" smil:to="#808080" anim:color-interpolation="rgb" anim:color-interpolation-direction="clockwise"/>
              </anim:par>
            </anim:par>
            <anim:par smil:begin="next">
              <anim:par smil:begin="0s">
                <anim:par xml:id="id306" anim:id="id306" smil:begin="0s" smil:fill="hold" presentation:node-type="on-click" presentation:preset-class="entrance" presentation:preset-id="ooo-entrance-appear">
                  <anim:set smil:begin="0s" smil:dur="0.001s" smil:fill="hold" smil:targetElement="id303" anim:sub-item="text" smil:attributeName="visibility" smil:to="visible"/>
                </anim:par>
                <anim:animateColor smil:begin="0s" smil:dur="0.001s" smil:fill="hold" presentation:master-element="id304" smil:targetElement="id301" smil:attributeName="dim" smil:to="#808080" anim:color-interpolation="rgb" anim:color-interpolation-direction="clockwise"/>
              </anim:par>
            </anim:par>
            <anim:par smil:begin="next">
              <anim:par smil:begin="0s">
                <anim:par xml:id="id308" anim:id="id308" smil:begin="0s" smil:fill="hold" presentation:node-type="on-click" presentation:preset-class="entrance" presentation:preset-id="ooo-entrance-appear">
                  <anim:set smil:begin="0s" smil:dur="0.001s" smil:fill="hold" smil:targetElement="id305" anim:sub-item="text" smil:attributeName="visibility" smil:to="visible"/>
                </anim:par>
                <anim:animateColor smil:begin="0s" smil:dur="0.001s" smil:fill="hold" presentation:master-element="id306" smil:targetElement="id303"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animateColor smil:begin="0s" smil:dur="0.001s" smil:fill="hold" presentation:master-element="id308" smil:targetElement="id30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8" presentation:class="page"/>
          <draw:frame presentation:style-name="pr2" draw:layer="layout" svg:width="18.542cm" svg:height="13.36cm" svg:x="1.27cm" svg:y="13.97cm" presentation:class="notes" presentation:placeholder="true">
            <draw:text-box/>
          </draw:frame>
        </presentation:notes>
      </draw:page>
      <draw:page draw:name="page29" draw:style-name="dp1" draw:master-page-name="Base_25_20Template1" presentation:presentation-page-layout-name="AL1T1">
        <office:forms form:automatic-focus="false" form:apply-design-mode="false"/>
        <draw:frame presentation:style-name="pr3" draw:text-style-name="P2" draw:layer="layout" svg:width="25.4cm" svg:height="2.54cm" svg:x="1.27cm" svg:y="1.305cm" presentation:class="title" presentation:user-transformed="true">
          <draw:text-box>
            <text:p><text:span text:style-name="T2">Adding Some AutoConfigured Behavior </text:span><text:span text:style-name="T2"><text:line-break/></text:span><text:span text:style-name="T2"/></text:p>
          </draw:text-box>
        </draw:frame>
        <draw:frame presentation:style-name="pr32" draw:text-style-name="P23" draw:layer="layout" svg:width="25.4cm" svg:height="14.605cm" svg:x="1.27cm" svg:y="5.111cm" presentation:class="outline" presentation:user-transformed="true">
          <draw:text-box>
            <text:list text:style-name="L3">
              <text:list-item>
                <text:p xml:id="id309" text:id="id309" text:style-name="P10"><text:span text:style-name="T8">What can you get just by modifying the classpath?</text:span></text:p>
              </text:list-item>
            </text:list>
            <text:list text:style-name="L2">
              <text:list-item>
                <text:list>
                  <text:list-item>
                    <text:p xml:id="id310" text:id="id310"><text:span text:style-name="T9">Entirely new subsystems</text:span></text:p>
                  </text:list-item>
                  <text:list-item>
                    <text:p xml:id="id312" text:id="id312"><text:span text:style-name="T9">In-memory database, messaging, web container</text:span></text:p>
                  </text:list-item>
                  <text:list-item>
                    <text:p xml:id="id314" text:id="id314"><text:span text:style-name="T9">Connection pooling</text:span></text:p>
                  </text:list-item>
                </text:list>
              </text:list-item>
              <text:list-item>
                <text:p xml:id="id316" text:id="id316"><text:span text:style-name="T8">Follow the instructions labeled Demo 5 in the file named readme.txt in the HelloWorldBegin.zip file</text:span></text:p>
              </text:list-item>
              <text:list-item>
                <text:p xml:id="id318" text:id="id318"><text:span text:style-name="T8">Note how, had we defined a local datasource as part of our configuration, Spring Boot would have seen that and not gotten involved at all</text:span></text:p>
              </text:list-item>
            </text:list>
          </draw:text-box>
        </draw:frame>
        <anim:par presentation:node-type="timing-root">
          <anim:seq presentation:node-type="main-sequence">
            <anim:par smil:begin="0s">
              <anim:par smil:begin="0s">
                <anim:par xml:id="id311" anim:id="id311" smil:begin="0s" smil:fill="hold" presentation:node-type="with-previous" presentation:preset-class="entrance" presentation:preset-id="ooo-entrance-appear">
                  <anim:set smil:begin="0s" smil:dur="0.001s" smil:fill="hold" smil:targetElement="id309" anim:sub-item="text" smil:attributeName="visibility" smil:to="visible"/>
                </anim:par>
              </anim:par>
            </anim:par>
            <anim:par smil:begin="next">
              <anim:par smil:begin="0s">
                <anim:par xml:id="id313" anim:id="id313" smil:begin="0s" smil:fill="hold" presentation:node-type="on-click" presentation:preset-class="entrance" presentation:preset-id="ooo-entrance-appear">
                  <anim:set smil:begin="0s" smil:dur="0.001s" smil:fill="hold" smil:targetElement="id310" anim:sub-item="text" smil:attributeName="visibility" smil:to="visible"/>
                </anim:par>
                <anim:animateColor smil:begin="0s" smil:dur="0.001s" smil:fill="hold" presentation:master-element="id311" smil:targetElement="id309" smil:attributeName="dim" smil:to="#808080" anim:color-interpolation="rgb" anim:color-interpolation-direction="clockwise"/>
              </anim:par>
            </anim:par>
            <anim:par smil:begin="next">
              <anim:par smil:begin="0s">
                <anim:par xml:id="id315" anim:id="id315" smil:begin="0s" smil:fill="hold" presentation:node-type="on-click" presentation:preset-class="entrance" presentation:preset-id="ooo-entrance-appear">
                  <anim:set smil:begin="0s" smil:dur="0.001s" smil:fill="hold" smil:targetElement="id312" anim:sub-item="text" smil:attributeName="visibility" smil:to="visible"/>
                </anim:par>
                <anim:animateColor smil:begin="0s" smil:dur="0.001s" smil:fill="hold" presentation:master-element="id313" smil:targetElement="id310" smil:attributeName="dim" smil:to="#808080" anim:color-interpolation="rgb" anim:color-interpolation-direction="clockwise"/>
              </anim:par>
            </anim:par>
            <anim:par smil:begin="next">
              <anim:par smil:begin="0s">
                <anim:par xml:id="id317" anim:id="id317" smil:begin="0s" smil:fill="hold" presentation:node-type="on-click" presentation:preset-class="entrance" presentation:preset-id="ooo-entrance-appear">
                  <anim:set smil:begin="0s" smil:dur="0.001s" smil:fill="hold" smil:targetElement="id314" anim:sub-item="text" smil:attributeName="visibility" smil:to="visible"/>
                </anim:par>
                <anim:animateColor smil:begin="0s" smil:dur="0.001s" smil:fill="hold" presentation:master-element="id315" smil:targetElement="id312" smil:attributeName="dim" smil:to="#808080" anim:color-interpolation="rgb" anim:color-interpolation-direction="clockwise"/>
              </anim:par>
            </anim:par>
            <anim:par smil:begin="next">
              <anim:par smil:begin="0s">
                <anim:par xml:id="id319" anim:id="id319" smil:begin="0s" smil:fill="hold" presentation:node-type="on-click" presentation:preset-class="entrance" presentation:preset-id="ooo-entrance-appear">
                  <anim:set smil:begin="0s" smil:dur="0.001s" smil:fill="hold" smil:targetElement="id316" anim:sub-item="text" smil:attributeName="visibility" smil:to="visible"/>
                </anim:par>
                <anim:animateColor smil:begin="0s" smil:dur="0.001s" smil:fill="hold" presentation:master-element="id317" smil:targetElement="id314"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animateColor smil:begin="0s" smil:dur="0.001s" smil:fill="hold" presentation:master-element="id319" smil:targetElement="id316"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29" presentation:class="page"/>
          <draw:frame presentation:style-name="pr2" draw:layer="layout" svg:width="18.542cm" svg:height="13.36cm" svg:x="1.27cm" svg:y="13.97cm" presentation:class="notes" presentation:placeholder="true">
            <draw:text-box/>
          </draw:frame>
        </presentation:notes>
      </draw:page>
      <draw:page draw:name="page30"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Currently Available AutoConfigured Behavior</text:span><text:span text:style-name="T2"><text:line-break/></text:span><text:span text:style-name="T2"/></text:p>
          </draw:text-box>
        </draw:frame>
        <draw:frame presentation:style-name="pr33" draw:text-style-name="P23" draw:layer="layout" svg:width="25.4cm" svg:height="14.605cm" svg:x="1.27cm" svg:y="5.093cm" presentation:class="outline" presentation:user-transformed="true">
          <draw:text-box>
            <text:list text:style-name="L2">
              <text:list-item>
                <text:p xml:id="id320" text:id="id320" text:style-name="P10"><text:span text:style-name="T8">Embedded servlet container</text:span></text:p>
                <text:list>
                  <text:list-item>
                    <text:p xml:id="id321" text:id="id321"><text:span text:style-name="T9">Tomcat</text:span></text:p>
                  </text:list-item>
                  <text:list-item>
                    <text:p xml:id="id323" text:id="id323"><text:span text:style-name="T9">Jetty</text:span></text:p>
                  </text:list-item>
                </text:list>
              </text:list-item>
              <text:list-item>
                <text:p xml:id="id325" text:id="id325" text:style-name="P10"><text:span text:style-name="T8">Database support</text:span></text:p>
                <text:list>
                  <text:list-item>
                    <text:p xml:id="id327" text:id="id327"><text:span text:style-name="T9">DataSource</text:span></text:p>
                  </text:list-item>
                  <text:list-item>
                    <text:p xml:id="id329" text:id="id329"><text:span text:style-name="T9">JdbcTemplate</text:span></text:p>
                  </text:list-item>
                  <text:list-item>
                    <text:p xml:id="id331" text:id="id331"><text:span text:style-name="T9">JPA</text:span></text:p>
                  </text:list-item>
                  <text:list-item>
                    <text:p xml:id="id333" text:id="id333"><text:span text:style-name="T9">Spring Data JPA</text:span></text:p>
                  </text:list-item>
                </text:list>
              </text:list-item>
              <text:list-item>
                <text:p xml:id="id335" text:id="id335"><text:span text:style-name="T8">Web templating</text:span></text:p>
                <text:list>
                  <text:list-item>
                    <text:p xml:id="id337" text:id="id337"><text:span text:style-name="T9">Thymeleaf</text:span></text:p>
                  </text:list-item>
                </text:list>
              </text:list-item>
              <text:list-item>
                <text:p xml:id="id339" text:id="id339"><text:span text:style-name="T8">Batch processing</text:span></text:p>
              </text:list-item>
              <text:list-item>
                <text:p xml:id="id341" text:id="id341"><text:span text:style-name="T8">Data ingestion and asynchronous processing</text:span></text:p>
                <text:list>
                  <text:list-item>
                    <text:p xml:id="id343" text:id="id343"><text:span text:style-name="T9">Reactor</text:span></text:p>
                  </text:list-item>
                </text:list>
              </text:list-item>
              <text:list-item>
                <text:p xml:id="id345" text:id="id345"><text:span text:style-name="T8">Monitoring</text:span></text:p>
                <text:list>
                  <text:list-item>
                    <text:p xml:id="id347" text:id="id347"><text:span text:style-name="T9">Actuator</text:span></text:p>
                  </text:list-item>
                </text:list>
              </text:list-item>
            </text:list>
          </draw:text-box>
        </draw:frame>
        <anim:par presentation:node-type="timing-root">
          <anim:seq presentation:node-type="main-sequence">
            <anim:par smil:begin="0s">
              <anim:par smil:begin="0s">
                <anim:par xml:id="id322" anim:id="id322" smil:begin="0s" smil:fill="hold" presentation:node-type="with-previous" presentation:preset-class="entrance" presentation:preset-id="ooo-entrance-appear">
                  <anim:set smil:begin="0s" smil:dur="0.001s" smil:fill="hold" smil:targetElement="id320" anim:sub-item="text" smil:attributeName="visibility" smil:to="visible"/>
                </anim:par>
              </anim:par>
            </anim:par>
            <anim:par smil:begin="next">
              <anim:par smil:begin="0s">
                <anim:par xml:id="id324" anim:id="id324" smil:begin="0s" smil:fill="hold" presentation:node-type="on-click" presentation:preset-class="entrance" presentation:preset-id="ooo-entrance-appear">
                  <anim:set smil:begin="0s" smil:dur="0.001s" smil:fill="hold" smil:targetElement="id321" anim:sub-item="text" smil:attributeName="visibility" smil:to="visible"/>
                </anim:par>
                <anim:animateColor smil:begin="0s" smil:dur="0.001s" smil:fill="hold" presentation:master-element="id322" smil:targetElement="id320" smil:attributeName="dim" smil:to="#808080" anim:color-interpolation="rgb" anim:color-interpolation-direction="clockwise"/>
              </anim:par>
            </anim:par>
            <anim:par smil:begin="next">
              <anim:par smil:begin="0s">
                <anim:par xml:id="id326" anim:id="id326" smil:begin="0s" smil:fill="hold" presentation:node-type="on-click" presentation:preset-class="entrance" presentation:preset-id="ooo-entrance-appear">
                  <anim:set smil:begin="0s" smil:dur="0.001s" smil:fill="hold" smil:targetElement="id323" anim:sub-item="text" smil:attributeName="visibility" smil:to="visible"/>
                </anim:par>
                <anim:animateColor smil:begin="0s" smil:dur="0.001s" smil:fill="hold" presentation:master-element="id324" smil:targetElement="id321" smil:attributeName="dim" smil:to="#808080" anim:color-interpolation="rgb" anim:color-interpolation-direction="clockwise"/>
              </anim:par>
            </anim:par>
            <anim:par smil:begin="next">
              <anim:par smil:begin="0s">
                <anim:par xml:id="id328" anim:id="id328" smil:begin="0s" smil:fill="hold" presentation:node-type="on-click" presentation:preset-class="entrance" presentation:preset-id="ooo-entrance-appear">
                  <anim:set smil:begin="0s" smil:dur="0.001s" smil:fill="hold" smil:targetElement="id325" anim:sub-item="text" smil:attributeName="visibility" smil:to="visible"/>
                </anim:par>
                <anim:animateColor smil:begin="0s" smil:dur="0.001s" smil:fill="hold" presentation:master-element="id326" smil:targetElement="id323" smil:attributeName="dim" smil:to="#808080" anim:color-interpolation="rgb" anim:color-interpolation-direction="clockwise"/>
              </anim:par>
            </anim:par>
            <anim:par smil:begin="next">
              <anim:par smil:begin="0s">
                <anim:par xml:id="id330" anim:id="id330" smil:begin="0s" smil:fill="hold" presentation:node-type="on-click" presentation:preset-class="entrance" presentation:preset-id="ooo-entrance-appear">
                  <anim:set smil:begin="0s" smil:dur="0.001s" smil:fill="hold" smil:targetElement="id327" anim:sub-item="text" smil:attributeName="visibility" smil:to="visible"/>
                </anim:par>
                <anim:animateColor smil:begin="0s" smil:dur="0.001s" smil:fill="hold" presentation:master-element="id328" smil:targetElement="id325" smil:attributeName="dim" smil:to="#808080" anim:color-interpolation="rgb" anim:color-interpolation-direction="clockwise"/>
              </anim:par>
            </anim:par>
            <anim:par smil:begin="next">
              <anim:par smil:begin="0s">
                <anim:par xml:id="id332" anim:id="id332" smil:begin="0s" smil:fill="hold" presentation:node-type="on-click" presentation:preset-class="entrance" presentation:preset-id="ooo-entrance-appear">
                  <anim:set smil:begin="0s" smil:dur="0.001s" smil:fill="hold" smil:targetElement="id329" anim:sub-item="text" smil:attributeName="visibility" smil:to="visible"/>
                </anim:par>
                <anim:animateColor smil:begin="0s" smil:dur="0.001s" smil:fill="hold" presentation:master-element="id330" smil:targetElement="id327" smil:attributeName="dim" smil:to="#808080" anim:color-interpolation="rgb" anim:color-interpolation-direction="clockwise"/>
              </anim:par>
            </anim:par>
            <anim:par smil:begin="next">
              <anim:par smil:begin="0s">
                <anim:par xml:id="id334" anim:id="id334" smil:begin="0s" smil:fill="hold" presentation:node-type="on-click" presentation:preset-class="entrance" presentation:preset-id="ooo-entrance-appear">
                  <anim:set smil:begin="0s" smil:dur="0.001s" smil:fill="hold" smil:targetElement="id331" anim:sub-item="text" smil:attributeName="visibility" smil:to="visible"/>
                </anim:par>
                <anim:animateColor smil:begin="0s" smil:dur="0.001s" smil:fill="hold" presentation:master-element="id332" smil:targetElement="id329" smil:attributeName="dim" smil:to="#808080" anim:color-interpolation="rgb" anim:color-interpolation-direction="clockwise"/>
              </anim:par>
            </anim:par>
            <anim:par smil:begin="next">
              <anim:par smil:begin="0s">
                <anim:par xml:id="id336" anim:id="id336" smil:begin="0s" smil:fill="hold" presentation:node-type="on-click" presentation:preset-class="entrance" presentation:preset-id="ooo-entrance-appear">
                  <anim:set smil:begin="0s" smil:dur="0.001s" smil:fill="hold" smil:targetElement="id333" anim:sub-item="text" smil:attributeName="visibility" smil:to="visible"/>
                </anim:par>
                <anim:animateColor smil:begin="0s" smil:dur="0.001s" smil:fill="hold" presentation:master-element="id334" smil:targetElement="id331" smil:attributeName="dim" smil:to="#808080" anim:color-interpolation="rgb" anim:color-interpolation-direction="clockwise"/>
              </anim:par>
            </anim:par>
            <anim:par smil:begin="next">
              <anim:par smil:begin="0s">
                <anim:par xml:id="id338" anim:id="id338" smil:begin="0s" smil:fill="hold" presentation:node-type="on-click" presentation:preset-class="entrance" presentation:preset-id="ooo-entrance-appear">
                  <anim:set smil:begin="0s" smil:dur="0.001s" smil:fill="hold" smil:targetElement="id335" anim:sub-item="text" smil:attributeName="visibility" smil:to="visible"/>
                </anim:par>
                <anim:animateColor smil:begin="0s" smil:dur="0.001s" smil:fill="hold" presentation:master-element="id336" smil:targetElement="id333" smil:attributeName="dim" smil:to="#808080" anim:color-interpolation="rgb" anim:color-interpolation-direction="clockwise"/>
              </anim:par>
            </anim:par>
            <anim:par smil:begin="next">
              <anim:par smil:begin="0s">
                <anim:par xml:id="id340" anim:id="id340" smil:begin="0s" smil:fill="hold" presentation:node-type="on-click" presentation:preset-class="entrance" presentation:preset-id="ooo-entrance-appear">
                  <anim:set smil:begin="0s" smil:dur="0.001s" smil:fill="hold" smil:targetElement="id337" anim:sub-item="text" smil:attributeName="visibility" smil:to="visible"/>
                </anim:par>
                <anim:animateColor smil:begin="0s" smil:dur="0.001s" smil:fill="hold" presentation:master-element="id338" smil:targetElement="id335" smil:attributeName="dim" smil:to="#808080" anim:color-interpolation="rgb" anim:color-interpolation-direction="clockwise"/>
              </anim:par>
            </anim:par>
            <anim:par smil:begin="next">
              <anim:par smil:begin="0s">
                <anim:par xml:id="id342" anim:id="id342" smil:begin="0s" smil:fill="hold" presentation:node-type="on-click" presentation:preset-class="entrance" presentation:preset-id="ooo-entrance-appear">
                  <anim:set smil:begin="0s" smil:dur="0.001s" smil:fill="hold" smil:targetElement="id339" anim:sub-item="text" smil:attributeName="visibility" smil:to="visible"/>
                </anim:par>
                <anim:animateColor smil:begin="0s" smil:dur="0.001s" smil:fill="hold" presentation:master-element="id340" smil:targetElement="id337" smil:attributeName="dim" smil:to="#808080" anim:color-interpolation="rgb" anim:color-interpolation-direction="clockwise"/>
              </anim:par>
            </anim:par>
            <anim:par smil:begin="next">
              <anim:par smil:begin="0s">
                <anim:par xml:id="id344" anim:id="id344" smil:begin="0s" smil:fill="hold" presentation:node-type="on-click" presentation:preset-class="entrance" presentation:preset-id="ooo-entrance-appear">
                  <anim:set smil:begin="0s" smil:dur="0.001s" smil:fill="hold" smil:targetElement="id341" anim:sub-item="text" smil:attributeName="visibility" smil:to="visible"/>
                </anim:par>
                <anim:animateColor smil:begin="0s" smil:dur="0.001s" smil:fill="hold" presentation:master-element="id342" smil:targetElement="id339" smil:attributeName="dim" smil:to="#808080" anim:color-interpolation="rgb" anim:color-interpolation-direction="clockwise"/>
              </anim:par>
            </anim:par>
            <anim:par smil:begin="next">
              <anim:par smil:begin="0s">
                <anim:par xml:id="id346" anim:id="id346" smil:begin="0s" smil:fill="hold" presentation:node-type="on-click" presentation:preset-class="entrance" presentation:preset-id="ooo-entrance-appear">
                  <anim:set smil:begin="0s" smil:dur="0.001s" smil:fill="hold" smil:targetElement="id343" anim:sub-item="text" smil:attributeName="visibility" smil:to="visible"/>
                </anim:par>
                <anim:animateColor smil:begin="0s" smil:dur="0.001s" smil:fill="hold" presentation:master-element="id344" smil:targetElement="id341" smil:attributeName="dim" smil:to="#808080" anim:color-interpolation="rgb" anim:color-interpolation-direction="clockwise"/>
              </anim:par>
            </anim:par>
            <anim:par smil:begin="next">
              <anim:par smil:begin="0s">
                <anim:par xml:id="id348" anim:id="id348" smil:begin="0s" smil:fill="hold" presentation:node-type="on-click" presentation:preset-class="entrance" presentation:preset-id="ooo-entrance-appear">
                  <anim:set smil:begin="0s" smil:dur="0.001s" smil:fill="hold" smil:targetElement="id345" anim:sub-item="text" smil:attributeName="visibility" smil:to="visible"/>
                </anim:par>
                <anim:animateColor smil:begin="0s" smil:dur="0.001s" smil:fill="hold" presentation:master-element="id346" smil:targetElement="id343"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animateColor smil:begin="0s" smil:dur="0.001s" smil:fill="hold" presentation:master-element="id348" smil:targetElement="id345"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0" presentation:class="page"/>
          <draw:frame presentation:style-name="pr2" draw:layer="layout" svg:width="18.542cm" svg:height="13.36cm" svg:x="1.27cm" svg:y="13.97cm" presentation:class="notes" presentation:placeholder="true">
            <draw:text-box/>
          </draw:frame>
        </presentation:notes>
      </draw:page>
      <draw:page draw:name="page31"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What Is Actuator?</text:span><text:span text:style-name="T2"><text:line-break/></text:span><text:span text:style-name="T2"/></text:p>
          </draw:text-box>
        </draw:frame>
        <draw:frame presentation:style-name="pr34" draw:text-style-name="P23" draw:layer="layout" svg:width="25.4cm" svg:height="14.605cm" svg:x="1.27cm" svg:y="5.093cm" presentation:class="outline" presentation:user-transformed="true">
          <draw:text-box>
            <text:list text:style-name="L2">
              <text:list-item>
                <text:p xml:id="id349" text:id="id349" text:style-name="P10"><text:span text:style-name="T8">Spring Boot's actuator adds monitoring features you're likely to need when you get to production</text:span></text:p>
              </text:list-item>
              <text:list-item>
                <text:p xml:id="id350" text:id="id350" text:style-name="P10"><text:span text:style-name="T8">It exposes these features via Spring MVC endpoints, providing information like metrics and health</text:span></text:p>
                <text:list>
                  <text:list-item>
                    <text:p xml:id="id352" text:id="id352"><text:span text:style-name="T9">If you are running locally, you can access all of the actuator endpoints on a single port</text:span></text:p>
                  </text:list-item>
                  <text:list-item>
                    <text:p xml:id="id354" text:id="id354"><text:span text:style-name="T9">If you are running in a data center, or in the cloud, you can also specify a different port for each actuator endpoint</text:span></text:p>
                  </text:list-item>
                  <text:list-item>
                    <text:p xml:id="id356" text:id="id356"><text:span text:style-name="T9">So with a simple configuration choice you can decide to not expose them on your production site</text:span></text:p>
                  </text:list-item>
                </text:list>
              </text:list-item>
            </text:list>
          </draw:text-box>
        </draw:frame>
        <anim:par presentation:node-type="timing-root">
          <anim:seq presentation:node-type="main-sequence">
            <anim:par smil:begin="0s">
              <anim:par smil:begin="0s">
                <anim:par xml:id="id351" anim:id="id351" smil:begin="0s" smil:fill="hold" presentation:node-type="with-previous" presentation:preset-class="entrance" presentation:preset-id="ooo-entrance-appear">
                  <anim:set smil:begin="0s" smil:dur="0.001s" smil:fill="hold" smil:targetElement="id349" anim:sub-item="text" smil:attributeName="visibility" smil:to="visible"/>
                </anim:par>
              </anim:par>
            </anim:par>
            <anim:par smil:begin="next">
              <anim:par smil:begin="0s">
                <anim:par xml:id="id353" anim:id="id353" smil:begin="0s" smil:fill="hold" presentation:node-type="on-click" presentation:preset-class="entrance" presentation:preset-id="ooo-entrance-appear">
                  <anim:set smil:begin="0s" smil:dur="0.001s" smil:fill="hold" smil:targetElement="id350" anim:sub-item="text" smil:attributeName="visibility" smil:to="visible"/>
                </anim:par>
                <anim:animateColor smil:begin="0s" smil:dur="0.001s" smil:fill="hold" presentation:master-element="id351" smil:targetElement="id349" smil:attributeName="dim" smil:to="#808080" anim:color-interpolation="rgb" anim:color-interpolation-direction="clockwise"/>
              </anim:par>
            </anim:par>
            <anim:par smil:begin="next">
              <anim:par smil:begin="0s">
                <anim:par xml:id="id355" anim:id="id355" smil:begin="0s" smil:fill="hold" presentation:node-type="on-click" presentation:preset-class="entrance" presentation:preset-id="ooo-entrance-appear">
                  <anim:set smil:begin="0s" smil:dur="0.001s" smil:fill="hold" smil:targetElement="id352" anim:sub-item="text" smil:attributeName="visibility" smil:to="visible"/>
                </anim:par>
                <anim:animateColor smil:begin="0s" smil:dur="0.001s" smil:fill="hold" presentation:master-element="id353" smil:targetElement="id350" smil:attributeName="dim" smil:to="#808080" anim:color-interpolation="rgb" anim:color-interpolation-direction="clockwise"/>
              </anim:par>
            </anim:par>
            <anim:par smil:begin="next">
              <anim:par smil:begin="0s">
                <anim:par xml:id="id357" anim:id="id357" smil:begin="0s" smil:fill="hold" presentation:node-type="on-click" presentation:preset-class="entrance" presentation:preset-id="ooo-entrance-appear">
                  <anim:set smil:begin="0s" smil:dur="0.001s" smil:fill="hold" smil:targetElement="id354" anim:sub-item="text" smil:attributeName="visibility" smil:to="visible"/>
                </anim:par>
                <anim:animateColor smil:begin="0s" smil:dur="0.001s" smil:fill="hold" presentation:master-element="id355" smil:targetElement="id352"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animateColor smil:begin="0s" smil:dur="0.001s" smil:fill="hold" presentation:master-element="id357" smil:targetElement="id354"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1" presentation:class="page"/>
          <draw:frame presentation:style-name="pr2" draw:layer="layout" svg:width="18.542cm" svg:height="13.36cm" svg:x="1.27cm" svg:y="13.97cm" presentation:class="notes" presentation:placeholder="true">
            <draw:text-box/>
          </draw:frame>
        </presentation:notes>
      </draw:page>
      <draw:page draw:name="page32"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Actuator Demo</text:span><text:span text:style-name="T2"><text:line-break/></text:span><text:span text:style-name="T2"/></text:p>
          </draw:text-box>
        </draw:frame>
        <draw:frame presentation:style-name="pr35" draw:text-style-name="P23" draw:layer="layout" svg:width="25.4cm" svg:height="14.605cm" svg:x="1.27cm" svg:y="5.093cm" presentation:class="outline" presentation:user-transformed="true">
          <draw:text-box>
            <text:list text:style-name="L2">
              <text:list-item>
                <text:p text:style-name="P10"><text:span text:style-name="T8">Follow the instructions labeled Demo 6 in the file named readme.txt in the HelloWorldBegin.zip file</text:span></text:p>
              </text:list-item>
            </text:list>
          </draw:text-box>
        </draw:frame>
        <presentation:notes draw:style-name="dp2">
          <draw:page-thumbnail draw:style-name="gr1" draw:layer="layout" svg:width="18.542cm" svg:height="11.136cm" svg:x="1.27cm" svg:y="2.257cm" draw:page-number="32" presentation:class="page"/>
          <draw:frame presentation:style-name="pr2" draw:layer="layout" svg:width="18.542cm" svg:height="13.36cm" svg:x="1.27cm" svg:y="13.97cm" presentation:class="notes" presentation:placeholder="true">
            <draw:text-box/>
          </draw:frame>
        </presentation:notes>
      </draw:page>
      <draw:page draw:name="page33"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Actuator Security</text:span><text:span text:style-name="T2"><text:line-break/></text:span><text:span text:style-name="T2"/></text:p>
          </draw:text-box>
        </draw:frame>
        <draw:frame presentation:style-name="pr36" draw:text-style-name="P23" draw:layer="layout" svg:width="25.4cm" svg:height="14.605cm" svg:x="1.27cm" svg:y="5.093cm" presentation:class="outline" presentation:user-transformed="true">
          <draw:text-box>
            <text:list text:style-name="L2">
              <text:list-item>
                <text:p xml:id="id358" text:id="id358" text:style-name="P10"><text:span text:style-name="T8">Obviously, much of this information is sensitive and should not be exposed to the general public</text:span></text:p>
                <text:list>
                  <text:list-item>
                    <text:p xml:id="id359" text:id="id359"><text:span text:style-name="T9">By default, most Spring Boot actuator endpoints are not exposed, but this is configurable</text:span></text:p>
                    <text:list>
                      <text:list-item>
                        <text:p xml:id="id361" text:id="id361"><text:span text:style-name="T4">You can expose them to the world</text:span></text:p>
                      </text:list-item>
                      <text:list-item>
                        <text:p xml:id="id363" text:id="id363"><text:span text:style-name="T4">You can limit access to them using Spring Security</text:span></text:p>
                      </text:list-item>
                    </text:list>
                  </text:list-item>
                </text:list>
              </text:list-item>
            </text:list>
            <text:list text:style-name="L3">
              <text:list-item>
                <text:list>
                  <text:list-item>
                    <text:p xml:id="id365" text:id="id365"><text:span text:style-name="T9">https://docs.spring.io/spring-boot/docs/current/reference/html/production-ready-endpoints.html</text:span></text:p>
                  </text:list-item>
                </text:list>
              </text:list-item>
            </text:list>
          </draw:text-box>
        </draw:frame>
        <anim:par presentation:node-type="timing-root">
          <anim:seq presentation:node-type="main-sequence">
            <anim:par smil:begin="0s">
              <anim:par smil:begin="0s">
                <anim:par xml:id="id360" anim:id="id360" smil:begin="0s" smil:fill="hold" presentation:node-type="with-previous" presentation:preset-class="entrance" presentation:preset-id="ooo-entrance-appear">
                  <anim:set smil:begin="0s" smil:dur="0.001s" smil:fill="hold" smil:targetElement="id358" anim:sub-item="text" smil:attributeName="visibility" smil:to="visible"/>
                </anim:par>
              </anim:par>
            </anim:par>
            <anim:par smil:begin="next">
              <anim:par smil:begin="0s">
                <anim:par xml:id="id362" anim:id="id362" smil:begin="0s" smil:fill="hold" presentation:node-type="on-click" presentation:preset-class="entrance" presentation:preset-id="ooo-entrance-appear">
                  <anim:set smil:begin="0s" smil:dur="0.001s" smil:fill="hold" smil:targetElement="id359" anim:sub-item="text" smil:attributeName="visibility" smil:to="visible"/>
                </anim:par>
                <anim:animateColor smil:begin="0s" smil:dur="0.001s" smil:fill="hold" presentation:master-element="id360" smil:targetElement="id358" smil:attributeName="dim" smil:to="#808080" anim:color-interpolation="rgb" anim:color-interpolation-direction="clockwise"/>
              </anim:par>
            </anim:par>
            <anim:par smil:begin="next">
              <anim:par smil:begin="0s">
                <anim:par xml:id="id364" anim:id="id364" smil:begin="0s" smil:fill="hold" presentation:node-type="on-click" presentation:preset-class="entrance" presentation:preset-id="ooo-entrance-appear">
                  <anim:set smil:begin="0s" smil:dur="0.001s" smil:fill="hold" smil:targetElement="id361" anim:sub-item="text" smil:attributeName="visibility" smil:to="visible"/>
                </anim:par>
                <anim:animateColor smil:begin="0s" smil:dur="0.001s" smil:fill="hold" presentation:master-element="id362" smil:targetElement="id359" smil:attributeName="dim" smil:to="#808080" anim:color-interpolation="rgb" anim:color-interpolation-direction="clockwise"/>
              </anim:par>
            </anim:par>
            <anim:par smil:begin="next">
              <anim:par smil:begin="0s">
                <anim:par xml:id="id366" anim:id="id366" smil:begin="0s" smil:fill="hold" presentation:node-type="on-click" presentation:preset-class="entrance" presentation:preset-id="ooo-entrance-appear">
                  <anim:set smil:begin="0s" smil:dur="0.001s" smil:fill="hold" smil:targetElement="id363" anim:sub-item="text" smil:attributeName="visibility" smil:to="visible"/>
                </anim:par>
                <anim:animateColor smil:begin="0s" smil:dur="0.001s" smil:fill="hold" presentation:master-element="id364" smil:targetElement="id361"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animateColor smil:begin="0s" smil:dur="0.001s" smil:fill="hold" presentation:master-element="id366" smil:targetElement="id363"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3" presentation:class="page"/>
          <draw:frame presentation:style-name="pr2" draw:layer="layout" svg:width="18.542cm" svg:height="13.36cm" svg:x="1.27cm" svg:y="13.97cm" presentation:class="notes" presentation:placeholder="true">
            <draw:text-box/>
          </draw:frame>
        </presentation:notes>
      </draw:page>
      <draw:page draw:name="page34"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Adding Security</text:span><text:span text:style-name="T2"><text:line-break/></text:span><text:span text:style-name="T2"/></text:p>
          </draw:text-box>
        </draw:frame>
        <draw:frame presentation:style-name="pr37" draw:text-style-name="P23" draw:layer="layout" svg:width="25.4cm" svg:height="14.605cm" svg:x="1.27cm" svg:y="5.093cm" presentation:class="outline" presentation:user-transformed="true">
          <draw:text-box>
            <text:list text:style-name="L2">
              <text:list-item>
                <text:p xml:id="id367" text:id="id367" text:style-name="P10"><text:span text:style-name="T8">Set up the Actuator dependencies</text:span></text:p>
              </text:list-item>
              <text:list-item>
                <text:p xml:id="id368" text:id="id368" text:style-name="P10"><text:span text:style-name="T8">Add Spring Security to the classpath</text:span></text:p>
              </text:list-item>
              <text:list-item>
                <text:p xml:id="id370" text:id="id370" text:style-name="P10"><text:span text:style-name="T8">Application endpoints will be secured by default</text:span></text:p>
                <text:list>
                  <text:list-item>
                    <text:p xml:id="id372" text:id="id372"><text:span text:style-name="T9">Set security.basic.enabled=false to override</text:span></text:p>
                  </text:list-item>
                </text:list>
              </text:list-item>
              <text:list-item>
                <text:p xml:id="id374" text:id="id374"><text:span text:style-name="T8">Management endpoints are automatically secured unless excluded individually</text:span></text:p>
                <text:list>
                  <text:list-item>
                    <text:p xml:id="id376" text:id="id376"><text:span text:style-name="T9">Best practices call for setting management endpoints on a separate port</text:span></text:p>
                  </text:list-item>
                </text:list>
              </text:list-item>
            </text:list>
          </draw:text-box>
        </draw:frame>
        <anim:par presentation:node-type="timing-root">
          <anim:seq presentation:node-type="main-sequence">
            <anim:par smil:begin="0s">
              <anim:par smil:begin="0s">
                <anim:par xml:id="id369" anim:id="id369" smil:begin="0s" smil:fill="hold" presentation:node-type="with-previous" presentation:preset-class="entrance" presentation:preset-id="ooo-entrance-appear">
                  <anim:set smil:begin="0s" smil:dur="0.001s" smil:fill="hold" smil:targetElement="id367" anim:sub-item="text" smil:attributeName="visibility" smil:to="visible"/>
                </anim:par>
              </anim:par>
            </anim:par>
            <anim:par smil:begin="next">
              <anim:par smil:begin="0s">
                <anim:par xml:id="id371" anim:id="id371" smil:begin="0s" smil:fill="hold" presentation:node-type="on-click" presentation:preset-class="entrance" presentation:preset-id="ooo-entrance-appear">
                  <anim:set smil:begin="0s" smil:dur="0.001s" smil:fill="hold" smil:targetElement="id368" anim:sub-item="text" smil:attributeName="visibility" smil:to="visible"/>
                </anim:par>
                <anim:animateColor smil:begin="0s" smil:dur="0.001s" smil:fill="hold" presentation:master-element="id369" smil:targetElement="id367" smil:attributeName="dim" smil:to="#808080" anim:color-interpolation="rgb" anim:color-interpolation-direction="clockwise"/>
              </anim:par>
            </anim:par>
            <anim:par smil:begin="next">
              <anim:par smil:begin="0s">
                <anim:par xml:id="id373" anim:id="id373" smil:begin="0s" smil:fill="hold" presentation:node-type="on-click" presentation:preset-class="entrance" presentation:preset-id="ooo-entrance-appear">
                  <anim:set smil:begin="0s" smil:dur="0.001s" smil:fill="hold" smil:targetElement="id370" anim:sub-item="text" smil:attributeName="visibility" smil:to="visible"/>
                </anim:par>
                <anim:animateColor smil:begin="0s" smil:dur="0.001s" smil:fill="hold" presentation:master-element="id371" smil:targetElement="id368" smil:attributeName="dim" smil:to="#808080" anim:color-interpolation="rgb" anim:color-interpolation-direction="clockwise"/>
              </anim:par>
            </anim:par>
            <anim:par smil:begin="next">
              <anim:par smil:begin="0s">
                <anim:par xml:id="id375" anim:id="id375" smil:begin="0s" smil:fill="hold" presentation:node-type="on-click" presentation:preset-class="entrance" presentation:preset-id="ooo-entrance-appear">
                  <anim:set smil:begin="0s" smil:dur="0.001s" smil:fill="hold" smil:targetElement="id372" anim:sub-item="text" smil:attributeName="visibility" smil:to="visible"/>
                </anim:par>
                <anim:animateColor smil:begin="0s" smil:dur="0.001s" smil:fill="hold" presentation:master-element="id373" smil:targetElement="id370" smil:attributeName="dim" smil:to="#808080" anim:color-interpolation="rgb" anim:color-interpolation-direction="clockwise"/>
              </anim:par>
            </anim:par>
            <anim:par smil:begin="next">
              <anim:par smil:begin="0s">
                <anim:par xml:id="id377" anim:id="id377" smil:begin="0s" smil:fill="hold" presentation:node-type="on-click" presentation:preset-class="entrance" presentation:preset-id="ooo-entrance-appear">
                  <anim:set smil:begin="0s" smil:dur="0.001s" smil:fill="hold" smil:targetElement="id374" anim:sub-item="text" smil:attributeName="visibility" smil:to="visible"/>
                </anim:par>
                <anim:animateColor smil:begin="0s" smil:dur="0.001s" smil:fill="hold" presentation:master-element="id375" smil:targetElement="id372"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animateColor smil:begin="0s" smil:dur="0.001s" smil:fill="hold" presentation:master-element="id377" smil:targetElement="id374"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4" presentation:class="page"/>
          <draw:frame presentation:style-name="pr2" draw:layer="layout" svg:width="18.542cm" svg:height="13.36cm" svg:x="1.27cm" svg:y="13.97cm" presentation:class="notes" presentation:placeholder="true">
            <draw:text-box/>
          </draw:frame>
        </presentation:notes>
      </draw:page>
      <draw:page draw:name="page35" draw:style-name="dp1" draw:master-page-name="Base_25_20Template1" presentation:presentation-page-layout-name="AL1T1">
        <office:forms form:automatic-focus="false" form:apply-design-mode="false"/>
        <draw:frame presentation:style-name="pr3" draw:text-style-name="P2" draw:layer="layout" svg:width="25.4cm" svg:height="2.54cm" svg:x="1.27cm" svg:y="1.306cm" presentation:class="title" presentation:user-transformed="true">
          <draw:text-box>
            <text:p><text:span text:style-name="T2">Building A WAR</text:span><text:span text:style-name="T2"><text:line-break/></text:span><text:span text:style-name="T2"/></text:p>
          </draw:text-box>
        </draw:frame>
        <draw:frame presentation:style-name="pr38" draw:text-style-name="P23" draw:layer="layout" svg:width="25.4cm" svg:height="14.605cm" svg:x="1.27cm" svg:y="5.093cm" presentation:class="outline" presentation:user-transformed="true">
          <draw:text-box>
            <text:list text:style-name="L2">
              <text:list-item>
                <text:p xml:id="id378" text:id="id378" text:style-name="P10"><text:span text:style-name="T8">Thus far we've been working with these new “fat” JAR files, running our applications directly from the main method </text:span></text:p>
              </text:list-item>
              <text:list-item>
                <text:p xml:id="id379" text:id="id379" text:style-name="P10"><text:span text:style-name="T8">But you can also use Spring Boot in a more classic style, deploying it from Tomcat, rather than an embedded web container</text:span></text:p>
              </text:list-item>
              <text:list-item>
                <text:p xml:id="id381" text:id="id381" text:style-name="P10"><text:span text:style-name="T8">Follow the instructions labeled Demo 7 in the file named readme.txt in the HelloWorldBegin.zip file</text:span></text:p>
              </text:list-item>
            </text:list>
          </draw:text-box>
        </draw:frame>
        <anim:par presentation:node-type="timing-root">
          <anim:seq presentation:node-type="main-sequence">
            <anim:par smil:begin="0s">
              <anim:par smil:begin="0s">
                <anim:par xml:id="id380" anim:id="id380" smil:begin="0s" smil:fill="hold" presentation:node-type="with-previous" presentation:preset-class="entrance" presentation:preset-id="ooo-entrance-appear">
                  <anim:set smil:begin="0s" smil:dur="0.001s" smil:fill="hold" smil:targetElement="id378" anim:sub-item="text" smil:attributeName="visibility" smil:to="visible"/>
                </anim:par>
              </anim:par>
            </anim:par>
            <anim:par smil:begin="next">
              <anim:par smil:begin="0s">
                <anim:par xml:id="id382" anim:id="id382" smil:begin="0s" smil:fill="hold" presentation:node-type="on-click" presentation:preset-class="entrance" presentation:preset-id="ooo-entrance-appear">
                  <anim:set smil:begin="0s" smil:dur="0.001s" smil:fill="hold" smil:targetElement="id379" anim:sub-item="text" smil:attributeName="visibility" smil:to="visible"/>
                </anim:par>
                <anim:animateColor smil:begin="0s" smil:dur="0.001s" smil:fill="hold" presentation:master-element="id380" smil:targetElement="id378" smil:attributeName="dim" smil:to="#808080" anim:color-interpolation="rgb" anim:color-interpolation-direction="clockwise"/>
              </anim:par>
            </anim:par>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animateColor smil:begin="0s" smil:dur="0.001s" smil:fill="hold" presentation:master-element="id382" smil:targetElement="id379" smil:attributeName="dim" smil:to="#808080" anim:color-interpolation="rgb" anim:color-interpolation-direction="clockwise"/>
              </anim:par>
            </anim:par>
          </anim:seq>
        </anim:par>
        <presentation:notes draw:style-name="dp2">
          <draw:page-thumbnail draw:style-name="gr1" draw:layer="layout" svg:width="18.542cm" svg:height="11.136cm" svg:x="1.27cm" svg:y="2.257cm" draw:page-number="35" presentation:class="page"/>
          <draw:frame presentation:style-name="pr2" draw:layer="layout" svg:width="18.542cm" svg:height="13.36cm" svg:x="1.27cm" svg:y="13.97cm" presentation:class="notes" presentation:placeholder="true">
            <draw:text-box/>
          </draw:frame>
        </presentation:notes>
      </draw:page>
      <draw:page draw:name="page36" draw:style-name="dp1" draw:master-page-name="Base_25_20Template1" presentation:presentation-page-layout-name="AL1T1">
        <draw:frame presentation:style-name="pr3" draw:text-style-name="P2" draw:layer="layout" svg:width="25.4cm" svg:height="2.54cm" svg:x="1.27cm" svg:y="1.272cm" presentation:class="title" presentation:user-transformed="true">
          <draw:text-box>
            <text:p><text:span text:style-name="T2">References</text:span><text:span text:style-name="T2"><text:line-break/></text:span><text:span text:style-name="T2"/></text:p>
          </draw:text-box>
        </draw:frame>
        <draw:frame presentation:style-name="pr39" draw:text-style-name="P18" draw:layer="layout" svg:width="25.4cm" svg:height="14.605cm" svg:x="1.27cm" svg:y="5.077cm" presentation:class="outline" presentation:user-transformed="true">
          <draw:text-box>
            <text:list text:style-name="L2">
              <text:list-item>
                <text:p text:style-name="P10"><text:span text:style-name="T8">https://projects.spring.io/spring-boot</text:span></text:p>
                <text:list>
                  <text:list-item>
                    <text:p><text:span text:style-name="T9">Documentation</text:span></text:p>
                  </text:list-item>
                </text:list>
              </text:list-item>
              <text:list-item>
                <text:p text:style-name="P10"><text:span text:style-name="T8">https://github.com/spring-projects/spring-boot</text:span></text:p>
                <text:list>
                  <text:list-item>
                    <text:p><text:span text:style-name="T9">Spring Boot on Github</text:span></text:p>
                  </text:list-item>
                </text:list>
              </text:list-item>
              <text:list-item>
                <text:p text:style-name="P10"><text:span text:style-name="T8">http://spring.io.blog</text:span></text:p>
              </text:list-item>
              <text:list-item>
                <text:p text:style-name="P10"><text:span text:style-name="T8">http://philwebb.github.io/presentations/decks/spring-boot-webinar.html</text:span></text:p>
              </text:list-item>
            </text:list>
          </draw:text-box>
        </draw:frame>
        <presentation:notes draw:style-name="dp2">
          <draw:page-thumbnail draw:style-name="gr1" draw:layer="layout" svg:width="18.542cm" svg:height="11.136cm" svg:x="1.27cm" svg:y="2.257cm" draw:page-number="36" presentation:class="page"/>
          <draw:frame presentation:style-name="pr2" draw:layer="layout" svg:width="18.542cm" svg:height="13.36cm" svg:x="1.27cm" svg:y="1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left="0cm" fo:margin-right="0cm" fo:margin-top="0.374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moder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style>
    <style:style style:name="Default_7e_LT_7e_Gliederung_20_2" style:display-name="Default~LT~Gliederung 2" style:family="graphic">
      <style:paragraph-properties fo:margin-left="0cm" fo:margin-right="0cm" fo:margin-top="0.31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Default_7e_LT_7e_Gliederung_20_3" style:display-name="Default~LT~Gliederung 3"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modern"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style>
    <style:style style:name="Default_7e_LT_7e_Gliederung_20_4" style:display-name="Default~LT~Gliederung 4" style:family="graphic">
      <style:paragraph-properties fo:margin-left="0cm" fo:margin-right="0cm" fo:margin-top="0.249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5" style:display-name="Default~LT~Gliederung 5"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6" style:display-name="Default~LT~Gliederung 6"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7" style:display-name="Default~LT~Gliederung 7"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8" style:display-name="Default~LT~Gliederung 8"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Gliederung_20_9" style:display-name="Default~LT~Gliederung 9"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Default_7e_LT_7e_Titel" style:display-name="Default~LT~Titel"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e481f" style:text-outline="false" style:text-line-through-style="none" fo:font-family="'ＭＳ Ｐゴシック'" style:font-family-generic="moder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style>
    <style:style style:name="Default_7e_LT_7e_Untertitel" style:display-name="Default~LT~Untertitel" style:family="graphic">
      <style:paragraph-properties fo:margin-left="0cm" fo:margin-right="0cm" fo:margin-top="0.31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Default_7e_LT_7e_Notizen" style:display-name="Default~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Tahoma" style:font-family-generic="swiss" style:font-pitch="variable" fo:font-size="12pt" fo:font-style="normal" fo:text-shadow="none" style:text-underline-style="none" fo:font-weight="normal" style:font-family-asian="Tahoma" style:font-family-generic-asian="swiss" style:font-pitch-asian="variable" style:font-size-asian="12pt" style:font-style-asian="normal" style:font-weight-asian="normal" style:font-family-complex="Tahoma"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fo:font-family="Times" style:font-family-generic="swiss" style:font-pitch="variable" fo:font-size="24pt" fo:font-style="normal" fo:text-shadow="none" style:text-underline-style="none" fo:font-weight="normal" style:font-family-asian="Times" style:font-family-generic-asian="swiss" style:font-pitch-asian="variable" style:font-size-asian="24pt" style:font-style-asian="normal" style:font-weight-asian="normal" style:font-family-complex="Times" style:font-family-generic-complex="swiss" style:font-pitch-complex="variable" style:font-size-complex="24pt" style:font-style-complex="normal" style:font-weight-complex="normal"/>
    </style:style>
    <style:style style:name="Default_7e_LT_7e_Hintergrund" style:display-name="Default~LT~Hintergrund" style:family="graphic">
      <style:paragraph-properties fo:text-align="center" style:text-autospace="none"/>
    </style:style>
    <style:style style:name="Title1_7e_LT_7e_Gliederung_20_1" style:display-name="Title1~LT~Gliederung 1" style:family="graphic">
      <style:paragraph-properties fo:margin-left="0cm" fo:margin-right="0cm" fo:margin-top="0.374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modern"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style>
    <style:style style:name="Title1_7e_LT_7e_Gliederung_20_2" style:display-name="Title1~LT~Gliederung 2" style:family="graphic">
      <style:paragraph-properties fo:margin-left="0cm" fo:margin-right="0cm" fo:margin-top="0.31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modern" style:font-pitch="variable" fo:font-size="18pt" fo:font-style="normal" fo:text-shadow="none" style:text-underline-style="none" fo:font-weight="normal" style:letter-kerning="true"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style>
    <style:style style:name="Title1_7e_LT_7e_Gliederung_20_4" style:display-name="Title1~LT~Gliederung 4" style:family="graphic">
      <style:paragraph-properties fo:margin-left="0cm" fo:margin-right="0cm" fo:margin-top="0.249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5" style:display-name="Title1~LT~Gliederung 5"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6" style:display-name="Title1~LT~Gliederung 6"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7" style:display-name="Title1~LT~Gliederung 7"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8" style:display-name="Title1~LT~Gliederung 8"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Gliederung_20_9" style:display-name="Title1~LT~Gliederung 9" style:family="graphic">
      <style:paragraph-properties fo:margin-left="0cm" fo:margin-right="0cm" fo:margin-top="0.249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modern" style:font-pitch="variable" fo:font-size="16pt"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style>
    <style:style style:name="Title1_7e_LT_7e_Titel" style:display-name="Title1~LT~Titel"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e481f"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style>
    <style:style style:name="Title1_7e_LT_7e_Untertitel" style:display-name="Title1~LT~Untertitel" style:family="graphic">
      <style:paragraph-properties fo:margin-left="0cm" fo:margin-right="0cm" fo:margin-top="0.31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modern"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Tahoma" style:font-family-generic="swiss" style:font-pitch="variable" fo:font-size="12pt" fo:font-style="normal" fo:text-shadow="none" style:text-underline-style="none" fo:font-weight="normal" style:letter-kerning="true" style:font-family-asian="Tahoma" style:font-family-generic-asian="swiss" style:font-pitch-asian="variable" style:font-size-asian="12pt" style:font-style-asian="normal" style:font-weight-asian="normal" style:font-family-complex="Tahoma"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Base_25_20Template1-background" style:display-name="Base%20Template1-background" style:family="presentation">
      <style:graphic-properties draw:stroke="none" draw:fill="bitmap" draw:fill-image-name="background" style:repeat="stretch"/>
      <style:text-properties style:letter-kerning="true"/>
    </style:style>
    <style:style style:name="Base_25_20Template1-backgroundobjects" style:display-name="Base%20Template1-backgroundobjects" style:family="presentation">
      <style:graphic-properties draw:shadow="hidden" draw:shadow-offset-x="0.3cm" draw:shadow-offset-y="0.3cm" draw:shadow-color="#808080"/>
      <style:text-properties style:letter-kerning="true"/>
    </style:style>
    <style:style style:name="Base_25_20Template1-notes" style:display-name="Base%20Templat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5_20Template1-outline1" style:display-name="Base%20Template1-outline1" style:family="presentation">
      <style:graphic-properties draw:stroke="none" draw:fill="none">
        <text:list-style style:name="Base_25_20Template1-outline1" style:display-name="Base%20Template1-outline1">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se_25_20Template1-outline2" style:display-name="Base%20Template1-outline2" style:family="presentation" style:parent-style-name="Base_25_20Template1-outline1">
      <style:text-properties fo:font-family="Verdana" style:font-family-generic="swiss" style:font-pitch="variable" fo:font-size="22pt" style:font-size-asian="22pt" style:font-size-complex="22pt"/>
    </style:style>
    <style:style style:name="Base_25_20Template1-outline3" style:display-name="Base%20Template1-outline3" style:family="presentation" style:parent-style-name="Base_25_20Template1-outline2">
      <style:text-properties fo:font-family="Verdana" style:font-family-generic="swiss" style:font-pitch="variable" fo:font-size="20pt" style:font-size-asian="20pt" style:font-size-complex="20pt"/>
    </style:style>
    <style:style style:name="Base_25_20Template1-outline4" style:display-name="Base%20Template1-outline4" style:family="presentation" style:parent-style-name="Base_25_20Template1-outline3">
      <style:text-properties fo:font-family="Verdana" style:font-family-generic="swiss" style:font-pitch="variable" fo:font-size="18pt" style:font-size-asian="18pt" style:font-size-complex="18pt"/>
    </style:style>
    <style:style style:name="Base_25_20Template1-outline5" style:display-name="Base%20Template1-outline5" style:family="presentation" style:parent-style-name="Base_25_20Template1-outline4">
      <style:text-properties fo:font-family="Verdana" style:font-family-generic="swiss" style:font-pitch="variable" fo:font-size="16pt" style:font-size-asian="16pt" style:font-size-complex="16pt"/>
    </style:style>
    <style:style style:name="Base_25_20Template1-outline6" style:display-name="Base%20Template1-outline6" style:family="presentation" style:parent-style-name="Base_25_20Template1-outline5">
      <style:text-properties fo:font-family="Verdana" style:font-family-generic="swiss" style:font-pitch="variable" fo:font-size="20pt" style:font-size-asian="20pt" style:font-size-complex="20pt"/>
    </style:style>
    <style:style style:name="Base_25_20Template1-outline7" style:display-name="Base%20Template1-outline7" style:family="presentation" style:parent-style-name="Base_25_20Template1-outline6">
      <style:text-properties fo:font-size="20pt" style:font-size-asian="20pt" style:font-size-complex="20pt"/>
    </style:style>
    <style:style style:name="Base_25_20Template1-outline8" style:display-name="Base%20Template1-outline8" style:family="presentation" style:parent-style-name="Base_25_20Template1-outline7">
      <style:text-properties fo:font-size="20pt" style:font-size-asian="20pt" style:font-size-complex="20pt"/>
    </style:style>
    <style:style style:name="Base_25_20Template1-outline9" style:display-name="Base%20Template1-outline9" style:family="presentation" style:parent-style-name="Base_25_20Template1-outline8">
      <style:text-properties fo:font-size="20pt" style:font-size-asian="20pt" style:font-size-complex="20pt"/>
    </style:style>
    <style:style style:name="Base_25_20Template1-subtitle" style:display-name="Base%20Template1-subtitle" style:family="presentation">
      <style:graphic-properties draw:stroke="none" draw:fill="none" draw:textarea-vertical-align="middle">
        <text:list-style style:name="Base_25_20Template1-subtitle" style:display-name="Bas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5_20Template1-title" style:display-name="Base%20Template1-title" style:family="presentation">
      <style:graphic-properties draw:stroke="none" draw:fill="none" draw:textarea-vertical-align="middle">
        <text:list-style style:name="Base_25_20Template1-title" style:display-name="Bas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se_25_20Template1-title">
      <style:graphic-properties draw:auto-grow-height="false" fo:min-height="3.507cm" style:protect="position size"/>
    </style:style>
    <style:style style:name="Mpr2" style:family="presentation" style:parent-style-name="Base_25_20Template1-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3" style:family="presentation" style:parent-style-name="Base_25_20Template1-backgroundobjects">
      <style:graphic-properties draw:stroke="none" draw:fill="none" draw:fill-color="#ffffff" draw:auto-grow-height="false" fo:min-height="1.485cm"/>
    </style:style>
    <style:style style:name="Mpr4" style:family="presentation" style:parent-style-name="Base_25_20Template1-backgroundobjects">
      <style:graphic-properties draw:stroke="none" draw:fill="none" draw:fill-color="#ffffff" draw:textarea-vertical-align="bottom" draw:auto-grow-height="false" fo:min-height="1.485cm"/>
    </style:style>
    <style:style style:name="Mpr5" style:family="presentation" style:parent-style-name="Base_25_20Template1-backgroundobjects">
      <style:graphic-properties draw:stroke="none" draw:fill="none" fo:min-height="0.54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ase_25_20Template1" style:display-name="Base%20Template1" style:page-layout-name="PM1" draw:style-name="Mdp1">
      <draw:frame presentation:style-name="Mpr1" draw:layer="backgroundobjects" svg:width="25.4cm" svg:height="2.54cm" svg:x="1.27cm" svg:y="1.27cm" presentation:class="title">
        <draw:text-box>
          <text:p>Click to edit the title text format</text:p>
        </draw:text-box>
      </draw:frame>
      <draw:frame presentation:style-name="Base_25_20Template1-outline1" draw:layer="backgroundobjects" svg:width="25.4cm" svg:height="14.605cm" svg:x="1.27cm" svg:y="5.08cm" presentation:class="outline" presentation:placeholder="true">
        <draw:text-box/>
      </draw:frame>
      <draw:line presentation:style-name="Mpr2" draw:text-style-name="MP3" draw:layer="backgroundobjects" svg:x1="1.27cm" svg:y1="4.445cm" svg:x2="26.67cm" svg:y2="4.445cm">
        <text:p/>
      </draw:line>
      <presentation:notes style:page-layout-name="PM0">
        <draw:page-thumbnail presentation:style-name="Base_25_20Template1-title" draw:layer="backgroundobjects" svg:width="18.542cm" svg:height="11.136cm" svg:x="1.27cm" svg:y="2.257cm" presentation:class="page"/>
        <draw:frame presentation:style-name="Base_25_20Template1-notes" draw:layer="backgroundobjects" svg:width="18.542cm" svg:height="13.36cm" svg:x="1.27cm" svg:y="13.9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draw:frame presentation:style-name="Mpr5" draw:text-style-name="MP1" draw:layer="backgroundobjects" svg:width="2.233cm" svg:height="0.548cm" svg:x="-3.512cm" svg:y="28.617cm">
          <draw:text-box>
            <text:p><text:span text:style-name="MT1"><presentation:foot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09T08:26:02</meta:creation-date>
    <meta:editing-duration>P6DT6H31M56S</meta:editing-duration>
    <meta:editing-cycles>973</meta:editing-cycles>
    <meta:generator>OpenOffice/4.1.5$Unix OpenOffice.org_project/415m1$Build-9789</meta:generator>
    <dc:description>Ochi Takashi (hagetaka0)</dc:description>
    <dc:subject>simple background</dc:subject>
    <dc:title>Base Template</dc:title>
    <meta:keyword>simple</meta:keyword>
    <meta:keyword>background</meta:keyword>
    <meta:keyword>template</meta:keyword>
    <meta:keyword>Impress</meta:keyword>
    <dc:date>2018-05-17T09:32:23</dc:date>
    <meta:document-statistic meta:object-count="174"/>
    <meta:user-defined meta:name="License">&lt;a href="http://www.youtube.com/hagetaka0&gt;YouTube - hagetaka0's Channel&lt;/a&gt;</meta:user-defined>
    <meta:template xlink:type="simple" xlink:actuate="onRequest" xlink:title="Base Template" xlink:href="../../../Library/Application%20Support/OpenOffice.org/3/user/template/Base%20Template1.otp" meta:date="2013-06-09T08:07:15"/>
  </office:meta>
</office:document-meta>
</file>